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Liberation Serif" svg:font-family="'Liberation Serif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0.7854in"/>
    </style:style>
    <style:style style:name="co3" style:family="table-column">
      <style:table-column-properties fo:break-before="auto" style:column-width="0.1957in"/>
    </style:style>
    <style:style style:name="co4" style:family="table-column">
      <style:table-column-properties fo:break-before="auto" style:column-width="0.389in"/>
    </style:style>
    <style:style style:name="co5" style:family="table-column">
      <style:table-column-properties fo:break-before="auto" style:column-width="0.5717in"/>
    </style:style>
    <style:style style:name="co6" style:family="table-column">
      <style:table-column-properties fo:break-before="auto" style:column-width="0.6783in"/>
    </style:style>
    <style:style style:name="co7" style:family="table-column">
      <style:table-column-properties fo:break-before="auto" style:column-width="0.3138in"/>
    </style:style>
    <style:style style:name="co8" style:family="table-column">
      <style:table-column-properties fo:break-before="auto" style:column-width="0.4319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2898in"/>
    </style:style>
    <style:style style:name="co11" style:family="table-column">
      <style:table-column-properties fo:break-before="auto" style:column-width="0.7in"/>
    </style:style>
    <style:style style:name="co12" style:family="table-column">
      <style:table-column-properties fo:break-before="auto" style:column-width="1.5146in"/>
    </style:style>
    <style:style style:name="co13" style:family="table-column">
      <style:table-column-properties fo:break-before="auto" style:column-width="0.7929in"/>
    </style:style>
    <style:style style:name="co14" style:family="table-column">
      <style:table-column-properties fo:break-before="auto" style:column-width="0.2709in"/>
    </style:style>
    <style:style style:name="co15" style:family="table-column">
      <style:table-column-properties fo:break-before="auto" style:column-width="1.5256in"/>
    </style:style>
    <style:style style:name="co16" style:family="table-column">
      <style:table-column-properties fo:break-before="auto" style:column-width="0.207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ext-properties style:font-name="Liberation Sans1" fo:font-weight="bold" style:font-weight-asian="bold" style:font-weight-complex="bold"/>
    </style:style>
    <style:style style:name="ce16" style:family="table-cell" style:parent-style-name="Default">
      <style:table-cell-properties fo:background-color="#63bbee"/>
      <style:text-properties style:font-name="Liberation Sans1" fo:font-weight="bold" style:font-weight-asian="bold" style:font-weight-complex="bold"/>
    </style:style>
    <style:style style:name="ce3" style:family="table-cell" style:parent-style-name="Default">
      <style:table-cell-properties fo:background-color="#63bbee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fde9a9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de9a9"/>
    </style:style>
    <style:style style:name="ce2" style:family="table-cell" style:parent-style-name="Default">
      <style:table-cell-properties fo:background-color="#63bbee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cf4c6" style:text-align-source="fix" style:repeat-content="false" fo:wrap-option="wrap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>
      <style:table-cell-properties fo:wrap-option="wrap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1" style:family="table-cell" style:parent-style-name="Default">
      <style:text-properties style:font-name="Liberation Serif"/>
    </style:style>
    <style:style style:name="ce1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0000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2"/>
    </style:style>
  </office:automatic-styles>
  <office:body>
    <office:spreadsheet>
      <table:calculation-settings table:automatic-find-labels="false" table:use-regular-expressions="false" table:use-wildcards="true"/>
      <table:table table:name="información perfecta" table:style-name="ta1">
        <table:shapes>
          <draw:frame draw:z-index="0" draw:style-name="gr1" draw:text-style-name="P1" svg:width="6.3012in" svg:height="3.5453in" svg:x="7.3024in" svg:y="7.0906in">
            <draw:object draw:notify-on-update-of-ranges="'información perfecta'.M22:'información perfecta'.M38 'información perfecta'.N22:'información perfecta'.N3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0.5421in" svg:y="7.2555in">
            <draw:object draw:notify-on-update-of-ranges="'información perfecta'.M2:'información perfecta'.M18 'información perfecta'.N2:'información perfecta'.N1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Default"/>
        <table:table-column table:style-name="co10" table:number-columns-repeated="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elecciones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5" office:value-type="string" calcext:value-type="string">
            <text:p>β</text:p>
          </table:table-cell>
          <table:table-cell table:style-name="ce1" office:value-type="string" calcext:value-type="string">
            <text:p>d</text:p>
          </table:table-cell>
          <table:table-cell table:style-name="ce16" office:value-type="string" calcext:value-type="string">
            <text:p>α_I</text:p>
          </table:table-cell>
          <table:table-cell table:style-name="ce16" office:value-type="string" calcext:value-type="string">
            <text:p>ϵ_I</text:p>
          </table:table-cell>
          <table:table-cell table:style-name="ce2" office:value-type="string" calcext:value-type="string">
            <text:p>q_I</text:p>
          </table:table-cell>
          <table:table-cell table:style-name="ce16" office:value-type="string" calcext:value-type="string">
            <text:p>η_I</text:p>
          </table:table-cell>
          <table:table-cell table:style-name="ce1"/>
          <table:table-cell table:style-name="ce1" office:value-type="string" calcext:value-type="string">
            <text:p>g</text:p>
          </table:table-cell>
          <table:table-cell table:style-name="ce15" office:value-type="string" calcext:value-type="string">
            <text:p>τ</text:p>
          </table:table-cell>
          <table:table-cell table:style-name="ce1" office:value-type="string" calcext:value-type="string">
            <text:p>y-<text:span text:style-name="T1">τ</text:span></text:p>
          </table:table-cell>
          <table:table-cell table:style-name="ce15" office:value-type="string" calcext:value-type="string">
            <text:p>τ+<text:span text:style-name="T1">ϵ-g</text:span></text:p>
          </table:table-cell>
          <table:table-cell table:style-name="ce1" office:value-type="string" calcext:value-type="string">
            <text:p>CPO: <text:span text:style-name="T1">τ</text:span></text:p>
          </table:table-cell>
          <table:table-cell table:style-name="ce1" office:value-type="string" calcext:value-type="string">
            <text:p>CPO: g</text:p>
          </table:table-cell>
          <table:table-cell table:style-name="ce1" office:value-type="string" calcext:value-type="string">
            <text:p>W*</text:p>
          </table:table-cell>
          <table:table-cell table:style-name="ce1" office:value-type="string" calcext:value-type="string">
            <text:p>E_t[W*]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style-name="ce3" table:formula="of:=RANDBETWEEN(-10;10)" office:value-type="float" office:value="-7" calcext:value-type="float">
            <text:p>-7</text:p>
          </table:table-cell>
          <table:table-cell table:style-name="ce3"/>
          <table:table-cell table:style-name="ce3" table:formula="of:=RANDBETWEEN(-10;10)" office:value-type="float" office:value="-1" calcext:value-type="float">
            <text:p>-1</text:p>
          </table:table-cell>
          <table:table-cell table:style-name="ce3"/>
          <table:table-cell/>
          <table:table-cell table:formula="of:=([.E2]*([.D2]+[.F2]*[.G2])*[.I2]+[.E2]*[.F2]*[.G2]*[.C2])/([.E2]+([.D2]+[.F2]*[.G2])*[.F2]*[.G2]+[.E2]*([.D2]+[.F2]*[.G2]))" office:value-type="float" office:value="19.9592750146166" calcext:value-type="float">
            <text:p>19.9592750146166</text:p>
          </table:table-cell>
          <table:table-cell table:formula="of:=([.F2]*[.G2]*[.C2]-[.D2]*[.I2]+[.M2])/([.D2]+[.F2]*[.G2])" office:value-type="float" office:value="59.7785301580988" calcext:value-type="float">
            <text:p>59.7785301580988</text:p>
          </table:table-cell>
          <table:table-cell table:formula="of:=[.C2]-[.N2]" office:value-type="float" office:value="40.2214698419012" calcext:value-type="float">
            <text:p>40.2214698419012</text:p>
          </table:table-cell>
          <table:table-cell table:formula="of:=[.N2]+[.I2]-[.M2]" office:value-type="float" office:value="39.8192551434822" calcext:value-type="float">
            <text:p>39.8192551434822</text:p>
          </table:table-cell>
          <table:table-cell table:formula="of:=-([.D2])/([.C2]-[.N2])+([.F2]*[.G2])/([.N2]+[.I2]-[.M2])" office:value-type="float" office:value="0" calcext:value-type="float">
            <text:p>0</text:p>
          </table:table-cell>
          <table:table-cell table:formula="of:=[.E2]/[.M2]-([.F2]*[.G2])/([.N2]+[.I2]-[.M2])" office:value-type="float" office:value="0.0252396766842247" calcext:value-type="float">
            <text:p>0.0252396766842247</text:p>
          </table:table-cell>
          <table:table-cell table:formula="of:=[.D2]*LN([.C2]-[.N2])+[.E2]*LN([.M2])+[.F2]*[.G2]*LN([.N2]+[.I2]-[.M2])" office:value-type="float" office:value="10.3356019639815" calcext:value-type="float">
            <text:p>10.3356019639815</text:p>
          </table:table-cell>
          <table:table-cell table:formula="of:=AVERAGE([.S2:.S5])" office:value-type="float" office:value="9.9958102813298" calcext:value-type="float">
            <text:p>9.9958102813298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style-name="ce3" table:formula="of:=RANDBETWEEN(-10;10)" office:value-type="float" office:value="-9" calcext:value-type="float">
            <text:p>-9</text:p>
          </table:table-cell>
          <table:table-cell table:style-name="ce3" table:formula="of:=[.H3]+[.H2]" office:value-type="float" office:value="-16" calcext:value-type="float">
            <text:p>-16</text:p>
          </table:table-cell>
          <table:table-cell table:style-name="ce3" table:formula="of:=RANDBETWEEN(-10;10)" office:value-type="float" office:value="1" calcext:value-type="float">
            <text:p>1</text:p>
          </table:table-cell>
          <table:table-cell table:style-name="ce3" table:formula="of:=[.J3]+[.J2]" office:value-type="float" office:value="0" calcext:value-type="float">
            <text:p>0</text:p>
          </table:table-cell>
          <table:table-cell/>
          <table:table-cell table:formula="of:=([.E3]*([.D3]+[.F3]*[.G3])*[.I3]+[.E3]*[.F3]*[.G3]*[.C3])/([.E3]+([.D3]+[.F3]*[.G3])*[.F3]*[.G3]+[.E3]*([.D3]+[.F3]*[.G3]))" office:value-type="float" office:value="13.5400495957743" calcext:value-type="float">
            <text:p>13.5400495957743</text:p>
          </table:table-cell>
          <table:table-cell table:formula="of:=([.F3]*[.G3]*[.C3]-[.D3]*[.I3]+[.M3])/([.D3]+[.F3]*[.G3])" office:value-type="float" office:value="64.5929897466202" calcext:value-type="float">
            <text:p>64.5929897466202</text:p>
          </table:table-cell>
          <table:table-cell table:formula="of:=[.C3]-[.N3]" office:value-type="float" office:value="35.4070102533798" calcext:value-type="float">
            <text:p>35.4070102533798</text:p>
          </table:table-cell>
          <table:table-cell table:formula="of:=[.N3]+[.I3]-[.M3]" office:value-type="float" office:value="35.052940150846" calcext:value-type="float">
            <text:p>35.052940150846</text:p>
          </table:table-cell>
          <table:table-cell table:formula="of:=-([.D3])/([.C3]-[.N3])+([.F3]*[.G3])/([.N3]+[.I3]-[.M3])" office:value-type="float" office:value="0" calcext:value-type="float">
            <text:p>0</text:p>
          </table:table-cell>
          <table:table-cell table:formula="of:=[.E3]/[.M3]-([.F3]*[.G3])/([.N3]+[.I3]-[.M3])" office:value-type="float" office:value="0.0456119785810575" calcext:value-type="float">
            <text:p>0.0456119785810575</text:p>
          </table:table-cell>
          <table:table-cell table:formula="of:=[.D3]*LN([.C3]-[.N3])+[.E3]*LN([.M3])+[.F3]*[.G3]*LN([.N3]+[.I3]-[.M3])" office:value-type="float" office:value="9.69385266016937" calcext:value-type="float">
            <text:p>9.6938526601693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style-name="ce3" table:formula="of:=RANDBETWEEN(-10;10)" office:value-type="float" office:value="0" calcext:value-type="float">
            <text:p>0</text:p>
          </table:table-cell>
          <table:table-cell table:style-name="ce3" table:formula="of:=[.H4]+[.H3]" office:value-type="float" office:value="-9" calcext:value-type="float">
            <text:p>-9</text:p>
          </table:table-cell>
          <table:table-cell table:style-name="ce3" table:formula="of:=RANDBETWEEN(-10;10)" office:value-type="float" office:value="-10" calcext:value-type="float">
            <text:p>-10</text:p>
          </table:table-cell>
          <table:table-cell table:style-name="ce3" table:formula="of:=[.J4]+[.J3]" office:value-type="float" office:value="-9" calcext:value-type="float">
            <text:p>-9</text:p>
          </table:table-cell>
          <table:table-cell/>
          <table:table-cell table:formula="of:=([.E4]*([.D4]+[.F4]*[.G4])*[.I4]+[.E4]*[.F4]*[.G4]*[.C4])/([.E4]+([.D4]+[.F4]*[.G4])*[.F4]*[.G4]+[.E4]*([.D4]+[.F4]*[.G4]))" office:value-type="float" office:value="16.3484607165178" calcext:value-type="float">
            <text:p>16.3484607165178</text:p>
          </table:table-cell>
          <table:table-cell table:formula="of:=([.F4]*[.G4]*[.C4]-[.D4]*[.I4]+[.M4])/([.D4]+[.F4]*[.G4])" office:value-type="float" office:value="62.4866636766421" calcext:value-type="float">
            <text:p>62.4866636766421</text:p>
          </table:table-cell>
          <table:table-cell table:formula="of:=[.C4]-[.N4]" office:value-type="float" office:value="37.5133363233579" calcext:value-type="float">
            <text:p>37.5133363233579</text:p>
          </table:table-cell>
          <table:table-cell table:formula="of:=[.N4]+[.I4]-[.M4]" office:value-type="float" office:value="37.1382029601243" calcext:value-type="float">
            <text:p>37.1382029601243</text:p>
          </table:table-cell>
          <table:table-cell table:formula="of:=-([.D4])/([.C4]-[.N4])+([.F4]*[.G4])/([.N4]+[.I4]-[.M4])" office:value-type="float" office:value="0" calcext:value-type="float">
            <text:p>0</text:p>
          </table:table-cell>
          <table:table-cell table:formula="of:=[.E4]/[.M4]-([.F4]*[.G4])/([.N4]+[.I4]-[.M4])" office:value-type="float" office:value="0.0345106517740121" calcext:value-type="float">
            <text:p>0.0345106517740121</text:p>
          </table:table-cell>
          <table:table-cell table:formula="of:=[.D4]*LN([.C4]-[.N4])+[.E4]*LN([.M4])+[.F4]*[.G4]*LN([.N4]+[.I4]-[.M4])" office:value-type="float" office:value="9.99732995967249" calcext:value-type="float">
            <text:p>9.99732995967249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style-name="ce3" table:formula="of:=RANDBETWEEN(-10;10)" office:value-type="float" office:value="-10" calcext:value-type="float">
            <text:p>-10</text:p>
          </table:table-cell>
          <table:table-cell table:style-name="ce3" table:formula="of:=[.H5]+[.H4]" office:value-type="float" office:value="-10" calcext:value-type="float">
            <text:p>-10</text:p>
          </table:table-cell>
          <table:table-cell table:style-name="ce3" table:formula="of:=RANDBETWEEN(-10;10)" office:value-type="float" office:value="-5" calcext:value-type="float">
            <text:p>-5</text:p>
          </table:table-cell>
          <table:table-cell table:style-name="ce3" table:formula="of:=[.J5]+[.J4]" office:value-type="float" office:value="-15" calcext:value-type="float">
            <text:p>-15</text:p>
          </table:table-cell>
          <table:table-cell/>
          <table:table-cell table:formula="of:=([.E5]*([.D5]+[.F5]*[.G5])*[.I5]+[.E5]*[.F5]*[.G5]*[.C5])/([.E5]+([.D5]+[.F5]*[.G5])*[.F5]*[.G5]+[.E5]*([.D5]+[.F5]*[.G5]))" office:value-type="float" office:value="15.9472591278402" calcext:value-type="float">
            <text:p>15.9472591278402</text:p>
          </table:table-cell>
          <table:table-cell table:formula="of:=([.F5]*[.G5]*[.C5]-[.D5]*[.I5]+[.M5])/([.D5]+[.F5]*[.G5])" office:value-type="float" office:value="62.7875674009247" calcext:value-type="float">
            <text:p>62.7875674009247</text:p>
          </table:table-cell>
          <table:table-cell table:formula="of:=[.C5]-[.N5]" office:value-type="float" office:value="37.2124325990753" calcext:value-type="float">
            <text:p>37.2124325990753</text:p>
          </table:table-cell>
          <table:table-cell table:formula="of:=[.N5]+[.I5]-[.M5]" office:value-type="float" office:value="36.8403082730845" calcext:value-type="float">
            <text:p>36.8403082730845</text:p>
          </table:table-cell>
          <table:table-cell table:formula="of:=-([.D5])/([.C5]-[.N5])+([.F5]*[.G5])/([.N5]+[.I5]-[.M5])" office:value-type="float" office:value="0" calcext:value-type="float">
            <text:p>0</text:p>
          </table:table-cell>
          <table:table-cell table:formula="of:=[.E5]/[.M5]-([.F5]*[.G5])/([.N5]+[.I5]-[.M5])" office:value-type="float" office:value="0.0358339610780245" calcext:value-type="float">
            <text:p>0.0358339610780245</text:p>
          </table:table-cell>
          <table:table-cell table:formula="of:=[.D5]*LN([.C5]-[.N5])+[.E5]*LN([.M5])+[.F5]*[.G5]*LN([.N5]+[.I5]-[.M5])" office:value-type="float" office:value="9.95645654149587" calcext:value-type="float">
            <text:p>9.9564565414958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style-name="ce3" table:formula="of:=RANDBETWEEN(-10;10)" office:value-type="float" office:value="1" calcext:value-type="float">
            <text:p>1</text:p>
          </table:table-cell>
          <table:table-cell table:style-name="ce3" table:formula="of:=[.H6]+[.H5]" office:value-type="float" office:value="-9" calcext:value-type="float">
            <text:p>-9</text:p>
          </table:table-cell>
          <table:table-cell table:style-name="ce3" table:formula="of:=RANDBETWEEN(-10;10)" office:value-type="float" office:value="10" calcext:value-type="float">
            <text:p>10</text:p>
          </table:table-cell>
          <table:table-cell table:style-name="ce3" table:formula="of:=[.J6]+[.J5]" office:value-type="float" office:value="5" calcext:value-type="float">
            <text:p>5</text:p>
          </table:table-cell>
          <table:table-cell/>
          <table:table-cell table:formula="of:=([.E6]*([.D6]+[.F6]*[.G6])*[.I6]+[.E6]*[.F6]*[.G6]*[.C6])/([.E6]+([.D6]+[.F6]*[.G6])*[.F6]*[.G6]+[.E6]*([.D6]+[.F6]*[.G6]))" office:value-type="float" office:value="16.3484607165178" calcext:value-type="float">
            <text:p>16.3484607165178</text:p>
          </table:table-cell>
          <table:table-cell table:formula="of:=([.F6]*[.G6]*[.C6]-[.D6]*[.I6]+[.M6])/([.D6]+[.F6]*[.G6])" office:value-type="float" office:value="62.4866636766421" calcext:value-type="float">
            <text:p>62.4866636766421</text:p>
          </table:table-cell>
          <table:table-cell table:formula="of:=[.C6]-[.N6]" office:value-type="float" office:value="37.5133363233579" calcext:value-type="float">
            <text:p>37.5133363233579</text:p>
          </table:table-cell>
          <table:table-cell table:formula="of:=[.N6]+[.I6]-[.M6]" office:value-type="float" office:value="37.1382029601243" calcext:value-type="float">
            <text:p>37.1382029601243</text:p>
          </table:table-cell>
          <table:table-cell table:formula="of:=-([.D6])/([.C6]-[.N6])+([.F6]*[.G6])/([.N6]+[.I6]-[.M6])" office:value-type="float" office:value="0" calcext:value-type="float">
            <text:p>0</text:p>
          </table:table-cell>
          <table:table-cell table:formula="of:=[.E6]/[.M6]-([.F6]*[.G6])/([.N6]+[.I6]-[.M6])" office:value-type="float" office:value="0.0345106517740121" calcext:value-type="float">
            <text:p>0.0345106517740121</text:p>
          </table:table-cell>
          <table:table-cell table:formula="of:=[.D6]*LN([.C6]-[.N6])+[.E6]*LN([.M6])+[.F6]*[.G6]*LN([.N6]+[.I6]-[.M6])" office:value-type="float" office:value="9.99732995967249" calcext:value-type="float">
            <text:p>9.99732995967249</text:p>
          </table:table-cell>
          <table:table-cell table:formula="of:=AVERAGE([.S6:.S9])" office:value-type="float" office:value="10.4064160473534" calcext:value-type="float">
            <text:p>10.4064160473534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style-name="ce3" table:formula="of:=RANDBETWEEN(-10;10)" office:value-type="float" office:value="10" calcext:value-type="float">
            <text:p>10</text:p>
          </table:table-cell>
          <table:table-cell table:style-name="ce3" table:formula="of:=[.H7]+[.H6]" office:value-type="float" office:value="11" calcext:value-type="float">
            <text:p>11</text:p>
          </table:table-cell>
          <table:table-cell table:style-name="ce3" table:formula="of:=RANDBETWEEN(-10;10)" office:value-type="float" office:value="10" calcext:value-type="float">
            <text:p>10</text:p>
          </table:table-cell>
          <table:table-cell table:style-name="ce3" table:formula="of:=[.J7]+[.J6]" office:value-type="float" office:value="20" calcext:value-type="float">
            <text:p>20</text:p>
          </table:table-cell>
          <table:table-cell/>
          <table:table-cell table:formula="of:=([.E7]*([.D7]+[.F7]*[.G7])*[.I7]+[.E7]*[.F7]*[.G7]*[.C7])/([.E7]+([.D7]+[.F7]*[.G7])*[.F7]*[.G7]+[.E7]*([.D7]+[.F7]*[.G7]))" office:value-type="float" office:value="24.3724924900708" calcext:value-type="float">
            <text:p>24.3724924900708</text:p>
          </table:table-cell>
          <table:table-cell table:formula="of:=([.F7]*[.G7]*[.C7]-[.D7]*[.I7]+[.M7])/([.D7]+[.F7]*[.G7])" office:value-type="float" office:value="56.4685891909903" calcext:value-type="float">
            <text:p>56.4685891909903</text:p>
          </table:table-cell>
          <table:table-cell table:formula="of:=[.C7]-[.N7]" office:value-type="float" office:value="43.5314108090097" calcext:value-type="float">
            <text:p>43.5314108090097</text:p>
          </table:table-cell>
          <table:table-cell table:formula="of:=[.N7]+[.I7]-[.M7]" office:value-type="float" office:value="43.0960967009196" calcext:value-type="float">
            <text:p>43.0960967009196</text:p>
          </table:table-cell>
          <table:table-cell table:formula="of:=-([.D7])/([.C7]-[.N7])+([.F7]*[.G7])/([.N7]+[.I7]-[.M7])" office:value-type="float" office:value="0" calcext:value-type="float">
            <text:p>0</text:p>
          </table:table-cell>
          <table:table-cell table:formula="of:=[.E7]/[.M7]-([.F7]*[.G7])/([.N7]+[.I7]-[.M7])" office:value-type="float" office:value="0.0180579438470649" calcext:value-type="float">
            <text:p>0.0180579438470649</text:p>
          </table:table-cell>
          <table:table-cell table:formula="of:=[.D7]*LN([.C7]-[.N7])+[.E7]*LN([.M7])+[.F7]*[.G7]*LN([.N7]+[.I7]-[.M7])" office:value-type="float" office:value="10.6927360094008" calcext:value-type="float">
            <text:p>10.6927360094008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style-name="ce3" table:formula="of:=RANDBETWEEN(-10;10)" office:value-type="float" office:value="4" calcext:value-type="float">
            <text:p>4</text:p>
          </table:table-cell>
          <table:table-cell table:style-name="ce3" table:formula="of:=[.H8]+[.H7]" office:value-type="float" office:value="14" calcext:value-type="float">
            <text:p>14</text:p>
          </table:table-cell>
          <table:table-cell table:style-name="ce3" table:formula="of:=RANDBETWEEN(-10;10)" office:value-type="float" office:value="-9" calcext:value-type="float">
            <text:p>-9</text:p>
          </table:table-cell>
          <table:table-cell table:style-name="ce3" table:formula="of:=[.J8]+[.J7]" office:value-type="float" office:value="1" calcext:value-type="float">
            <text:p>1</text:p>
          </table:table-cell>
          <table:table-cell/>
          <table:table-cell table:formula="of:=([.E8]*([.D8]+[.F8]*[.G8])*[.I8]+[.E8]*[.F8]*[.G8]*[.C8])/([.E8]+([.D8]+[.F8]*[.G8])*[.F8]*[.G8]+[.E8]*([.D8]+[.F8]*[.G8]))" office:value-type="float" office:value="25.5760972561037" calcext:value-type="float">
            <text:p>25.5760972561037</text:p>
          </table:table-cell>
          <table:table-cell table:formula="of:=([.F8]*[.G8]*[.C8]-[.D8]*[.I8]+[.M8])/([.D8]+[.F8]*[.G8])" office:value-type="float" office:value="55.5658780181426" calcext:value-type="float">
            <text:p>55.5658780181426</text:p>
          </table:table-cell>
          <table:table-cell table:formula="of:=[.C8]-[.N8]" office:value-type="float" office:value="44.4341219818574" calcext:value-type="float">
            <text:p>44.4341219818574</text:p>
          </table:table-cell>
          <table:table-cell table:formula="of:=[.N8]+[.I8]-[.M8]" office:value-type="float" office:value="43.9897807620389" calcext:value-type="float">
            <text:p>43.9897807620389</text:p>
          </table:table-cell>
          <table:table-cell table:formula="of:=-([.D8])/([.C8]-[.N8])+([.F8]*[.G8])/([.N8]+[.I8]-[.M8])" office:value-type="float" office:value="0" calcext:value-type="float">
            <text:p>0</text:p>
          </table:table-cell>
          <table:table-cell table:formula="of:=[.E8]/[.M8]-([.F8]*[.G8])/([.N8]+[.I8]-[.M8])" office:value-type="float" office:value="0.016593779818452" calcext:value-type="float">
            <text:p>0.016593779818452</text:p>
          </table:table-cell>
          <table:table-cell table:formula="of:=[.D8]*LN([.C8]-[.N8])+[.E8]*LN([.M8])+[.F8]*[.G8]*LN([.N8]+[.I8]-[.M8])" office:value-type="float" office:value="10.7817836797892" calcext:value-type="float">
            <text:p>10.7817836797892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style-name="ce3" table:formula="of:=RANDBETWEEN(-10;10)" office:value-type="float" office:value="-9" calcext:value-type="float">
            <text:p>-9</text:p>
          </table:table-cell>
          <table:table-cell table:style-name="ce3" table:formula="of:=[.H9]+[.H8]" office:value-type="float" office:value="-5" calcext:value-type="float">
            <text:p>-5</text:p>
          </table:table-cell>
          <table:table-cell table:style-name="ce3" table:formula="of:=RANDBETWEEN(-10;10)" office:value-type="float" office:value="3" calcext:value-type="float">
            <text:p>3</text:p>
          </table:table-cell>
          <table:table-cell table:style-name="ce3" table:formula="of:=[.J9]+[.J8]" office:value-type="float" office:value="-6" calcext:value-type="float">
            <text:p>-6</text:p>
          </table:table-cell>
          <table:table-cell/>
          <table:table-cell table:formula="of:=([.E9]*([.D9]+[.F9]*[.G9])*[.I9]+[.E9]*[.F9]*[.G9]*[.C9])/([.E9]+([.D9]+[.F9]*[.G9])*[.F9]*[.G9]+[.E9]*([.D9]+[.F9]*[.G9]))" office:value-type="float" office:value="17.9532670712284" calcext:value-type="float">
            <text:p>17.9532670712284</text:p>
          </table:table-cell>
          <table:table-cell table:formula="of:=([.F9]*[.G9]*[.C9]-[.D9]*[.I9]+[.M9])/([.D9]+[.F9]*[.G9])" office:value-type="float" office:value="61.2830487795118" calcext:value-type="float">
            <text:p>61.2830487795118</text:p>
          </table:table-cell>
          <table:table-cell table:formula="of:=[.C9]-[.N9]" office:value-type="float" office:value="38.7169512204882" calcext:value-type="float">
            <text:p>38.7169512204882</text:p>
          </table:table-cell>
          <table:table-cell table:formula="of:=[.N9]+[.I9]-[.M9]" office:value-type="float" office:value="38.3297817082834" calcext:value-type="float">
            <text:p>38.3297817082834</text:p>
          </table:table-cell>
          <table:table-cell table:formula="of:=-([.D9])/([.C9]-[.N9])+([.F9]*[.G9])/([.N9]+[.I9]-[.M9])" office:value-type="float" office:value="0" calcext:value-type="float">
            <text:p>0</text:p>
          </table:table-cell>
          <table:table-cell table:formula="of:=[.E9]/[.M9]-([.F9]*[.G9])/([.N9]+[.I9]-[.M9])" office:value-type="float" office:value="0.0298716884513928" calcext:value-type="float">
            <text:p>0.0298716884513928</text:p>
          </table:table-cell>
          <table:table-cell table:formula="of:=[.D9]*LN([.C9]-[.N9])+[.E9]*LN([.M9])+[.F9]*[.G9]*LN([.N9]+[.I9]-[.M9])" office:value-type="float" office:value="10.1538145405511" calcext:value-type="float">
            <text:p>10.1538145405511</text:p>
          </table:table-cell>
          <table:table-cell table:number-columns-repeated="3"/>
          <table:table-cell table:style-name="ce11"/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style-name="ce3" table:formula="of:=RANDBETWEEN(-10;10)" office:value-type="float" office:value="3" calcext:value-type="float">
            <text:p>3</text:p>
          </table:table-cell>
          <table:table-cell table:style-name="ce3" table:formula="of:=[.H10]+[.H9]" office:value-type="float" office:value="-6" calcext:value-type="float">
            <text:p>-6</text:p>
          </table:table-cell>
          <table:table-cell table:style-name="ce3" table:formula="of:=RANDBETWEEN(-10;10)" office:value-type="float" office:value="9" calcext:value-type="float">
            <text:p>9</text:p>
          </table:table-cell>
          <table:table-cell table:style-name="ce3" table:formula="of:=[.J10]+[.J9]" office:value-type="float" office:value="12" calcext:value-type="float">
            <text:p>12</text:p>
          </table:table-cell>
          <table:table-cell/>
          <table:table-cell table:formula="of:=([.E10]*([.D10]+[.F10]*[.G10])*[.I10]+[.E10]*[.F10]*[.G10]*[.C10])/([.E10]+([.D10]+[.F10]*[.G10])*[.F10]*[.G10]+[.E10]*([.D10]+[.F10]*[.G10]))" office:value-type="float" office:value="17.5520654825508" calcext:value-type="float">
            <text:p>17.5520654825508</text:p>
          </table:table-cell>
          <table:table-cell table:formula="of:=([.F10]*[.G10]*[.C10]-[.D10]*[.I10]+[.M10])/([.D10]+[.F10]*[.G10])" office:value-type="float" office:value="61.5839525037944" calcext:value-type="float">
            <text:p>61.5839525037944</text:p>
          </table:table-cell>
          <table:table-cell table:formula="of:=[.C10]-[.N10]" office:value-type="float" office:value="38.4160474962056" calcext:value-type="float">
            <text:p>38.4160474962056</text:p>
          </table:table-cell>
          <table:table-cell table:formula="of:=[.N10]+[.I10]-[.M10]" office:value-type="float" office:value="38.0318870212436" calcext:value-type="float">
            <text:p>38.0318870212436</text:p>
          </table:table-cell>
          <table:table-cell table:formula="of:=-([.D10])/([.C10]-[.N10])+([.F10]*[.G10])/([.N10]+[.I10]-[.M10])" office:value-type="float" office:value="0" calcext:value-type="float">
            <text:p>0</text:p>
          </table:table-cell>
          <table:table-cell table:formula="of:=[.E10]/[.M10]-([.F10]*[.G10])/([.N10]+[.I10]-[.M10])" office:value-type="float" office:value="0.0309425634035623" calcext:value-type="float">
            <text:p>0.0309425634035623</text:p>
          </table:table-cell>
          <table:table-cell table:formula="of:=[.D10]*LN([.C10]-[.N10])+[.E10]*LN([.M10])+[.F10]*[.G10]*LN([.N10]+[.I10]-[.M10])" office:value-type="float" office:value="10.1156876007335" calcext:value-type="float">
            <text:p>10.1156876007335</text:p>
          </table:table-cell>
          <table:table-cell table:formula="of:=AVERAGE([.S10:.S13])" office:value-type="float" office:value="10.4357217445911" calcext:value-type="float">
            <text:p>10.435721744591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style-name="ce3" table:formula="of:=RANDBETWEEN(-10;10)" office:value-type="float" office:value="4" calcext:value-type="float">
            <text:p>4</text:p>
          </table:table-cell>
          <table:table-cell table:style-name="ce3" table:formula="of:=[.H11]+[.H10]" office:value-type="float" office:value="7" calcext:value-type="float">
            <text:p>7</text:p>
          </table:table-cell>
          <table:table-cell table:style-name="ce3" table:formula="of:=RANDBETWEEN(-10;10)" office:value-type="float" office:value="-9" calcext:value-type="float">
            <text:p>-9</text:p>
          </table:table-cell>
          <table:table-cell table:style-name="ce3" table:formula="of:=[.J11]+[.J10]" office:value-type="float" office:value="0" calcext:value-type="float">
            <text:p>0</text:p>
          </table:table-cell>
          <table:table-cell/>
          <table:table-cell table:formula="of:=([.E11]*([.D11]+[.F11]*[.G11])*[.I11]+[.E11]*[.F11]*[.G11]*[.C11])/([.E11]+([.D11]+[.F11]*[.G11])*[.F11]*[.G11]+[.E11]*([.D11]+[.F11]*[.G11]))" office:value-type="float" office:value="22.7676861353602" calcext:value-type="float">
            <text:p>22.7676861353602</text:p>
          </table:table-cell>
          <table:table-cell table:formula="of:=([.F11]*[.G11]*[.C11]-[.D11]*[.I11]+[.M11])/([.D11]+[.F11]*[.G11])" office:value-type="float" office:value="57.6722040881207" calcext:value-type="float">
            <text:p>57.6722040881207</text:p>
          </table:table-cell>
          <table:table-cell table:formula="of:=[.C11]-[.N11]" office:value-type="float" office:value="42.3277959118793" calcext:value-type="float">
            <text:p>42.3277959118793</text:p>
          </table:table-cell>
          <table:table-cell table:formula="of:=[.N11]+[.I11]-[.M11]" office:value-type="float" office:value="41.9045179527605" calcext:value-type="float">
            <text:p>41.9045179527605</text:p>
          </table:table-cell>
          <table:table-cell table:formula="of:=-([.D11])/([.C11]-[.N11])+([.F11]*[.G11])/([.N11]+[.I11]-[.M11])" office:value-type="float" office:value="0" calcext:value-type="float">
            <text:p>0</text:p>
          </table:table-cell>
          <table:table-cell table:formula="of:=[.E11]/[.M11]-([.F11]*[.G11])/([.N11]+[.I11]-[.M11])" office:value-type="float" office:value="0.0202967609855359" calcext:value-type="float">
            <text:p>0.0202967609855359</text:p>
          </table:table-cell>
          <table:table-cell table:formula="of:=[.D11]*LN([.C11]-[.N11])+[.E11]*LN([.M11])+[.F11]*[.G11]*LN([.N11]+[.I11]-[.M11])" office:value-type="float" office:value="10.5688259515837" calcext:value-type="float">
            <text:p>10.5688259515837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style-name="ce3" table:formula="of:=RANDBETWEEN(-10;10)" office:value-type="float" office:value="8" calcext:value-type="float">
            <text:p>8</text:p>
          </table:table-cell>
          <table:table-cell table:style-name="ce3" table:formula="of:=[.H12]+[.H11]" office:value-type="float" office:value="12" calcext:value-type="float">
            <text:p>12</text:p>
          </table:table-cell>
          <table:table-cell table:style-name="ce3" table:formula="of:=RANDBETWEEN(-10;10)" office:value-type="float" office:value="-4" calcext:value-type="float">
            <text:p>-4</text:p>
          </table:table-cell>
          <table:table-cell table:style-name="ce3" table:formula="of:=[.J12]+[.J11]" office:value-type="float" office:value="-13" calcext:value-type="float">
            <text:p>-13</text:p>
          </table:table-cell>
          <table:table-cell/>
          <table:table-cell table:formula="of:=([.E12]*([.D12]+[.F12]*[.G12])*[.I12]+[.E12]*[.F12]*[.G12]*[.C12])/([.E12]+([.D12]+[.F12]*[.G12])*[.F12]*[.G12]+[.E12]*([.D12]+[.F12]*[.G12]))" office:value-type="float" office:value="24.7736940787484" calcext:value-type="float">
            <text:p>24.7736940787484</text:p>
          </table:table-cell>
          <table:table-cell table:formula="of:=([.F12]*[.G12]*[.C12]-[.D12]*[.I12]+[.M12])/([.D12]+[.F12]*[.G12])" office:value-type="float" office:value="56.1676854667078" calcext:value-type="float">
            <text:p>56.1676854667078</text:p>
          </table:table-cell>
          <table:table-cell table:formula="of:=[.C12]-[.N12]" office:value-type="float" office:value="43.8323145332923" calcext:value-type="float">
            <text:p>43.8323145332923</text:p>
          </table:table-cell>
          <table:table-cell table:formula="of:=[.N12]+[.I12]-[.M12]" office:value-type="float" office:value="43.3939913879593" calcext:value-type="float">
            <text:p>43.3939913879593</text:p>
          </table:table-cell>
          <table:table-cell table:formula="of:=-([.D12])/([.C12]-[.N12])+([.F12]*[.G12])/([.N12]+[.I12]-[.M12])" office:value-type="float" office:value="0" calcext:value-type="float">
            <text:p>0</text:p>
          </table:table-cell>
          <table:table-cell table:formula="of:=[.E12]/[.M12]-([.F12]*[.G12])/([.N12]+[.I12]-[.M12])" office:value-type="float" office:value="0.0175511786610429" calcext:value-type="float">
            <text:p>0.0175511786610429</text:p>
          </table:table-cell>
          <table:table-cell table:formula="of:=[.D12]*LN([.C12]-[.N12])+[.E12]*LN([.M12])+[.F12]*[.G12]*LN([.N12]+[.I12]-[.M12])" office:value-type="float" office:value="10.7227714620658" calcext:value-type="float">
            <text:p>10.7227714620658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style-name="ce3" table:formula="of:=RANDBETWEEN(-10;10)" office:value-type="float" office:value="-8" calcext:value-type="float">
            <text:p>-8</text:p>
          </table:table-cell>
          <table:table-cell table:style-name="ce3" table:formula="of:=[.H13]+[.H12]" office:value-type="float" office:value="0" calcext:value-type="float">
            <text:p>0</text:p>
          </table:table-cell>
          <table:table-cell table:style-name="ce3" table:formula="of:=RANDBETWEEN(-10;10)" office:value-type="float" office:value="-5" calcext:value-type="float">
            <text:p>-5</text:p>
          </table:table-cell>
          <table:table-cell table:style-name="ce3" table:formula="of:=[.J13]+[.J12]" office:value-type="float" office:value="-9" calcext:value-type="float">
            <text:p>-9</text:p>
          </table:table-cell>
          <table:table-cell/>
          <table:table-cell table:formula="of:=([.E13]*([.D13]+[.F13]*[.G13])*[.I13]+[.E13]*[.F13]*[.G13]*[.C13])/([.E13]+([.D13]+[.F13]*[.G13])*[.F13]*[.G13]+[.E13]*([.D13]+[.F13]*[.G13]))" office:value-type="float" office:value="19.9592750146166" calcext:value-type="float">
            <text:p>19.9592750146166</text:p>
          </table:table-cell>
          <table:table-cell table:formula="of:=([.F13]*[.G13]*[.C13]-[.D13]*[.I13]+[.M13])/([.D13]+[.F13]*[.G13])" office:value-type="float" office:value="59.7785301580988" calcext:value-type="float">
            <text:p>59.7785301580988</text:p>
          </table:table-cell>
          <table:table-cell table:formula="of:=[.C13]-[.N13]" office:value-type="float" office:value="40.2214698419012" calcext:value-type="float">
            <text:p>40.2214698419012</text:p>
          </table:table-cell>
          <table:table-cell table:formula="of:=[.N13]+[.I13]-[.M13]" office:value-type="float" office:value="39.8192551434822" calcext:value-type="float">
            <text:p>39.8192551434822</text:p>
          </table:table-cell>
          <table:table-cell table:formula="of:=-([.D13])/([.C13]-[.N13])+([.F13]*[.G13])/([.N13]+[.I13]-[.M13])" office:value-type="float" office:value="0" calcext:value-type="float">
            <text:p>0</text:p>
          </table:table-cell>
          <table:table-cell table:formula="of:=[.E13]/[.M13]-([.F13]*[.G13])/([.N13]+[.I13]-[.M13])" office:value-type="float" office:value="0.0252396766842247" calcext:value-type="float">
            <text:p>0.0252396766842247</text:p>
          </table:table-cell>
          <table:table-cell table:formula="of:=[.D13]*LN([.C13]-[.N13])+[.E13]*LN([.M13])+[.F13]*[.G13]*LN([.N13]+[.I13]-[.M13])" office:value-type="float" office:value="10.3356019639815" calcext:value-type="float">
            <text:p>10.3356019639815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style-name="ce3" table:formula="of:=RANDBETWEEN(-10;10)" office:value-type="float" office:value="-3" calcext:value-type="float">
            <text:p>-3</text:p>
          </table:table-cell>
          <table:table-cell table:style-name="ce3" table:formula="of:=[.H14]+[.H13]" office:value-type="float" office:value="-11" calcext:value-type="float">
            <text:p>-11</text:p>
          </table:table-cell>
          <table:table-cell table:style-name="ce3" table:formula="of:=RANDBETWEEN(-10;10)" office:value-type="float" office:value="7" calcext:value-type="float">
            <text:p>7</text:p>
          </table:table-cell>
          <table:table-cell table:style-name="ce3" table:formula="of:=[.J14]+[.J13]" office:value-type="float" office:value="2" calcext:value-type="float">
            <text:p>2</text:p>
          </table:table-cell>
          <table:table-cell/>
          <table:table-cell table:formula="of:=([.E14]*([.D14]+[.F14]*[.G14])*[.I14]+[.E14]*[.F14]*[.G14]*[.C14])/([.E14]+([.D14]+[.F14]*[.G14])*[.F14]*[.G14]+[.E14]*([.D14]+[.F14]*[.G14]))" office:value-type="float" office:value="15.5460575391625" calcext:value-type="float">
            <text:p>15.5460575391625</text:p>
          </table:table-cell>
          <table:table-cell table:formula="of:=([.F14]*[.G14]*[.C14]-[.D14]*[.I14]+[.M14])/([.D14]+[.F14]*[.G14])" office:value-type="float" office:value="63.0884711252073" calcext:value-type="float">
            <text:p>63.0884711252073</text:p>
          </table:table-cell>
          <table:table-cell table:formula="of:=[.C14]-[.N14]" office:value-type="float" office:value="36.9115288747927" calcext:value-type="float">
            <text:p>36.9115288747927</text:p>
          </table:table-cell>
          <table:table-cell table:formula="of:=[.N14]+[.I14]-[.M14]" office:value-type="float" office:value="36.5424135860448" calcext:value-type="float">
            <text:p>36.5424135860448</text:p>
          </table:table-cell>
          <table:table-cell table:formula="of:=-([.D14])/([.C14]-[.N14])+([.F14]*[.G14])/([.N14]+[.I14]-[.M14])" office:value-type="float" office:value="0" calcext:value-type="float">
            <text:p>0</text:p>
          </table:table-cell>
          <table:table-cell table:formula="of:=[.E14]/[.M14]-([.F14]*[.G14])/([.N14]+[.I14]-[.M14])" office:value-type="float" office:value="0.0372331837166081" calcext:value-type="float">
            <text:p>0.0372331837166081</text:p>
          </table:table-cell>
          <table:table-cell table:formula="of:=[.D14]*LN([.C14]-[.N14])+[.E14]*LN([.M14])+[.F14]*[.G14]*LN([.N14]+[.I14]-[.M14])" office:value-type="float" office:value="9.91481987590693" calcext:value-type="float">
            <text:p>9.91481987590693</text:p>
          </table:table-cell>
          <table:table-cell table:formula="of:=AVERAGE([.S14:.S17])" office:value-type="float" office:value="9.97292782430251" calcext:value-type="float">
            <text:p>9.97292782430251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style-name="ce3" table:formula="of:=RANDBETWEEN(-10;10)" office:value-type="float" office:value="-10" calcext:value-type="float">
            <text:p>-10</text:p>
          </table:table-cell>
          <table:table-cell table:style-name="ce3" table:formula="of:=[.H15]+[.H14]" office:value-type="float" office:value="-13" calcext:value-type="float">
            <text:p>-13</text:p>
          </table:table-cell>
          <table:table-cell table:style-name="ce3" table:formula="of:=RANDBETWEEN(-10;10)" office:value-type="float" office:value="-2" calcext:value-type="float">
            <text:p>-2</text:p>
          </table:table-cell>
          <table:table-cell table:style-name="ce3" table:formula="of:=[.J15]+[.J14]" office:value-type="float" office:value="5" calcext:value-type="float">
            <text:p>5</text:p>
          </table:table-cell>
          <table:table-cell/>
          <table:table-cell table:formula="of:=([.E15]*([.D15]+[.F15]*[.G15])*[.I15]+[.E15]*[.F15]*[.G15]*[.C15])/([.E15]+([.D15]+[.F15]*[.G15])*[.F15]*[.G15]+[.E15]*([.D15]+[.F15]*[.G15]))" office:value-type="float" office:value="14.7436543618072" calcext:value-type="float">
            <text:p>14.7436543618072</text:p>
          </table:table-cell>
          <table:table-cell table:formula="of:=([.F15]*[.G15]*[.C15]-[.D15]*[.I15]+[.M15])/([.D15]+[.F15]*[.G15])" office:value-type="float" office:value="63.6902785737725" calcext:value-type="float">
            <text:p>63.6902785737725</text:p>
          </table:table-cell>
          <table:table-cell table:formula="of:=[.C15]-[.N15]" office:value-type="float" office:value="36.3097214262275" calcext:value-type="float">
            <text:p>36.3097214262275</text:p>
          </table:table-cell>
          <table:table-cell table:formula="of:=[.N15]+[.I15]-[.M15]" office:value-type="float" office:value="35.9466242119653" calcext:value-type="float">
            <text:p>35.9466242119653</text:p>
          </table:table-cell>
          <table:table-cell table:formula="of:=-([.D15])/([.C15]-[.N15])+([.F15]*[.G15])/([.N15]+[.I15]-[.M15])" office:value-type="float" office:value="0" calcext:value-type="float">
            <text:p>0</text:p>
          </table:table-cell>
          <table:table-cell table:formula="of:=[.E15]/[.M15]-([.F15]*[.G15])/([.N15]+[.I15]-[.M15])" office:value-type="float" office:value="0.0402849559756323" calcext:value-type="float">
            <text:p>0.0402849559756323</text:p>
          </table:table-cell>
          <table:table-cell table:formula="of:=[.D15]*LN([.C15]-[.N15])+[.E15]*LN([.M15])+[.F15]*[.G15]*LN([.N15]+[.I15]-[.M15])" office:value-type="float" office:value="9.82911311643442" calcext:value-type="float">
            <text:p>9.82911311643442</text:p>
          </table:table-cell>
          <table:table-cell table:number-columns-repeated="2"/>
          <table:table-cell table:style-name="ce7" office:value-type="string" calcext:value-type="string" table:number-columns-spanned="3" table:number-rows-spanned="2">
            <text:p>Información perfecta, gana el mejor</text:p>
          </table:table-cell>
          <table:covered-table-cell table:style-name="ce24"/>
          <table:covered-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style-name="ce3" table:formula="of:=RANDBETWEEN(-10;10)" office:value-type="float" office:value="0" calcext:value-type="float">
            <text:p>0</text:p>
          </table:table-cell>
          <table:table-cell table:style-name="ce3" table:formula="of:=[.H16]+[.H15]" office:value-type="float" office:value="-10" calcext:value-type="float">
            <text:p>-10</text:p>
          </table:table-cell>
          <table:table-cell table:style-name="ce3" table:formula="of:=RANDBETWEEN(-10;10)" office:value-type="float" office:value="-1" calcext:value-type="float">
            <text:p>-1</text:p>
          </table:table-cell>
          <table:table-cell table:style-name="ce3" table:formula="of:=[.J16]+[.J15]" office:value-type="float" office:value="-3" calcext:value-type="float">
            <text:p>-3</text:p>
          </table:table-cell>
          <table:table-cell/>
          <table:table-cell table:formula="of:=([.E16]*([.D16]+[.F16]*[.G16])*[.I16]+[.E16]*[.F16]*[.G16]*[.C16])/([.E16]+([.D16]+[.F16]*[.G16])*[.F16]*[.G16]+[.E16]*([.D16]+[.F16]*[.G16]))" office:value-type="float" office:value="15.9472591278402" calcext:value-type="float">
            <text:p>15.9472591278402</text:p>
          </table:table-cell>
          <table:table-cell table:formula="of:=([.F16]*[.G16]*[.C16]-[.D16]*[.I16]+[.M16])/([.D16]+[.F16]*[.G16])" office:value-type="float" office:value="62.7875674009247" calcext:value-type="float">
            <text:p>62.7875674009247</text:p>
          </table:table-cell>
          <table:table-cell table:formula="of:=[.C16]-[.N16]" office:value-type="float" office:value="37.2124325990753" calcext:value-type="float">
            <text:p>37.2124325990753</text:p>
          </table:table-cell>
          <table:table-cell table:formula="of:=[.N16]+[.I16]-[.M16]" office:value-type="float" office:value="36.8403082730845" calcext:value-type="float">
            <text:p>36.8403082730845</text:p>
          </table:table-cell>
          <table:table-cell table:formula="of:=-([.D16])/([.C16]-[.N16])+([.F16]*[.G16])/([.N16]+[.I16]-[.M16])" office:value-type="float" office:value="0" calcext:value-type="float">
            <text:p>0</text:p>
          </table:table-cell>
          <table:table-cell table:formula="of:=[.E16]/[.M16]-([.F16]*[.G16])/([.N16]+[.I16]-[.M16])" office:value-type="float" office:value="0.0358339610780245" calcext:value-type="float">
            <text:p>0.0358339610780245</text:p>
          </table:table-cell>
          <table:table-cell table:formula="of:=[.D16]*LN([.C16]-[.N16])+[.E16]*LN([.M16])+[.F16]*[.G16]*LN([.N16]+[.I16]-[.M16])" office:value-type="float" office:value="9.95645654149587" calcext:value-type="float">
            <text:p>9.95645654149587</text:p>
          </table:table-cell>
          <table:table-cell table:number-columns-repeated="2"/>
          <table:covered-table-cell table:number-columns-repeated="2" table:style-name="ce24"/>
          <table:covered-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style-name="ce3" table:formula="of:=RANDBETWEEN(-10;10)" office:value-type="float" office:value="-4" calcext:value-type="float">
            <text:p>-4</text:p>
          </table:table-cell>
          <table:table-cell table:style-name="ce3" table:formula="of:=[.H17]+[.H16]" office:value-type="float" office:value="-4" calcext:value-type="float">
            <text:p>-4</text:p>
          </table:table-cell>
          <table:table-cell table:style-name="ce3" table:formula="of:=RANDBETWEEN(-10;10)" office:value-type="float" office:value="-7" calcext:value-type="float">
            <text:p>-7</text:p>
          </table:table-cell>
          <table:table-cell table:style-name="ce3" table:formula="of:=[.J17]+[.J16]" office:value-type="float" office:value="-8" calcext:value-type="float">
            <text:p>-8</text:p>
          </table:table-cell>
          <table:table-cell/>
          <table:table-cell table:formula="of:=([.E17]*([.D17]+[.F17]*[.G17])*[.I17]+[.E17]*[.F17]*[.G17]*[.C17])/([.E17]+([.D17]+[.F17]*[.G17])*[.F17]*[.G17]+[.E17]*([.D17]+[.F17]*[.G17]))" office:value-type="float" office:value="18.3544686599061" calcext:value-type="float">
            <text:p>18.3544686599061</text:p>
          </table:table-cell>
          <table:table-cell table:formula="of:=([.F17]*[.G17]*[.C17]-[.D17]*[.I17]+[.M17])/([.D17]+[.F17]*[.G17])" office:value-type="float" office:value="60.9821450552292" calcext:value-type="float">
            <text:p>60.9821450552292</text:p>
          </table:table-cell>
          <table:table-cell table:formula="of:=[.C17]-[.N17]" office:value-type="float" office:value="39.0178549447708" calcext:value-type="float">
            <text:p>39.0178549447708</text:p>
          </table:table-cell>
          <table:table-cell table:formula="of:=[.N17]+[.I17]-[.M17]" office:value-type="float" office:value="38.6276763953231" calcext:value-type="float">
            <text:p>38.6276763953231</text:p>
          </table:table-cell>
          <table:table-cell table:formula="of:=-([.D17])/([.C17]-[.N17])+([.F17]*[.G17])/([.N17]+[.I17]-[.M17])" office:value-type="float" office:value="0" calcext:value-type="float">
            <text:p>0</text:p>
          </table:table-cell>
          <table:table-cell table:formula="of:=[.E17]/[.M17]-([.F17]*[.G17])/([.N17]+[.I17]-[.M17])" office:value-type="float" office:value="0.0288533529295274" calcext:value-type="float">
            <text:p>0.0288533529295274</text:p>
          </table:table-cell>
          <table:table-cell table:formula="of:=[.D17]*LN([.C17]-[.N17])+[.E17]*LN([.M17])+[.F17]*[.G17]*LN([.N17]+[.I17]-[.M17])" office:value-type="float" office:value="10.1913217633728" calcext:value-type="float">
            <text:p>10.1913217633728</text:p>
          </table:table-cell>
          <table:table-cell table:number-columns-repeated="2"/>
          <table:table-cell table:style-name="ce9" office:value-type="string" calcext:value-type="string">
            <text:p>t</text:p>
          </table:table-cell>
          <table:table-cell table:style-name="ce12" office:value-type="string" calcext:value-type="string" table:number-columns-spanned="2" table:number-rows-spanned="1">
            <text:p>¿Gana el incumbente?</text:p>
          </table:table-cell>
          <table:covered-table-cell table:style-name="ce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style-name="ce3" table:formula="of:=RANDBETWEEN(-10;10)" office:value-type="float" office:value="10" calcext:value-type="float">
            <text:p>10</text:p>
          </table:table-cell>
          <table:table-cell table:style-name="ce3" table:formula="of:=[.H18]+[.H17]" office:value-type="float" office:value="6" calcext:value-type="float">
            <text:p>6</text:p>
          </table:table-cell>
          <table:table-cell table:style-name="ce3" table:formula="of:=RANDBETWEEN(-10;10)" office:value-type="float" office:value="-9" calcext:value-type="float">
            <text:p>-9</text:p>
          </table:table-cell>
          <table:table-cell table:style-name="ce3" table:formula="of:=[.J18]+[.J17]" office:value-type="float" office:value="-16" calcext:value-type="float">
            <text:p>-16</text:p>
          </table:table-cell>
          <table:table-cell/>
          <table:table-cell table:formula="of:=([.E18]*([.D18]+[.F18]*[.G18])*[.I18]+[.E18]*[.F18]*[.G18]*[.C18])/([.E18]+([.D18]+[.F18]*[.G18])*[.F18]*[.G18]+[.E18]*([.D18]+[.F18]*[.G18]))" office:value-type="float" office:value="22.3664845466825" calcext:value-type="float">
            <text:p>22.3664845466825</text:p>
          </table:table-cell>
          <table:table-cell table:formula="of:=([.F18]*[.G18]*[.C18]-[.D18]*[.I18]+[.M18])/([.D18]+[.F18]*[.G18])" office:value-type="float" office:value="57.9731078124033" calcext:value-type="float">
            <text:p>57.9731078124033</text:p>
          </table:table-cell>
          <table:table-cell table:formula="of:=[.C18]-[.N18]" office:value-type="float" office:value="42.0268921875967" calcext:value-type="float">
            <text:p>42.0268921875967</text:p>
          </table:table-cell>
          <table:table-cell table:formula="of:=[.N18]+[.I18]-[.M18]" office:value-type="float" office:value="41.6066232657207" calcext:value-type="float">
            <text:p>41.6066232657207</text:p>
          </table:table-cell>
          <table:table-cell table:formula="of:=-([.D18])/([.C18]-[.N18])+([.F18]*[.G18])/([.N18]+[.I18]-[.M18])" office:value-type="float" office:value="0" calcext:value-type="float">
            <text:p>0</text:p>
          </table:table-cell>
          <table:table-cell table:formula="of:=[.E18]/[.M18]-([.F18]*[.G18])/([.N18]+[.I18]-[.M18])" office:value-type="float" office:value="0.0209154644594524" calcext:value-type="float">
            <text:p>0.0209154644594524</text:p>
          </table:table-cell>
          <table:table-cell table:formula="of:=[.D18]*LN([.C18]-[.N18])+[.E18]*LN([.M18])+[.F18]*[.G18]*LN([.N18]+[.I18]-[.M18])" office:value-type="float" office:value="10.5368500904044" calcext:value-type="float">
            <text:p>10.5368500904044</text:p>
          </table:table-cell>
          <table:table-cell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[.T2]-[.T22]+[.J2]-[.J22]" office:value-type="float" office:value="8.99271471104571" calcext:value-type="float">
            <text:p>8.99271471104571</text:p>
          </table:table-cell>
          <table:table-cell table:style-name="ce10" table:formula="of:=IF([.W18]&gt;=0;&quot;sí&quot;;&quot;no&quot;)" office:value-type="string" office:string-value="sí" calcext:value-type="string">
            <text:p>sí</text:p>
          </table:table-cell>
        </table:table-row>
        <table:table-row table:style-name="ro1">
          <table:table-cell table:number-columns-repeated="21"/>
          <table:table-cell table:style-name="ce10" office:value-type="float" office:value="5" calcext:value-type="float">
            <text:p>5</text:p>
          </table:table-cell>
          <table:table-cell table:style-name="ce10" table:formula="of:=[.T6]-[.T26]+[.J6]-[.J26]" office:value-type="float" office:value="3.01440404978641" calcext:value-type="float">
            <text:p>3.01440404978641</text:p>
          </table:table-cell>
          <table:table-cell table:style-name="ce10" table:formula="of:=IF([.W19]&gt;=0;&quot;sí&quot;;&quot;no&quot;)" office:value-type="string" office:string-value="sí" calcext:value-type="string">
            <text:p>sí</text:p>
          </table:table-cell>
        </table:table-row>
        <table:table-row table:style-name="ro1">
          <table:table-cell table:number-columns-repeated="21"/>
          <table:table-cell table:style-name="ce10" office:value-type="float" office:value="10" calcext:value-type="float">
            <text:p>10</text:p>
          </table:table-cell>
          <table:table-cell table:style-name="ce10" table:formula="of:=[.T10]-[.T30]+[.J10]-[.J30]" office:value-type="float" office:value="9.27191215157506" calcext:value-type="float">
            <text:p>9.27191215157506</text:p>
          </table:table-cell>
          <table:table-cell table:style-name="ce10" table:formula="of:=IF([.W20]&gt;=0;&quot;sí&quot;;&quot;no&quot;)" office:value-type="string" office:string-value="sí" calcext:value-type="string">
            <text:p>sí</text:p>
          </table:table-cell>
        </table:table-row>
        <table:table-row table:style-name="ro1"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elecciones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β</text:p>
          </table:table-cell>
          <table:table-cell table:style-name="ce1" office:value-type="string" calcext:value-type="string">
            <text:p>d</text:p>
          </table:table-cell>
          <table:table-cell table:style-name="ce5" office:value-type="string" calcext:value-type="string">
            <text:p>α_O</text:p>
          </table:table-cell>
          <table:table-cell table:style-name="ce5" office:value-type="string" calcext:value-type="string">
            <text:p>ϵ_O</text:p>
          </table:table-cell>
          <table:table-cell table:style-name="ce5" office:value-type="string" calcext:value-type="string">
            <text:p>q_O</text:p>
          </table:table-cell>
          <table:table-cell table:style-name="ce5" office:value-type="string" calcext:value-type="string">
            <text:p>η_O</text:p>
          </table:table-cell>
          <table:table-cell table:style-name="ce1"/>
          <table:table-cell table:style-name="ce1" office:value-type="string" calcext:value-type="string">
            <text:p>g</text:p>
          </table:table-cell>
          <table:table-cell table:style-name="ce15" office:value-type="string" calcext:value-type="string">
            <text:p>τ</text:p>
          </table:table-cell>
          <table:table-cell table:style-name="ce1" office:value-type="string" calcext:value-type="string">
            <text:p>y-<text:span text:style-name="T1">τ</text:span></text:p>
          </table:table-cell>
          <table:table-cell table:style-name="ce15" office:value-type="string" calcext:value-type="string">
            <text:p>τ+<text:span text:style-name="T1">ϵ-g</text:span></text:p>
          </table:table-cell>
          <table:table-cell table:style-name="ce1" office:value-type="string" calcext:value-type="string">
            <text:p>CPO: <text:span text:style-name="T1">τ</text:span></text:p>
          </table:table-cell>
          <table:table-cell table:style-name="ce1" office:value-type="string" calcext:value-type="string">
            <text:p>CPO: g</text:p>
          </table:table-cell>
          <table:table-cell table:style-name="ce1" office:value-type="string" calcext:value-type="string">
            <text:p>W*</text:p>
          </table:table-cell>
          <table:table-cell table:number-columns-repeated="2"/>
          <table:table-cell table:style-name="ce10" office:value-type="float" office:value="13" calcext:value-type="float">
            <text:p>13</text:p>
          </table:table-cell>
          <table:table-cell table:style-name="ce10" table:formula="of:=[.T14]-[.T34]+[.J14]-[.J34]" office:value-type="float" office:value="11.5441961763247" calcext:value-type="float">
            <text:p>11.5441961763247</text:p>
          </table:table-cell>
          <table:table-cell table:style-name="ce10" table:formula="of:=IF([.W21]&gt;=0;&quot;sí&quot;;&quot;no&quot;)" office:value-type="string" office:string-value="sí" calcext:value-type="string">
            <text:p>sí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style-name="ce6" table:formula="of:=RANDBETWEEN(-10;10)" office:value-type="float" office:value="-4" calcext:value-type="float">
            <text:p>-4</text:p>
          </table:table-cell>
          <table:table-cell table:style-name="ce6"/>
          <table:table-cell table:style-name="ce6" table:formula="of:=RANDBETWEEN(-10;10)" office:value-type="float" office:value="-10" calcext:value-type="float">
            <text:p>-10</text:p>
          </table:table-cell>
          <table:table-cell table:style-name="ce6"/>
          <table:table-cell/>
          <table:table-cell table:formula="of:=([.E22]*([.D22]+[.F22]*[.G22])*[.I22]+[.E22]*[.F22]*[.G22]*[.C22])/([.E22]+([.D22]+[.F22]*[.G22])*[.F22]*[.G22]+[.E22]*([.D22]+[.F22]*[.G22]))" office:value-type="float" office:value="19.9592750146166" calcext:value-type="float">
            <text:p>19.9592750146166</text:p>
          </table:table-cell>
          <table:table-cell table:formula="of:=([.F22]*[.G22]*[.C22]-[.D22]*[.I22]+[.M22])/([.D22]+[.F22]*[.G22])" office:value-type="float" office:value="59.7785301580988" calcext:value-type="float">
            <text:p>59.7785301580988</text:p>
          </table:table-cell>
          <table:table-cell table:formula="of:=[.C22]-[.N22]" office:value-type="float" office:value="40.2214698419012" calcext:value-type="float">
            <text:p>40.2214698419012</text:p>
          </table:table-cell>
          <table:table-cell table:formula="of:=[.N22]+[.I22]-[.M22]" office:value-type="float" office:value="39.8192551434822" calcext:value-type="float">
            <text:p>39.8192551434822</text:p>
          </table:table-cell>
          <table:table-cell table:formula="of:=-([.D22])/([.C22]-[.N22])+([.F22]*[.G22])/([.N22]+[.I22]-[.M22])" office:value-type="float" office:value="0" calcext:value-type="float">
            <text:p>0</text:p>
          </table:table-cell>
          <table:table-cell table:formula="of:=[.E22]/[.M22]-([.F22]*[.G22])/([.N22]+[.I22]-[.M22])" office:value-type="float" office:value="0.0252396766842247" calcext:value-type="float">
            <text:p>0.0252396766842247</text:p>
          </table:table-cell>
          <table:table-cell table:formula="of:=[.D22]*LN([.C22]-[.N22])+[.E22]*LN([.M22])+[.F22]*[.G22]*LN([.N22]+[.I22]-[.M22])" office:value-type="float" office:value="10.3356019639815" calcext:value-type="float">
            <text:p>10.3356019639815</text:p>
          </table:table-cell>
          <table:table-cell table:formula="of:=AVERAGE([.S22:.S25])" office:value-type="float" office:value="10.0030955702841" calcext:value-type="float">
            <text:p>10.003095570284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style-name="ce6" table:formula="of:=RANDBETWEEN(-10;10)" office:value-type="float" office:value="-9" calcext:value-type="float">
            <text:p>-9</text:p>
          </table:table-cell>
          <table:table-cell table:style-name="ce6" table:formula="of:=[.H23]+[.H22]" office:value-type="float" office:value="-13" calcext:value-type="float">
            <text:p>-13</text:p>
          </table:table-cell>
          <table:table-cell table:style-name="ce6" table:formula="of:=RANDBETWEEN(-10;10)" office:value-type="float" office:value="1" calcext:value-type="float">
            <text:p>1</text:p>
          </table:table-cell>
          <table:table-cell table:style-name="ce6" table:formula="of:=[.J23]+[.J22]" office:value-type="float" office:value="-9" calcext:value-type="float">
            <text:p>-9</text:p>
          </table:table-cell>
          <table:table-cell/>
          <table:table-cell table:formula="of:=([.E23]*([.D23]+[.F23]*[.G23])*[.I23]+[.E23]*[.F23]*[.G23]*[.C23])/([.E23]+([.D23]+[.F23]*[.G23])*[.F23]*[.G23]+[.E23]*([.D23]+[.F23]*[.G23]))" office:value-type="float" office:value="14.7436543618072" calcext:value-type="float">
            <text:p>14.7436543618072</text:p>
          </table:table-cell>
          <table:table-cell table:formula="of:=([.F23]*[.G23]*[.C23]-[.D23]*[.I23]+[.M23])/([.D23]+[.F23]*[.G23])" office:value-type="float" office:value="63.6902785737725" calcext:value-type="float">
            <text:p>63.6902785737725</text:p>
          </table:table-cell>
          <table:table-cell table:formula="of:=[.C23]-[.N23]" office:value-type="float" office:value="36.3097214262275" calcext:value-type="float">
            <text:p>36.3097214262275</text:p>
          </table:table-cell>
          <table:table-cell table:formula="of:=[.N23]+[.I23]-[.M23]" office:value-type="float" office:value="35.9466242119653" calcext:value-type="float">
            <text:p>35.9466242119653</text:p>
          </table:table-cell>
          <table:table-cell table:formula="of:=-([.D23])/([.C23]-[.N23])+([.F23]*[.G23])/([.N23]+[.I23]-[.M23])" office:value-type="float" office:value="0" calcext:value-type="float">
            <text:p>0</text:p>
          </table:table-cell>
          <table:table-cell table:formula="of:=[.E23]/[.M23]-([.F23]*[.G23])/([.N23]+[.I23]-[.M23])" office:value-type="float" office:value="0.0402849559756323" calcext:value-type="float">
            <text:p>0.0402849559756323</text:p>
          </table:table-cell>
          <table:table-cell table:formula="of:=[.D23]*LN([.C23]-[.N23])+[.E23]*LN([.M23])+[.F23]*[.G23]*LN([.N23]+[.I23]-[.M23])" office:value-type="float" office:value="9.82911311643442" calcext:value-type="float">
            <text:p>9.8291131164344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style-name="ce6" table:formula="of:=RANDBETWEEN(-10;10)" office:value-type="float" office:value="-7" calcext:value-type="float">
            <text:p>-7</text:p>
          </table:table-cell>
          <table:table-cell table:style-name="ce6" table:formula="of:=[.H24]+[.H23]" office:value-type="float" office:value="-16" calcext:value-type="float">
            <text:p>-16</text:p>
          </table:table-cell>
          <table:table-cell table:style-name="ce6" table:formula="of:=RANDBETWEEN(-10;10)" office:value-type="float" office:value="-10" calcext:value-type="float">
            <text:p>-10</text:p>
          </table:table-cell>
          <table:table-cell table:style-name="ce6" table:formula="of:=[.J24]+[.J23]" office:value-type="float" office:value="-9" calcext:value-type="float">
            <text:p>-9</text:p>
          </table:table-cell>
          <table:table-cell/>
          <table:table-cell table:formula="of:=([.E24]*([.D24]+[.F24]*[.G24])*[.I24]+[.E24]*[.F24]*[.G24]*[.C24])/([.E24]+([.D24]+[.F24]*[.G24])*[.F24]*[.G24]+[.E24]*([.D24]+[.F24]*[.G24]))" office:value-type="float" office:value="13.5400495957743" calcext:value-type="float">
            <text:p>13.5400495957743</text:p>
          </table:table-cell>
          <table:table-cell table:formula="of:=([.F24]*[.G24]*[.C24]-[.D24]*[.I24]+[.M24])/([.D24]+[.F24]*[.G24])" office:value-type="float" office:value="64.5929897466202" calcext:value-type="float">
            <text:p>64.5929897466202</text:p>
          </table:table-cell>
          <table:table-cell table:formula="of:=[.C24]-[.N24]" office:value-type="float" office:value="35.4070102533798" calcext:value-type="float">
            <text:p>35.4070102533798</text:p>
          </table:table-cell>
          <table:table-cell table:formula="of:=[.N24]+[.I24]-[.M24]" office:value-type="float" office:value="35.052940150846" calcext:value-type="float">
            <text:p>35.052940150846</text:p>
          </table:table-cell>
          <table:table-cell table:formula="of:=-([.D24])/([.C24]-[.N24])+([.F24]*[.G24])/([.N24]+[.I24]-[.M24])" office:value-type="float" office:value="0" calcext:value-type="float">
            <text:p>0</text:p>
          </table:table-cell>
          <table:table-cell table:formula="of:=[.E24]/[.M24]-([.F24]*[.G24])/([.N24]+[.I24]-[.M24])" office:value-type="float" office:value="0.0456119785810575" calcext:value-type="float">
            <text:p>0.0456119785810575</text:p>
          </table:table-cell>
          <table:table-cell table:formula="of:=[.D24]*LN([.C24]-[.N24])+[.E24]*LN([.M24])+[.F24]*[.G24]*LN([.N24]+[.I24]-[.M24])" office:value-type="float" office:value="9.69385266016937" calcext:value-type="float">
            <text:p>9.6938526601693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style-name="ce6" table:formula="of:=RANDBETWEEN(-10;10)" office:value-type="float" office:value="2" calcext:value-type="float">
            <text:p>2</text:p>
          </table:table-cell>
          <table:table-cell table:style-name="ce6" table:formula="of:=[.H25]+[.H24]" office:value-type="float" office:value="-5" calcext:value-type="float">
            <text:p>-5</text:p>
          </table:table-cell>
          <table:table-cell table:style-name="ce6" table:formula="of:=RANDBETWEEN(-10;10)" office:value-type="float" office:value="1" calcext:value-type="float">
            <text:p>1</text:p>
          </table:table-cell>
          <table:table-cell table:style-name="ce6" table:formula="of:=[.J25]+[.J24]" office:value-type="float" office:value="-9" calcext:value-type="float">
            <text:p>-9</text:p>
          </table:table-cell>
          <table:table-cell/>
          <table:table-cell table:formula="of:=([.E25]*([.D25]+[.F25]*[.G25])*[.I25]+[.E25]*[.F25]*[.G25]*[.C25])/([.E25]+([.D25]+[.F25]*[.G25])*[.F25]*[.G25]+[.E25]*([.D25]+[.F25]*[.G25]))" office:value-type="float" office:value="17.9532670712284" calcext:value-type="float">
            <text:p>17.9532670712284</text:p>
          </table:table-cell>
          <table:table-cell table:formula="of:=([.F25]*[.G25]*[.C25]-[.D25]*[.I25]+[.M25])/([.D25]+[.F25]*[.G25])" office:value-type="float" office:value="61.2830487795118" calcext:value-type="float">
            <text:p>61.2830487795118</text:p>
          </table:table-cell>
          <table:table-cell table:formula="of:=[.C25]-[.N25]" office:value-type="float" office:value="38.7169512204882" calcext:value-type="float">
            <text:p>38.7169512204882</text:p>
          </table:table-cell>
          <table:table-cell table:formula="of:=[.N25]+[.I25]-[.M25]" office:value-type="float" office:value="38.3297817082834" calcext:value-type="float">
            <text:p>38.3297817082834</text:p>
          </table:table-cell>
          <table:table-cell table:formula="of:=-([.D25])/([.C25]-[.N25])+([.F25]*[.G25])/([.N25]+[.I25]-[.M25])" office:value-type="float" office:value="0" calcext:value-type="float">
            <text:p>0</text:p>
          </table:table-cell>
          <table:table-cell table:formula="of:=[.E25]/[.M25]-([.F25]*[.G25])/([.N25]+[.I25]-[.M25])" office:value-type="float" office:value="0.0298716884513928" calcext:value-type="float">
            <text:p>0.0298716884513928</text:p>
          </table:table-cell>
          <table:table-cell table:formula="of:=[.D25]*LN([.C25]-[.N25])+[.E25]*LN([.M25])+[.F25]*[.G25]*LN([.N25]+[.I25]-[.M25])" office:value-type="float" office:value="10.1538145405511" calcext:value-type="float">
            <text:p>10.1538145405511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style-name="ce6" table:formula="of:=RANDBETWEEN(-10;10)" office:value-type="float" office:value="-1" calcext:value-type="float">
            <text:p>-1</text:p>
          </table:table-cell>
          <table:table-cell table:style-name="ce6" table:formula="of:=[.H26]+[.H25]" office:value-type="float" office:value="1" calcext:value-type="float">
            <text:p>1</text:p>
          </table:table-cell>
          <table:table-cell table:style-name="ce6" table:formula="of:=RANDBETWEEN(-10;10)" office:value-type="float" office:value="7" calcext:value-type="float">
            <text:p>7</text:p>
          </table:table-cell>
          <table:table-cell table:style-name="ce6" table:formula="of:=[.J26]+[.J25]" office:value-type="float" office:value="8" calcext:value-type="float">
            <text:p>8</text:p>
          </table:table-cell>
          <table:table-cell/>
          <table:table-cell table:formula="of:=([.E26]*([.D26]+[.F26]*[.G26])*[.I26]+[.E26]*[.F26]*[.G26]*[.C26])/([.E26]+([.D26]+[.F26]*[.G26])*[.F26]*[.G26]+[.E26]*([.D26]+[.F26]*[.G26]))" office:value-type="float" office:value="20.3604766032943" calcext:value-type="float">
            <text:p>20.3604766032943</text:p>
          </table:table-cell>
          <table:table-cell table:formula="of:=([.F26]*[.G26]*[.C26]-[.D26]*[.I26]+[.M26])/([.D26]+[.F26]*[.G26])" office:value-type="float" office:value="59.4776264338162" calcext:value-type="float">
            <text:p>59.4776264338162</text:p>
          </table:table-cell>
          <table:table-cell table:formula="of:=[.C26]-[.N26]" office:value-type="float" office:value="40.5223735661838" calcext:value-type="float">
            <text:p>40.5223735661838</text:p>
          </table:table-cell>
          <table:table-cell table:formula="of:=[.N26]+[.I26]-[.M26]" office:value-type="float" office:value="40.1171498305219" calcext:value-type="float">
            <text:p>40.1171498305219</text:p>
          </table:table-cell>
          <table:table-cell table:formula="of:=-([.D26])/([.C26]-[.N26])+([.F26]*[.G26])/([.N26]+[.I26]-[.M26])" office:value-type="float" office:value="0" calcext:value-type="float">
            <text:p>0</text:p>
          </table:table-cell>
          <table:table-cell table:formula="of:=[.E26]/[.M26]-([.F26]*[.G26])/([.N26]+[.I26]-[.M26])" office:value-type="float" office:value="0.0244370386211742" calcext:value-type="float">
            <text:p>0.0244370386211742</text:p>
          </table:table-cell>
          <table:table-cell table:formula="of:=[.D26]*LN([.C26]-[.N26])+[.E26]*LN([.M26])+[.F26]*[.G26]*LN([.N26]+[.I26]-[.M26])" office:value-type="float" office:value="10.3703357357866" calcext:value-type="float">
            <text:p>10.3703357357866</text:p>
          </table:table-cell>
          <table:table-cell table:formula="of:=AVERAGE([.S26:.S29])" office:value-type="float" office:value="10.392011997567" calcext:value-type="float">
            <text:p>10.392011997567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style-name="ce6" table:formula="of:=RANDBETWEEN(-10;10)" office:value-type="float" office:value="8" calcext:value-type="float">
            <text:p>8</text:p>
          </table:table-cell>
          <table:table-cell table:style-name="ce6" table:formula="of:=[.H27]+[.H26]" office:value-type="float" office:value="7" calcext:value-type="float">
            <text:p>7</text:p>
          </table:table-cell>
          <table:table-cell table:style-name="ce6" table:formula="of:=RANDBETWEEN(-10;10)" office:value-type="float" office:value="-2" calcext:value-type="float">
            <text:p>-2</text:p>
          </table:table-cell>
          <table:table-cell table:style-name="ce6" table:formula="of:=[.J27]+[.J26]" office:value-type="float" office:value="5" calcext:value-type="float">
            <text:p>5</text:p>
          </table:table-cell>
          <table:table-cell/>
          <table:table-cell table:formula="of:=([.E27]*([.D27]+[.F27]*[.G27])*[.I27]+[.E27]*[.F27]*[.G27]*[.C27])/([.E27]+([.D27]+[.F27]*[.G27])*[.F27]*[.G27]+[.E27]*([.D27]+[.F27]*[.G27]))" office:value-type="float" office:value="22.7676861353602" calcext:value-type="float">
            <text:p>22.7676861353602</text:p>
          </table:table-cell>
          <table:table-cell table:formula="of:=([.F27]*[.G27]*[.C27]-[.D27]*[.I27]+[.M27])/([.D27]+[.F27]*[.G27])" office:value-type="float" office:value="57.6722040881207" calcext:value-type="float">
            <text:p>57.6722040881207</text:p>
          </table:table-cell>
          <table:table-cell table:formula="of:=[.C27]-[.N27]" office:value-type="float" office:value="42.3277959118793" calcext:value-type="float">
            <text:p>42.3277959118793</text:p>
          </table:table-cell>
          <table:table-cell table:formula="of:=[.N27]+[.I27]-[.M27]" office:value-type="float" office:value="41.9045179527605" calcext:value-type="float">
            <text:p>41.9045179527605</text:p>
          </table:table-cell>
          <table:table-cell table:formula="of:=-([.D27])/([.C27]-[.N27])+([.F27]*[.G27])/([.N27]+[.I27]-[.M27])" office:value-type="float" office:value="0" calcext:value-type="float">
            <text:p>0</text:p>
          </table:table-cell>
          <table:table-cell table:formula="of:=[.E27]/[.M27]-([.F27]*[.G27])/([.N27]+[.I27]-[.M27])" office:value-type="float" office:value="0.0202967609855359" calcext:value-type="float">
            <text:p>0.0202967609855359</text:p>
          </table:table-cell>
          <table:table-cell table:formula="of:=[.D27]*LN([.C27]-[.N27])+[.E27]*LN([.M27])+[.F27]*[.G27]*LN([.N27]+[.I27]-[.M27])" office:value-type="float" office:value="10.5688259515837" calcext:value-type="float">
            <text:p>10.568825951583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style-name="ce6" table:formula="of:=RANDBETWEEN(-10;10)" office:value-type="float" office:value="1" calcext:value-type="float">
            <text:p>1</text:p>
          </table:table-cell>
          <table:table-cell table:style-name="ce6" table:formula="of:=[.H28]+[.H27]" office:value-type="float" office:value="9" calcext:value-type="float">
            <text:p>9</text:p>
          </table:table-cell>
          <table:table-cell table:style-name="ce6" table:formula="of:=RANDBETWEEN(-10;10)" office:value-type="float" office:value="-3" calcext:value-type="float">
            <text:p>-3</text:p>
          </table:table-cell>
          <table:table-cell table:style-name="ce6" table:formula="of:=[.J28]+[.J27]" office:value-type="float" office:value="-5" calcext:value-type="float">
            <text:p>-5</text:p>
          </table:table-cell>
          <table:table-cell/>
          <table:table-cell table:formula="of:=([.E28]*([.D28]+[.F28]*[.G28])*[.I28]+[.E28]*[.F28]*[.G28]*[.C28])/([.E28]+([.D28]+[.F28]*[.G28])*[.F28]*[.G28]+[.E28]*([.D28]+[.F28]*[.G28]))" office:value-type="float" office:value="23.5700893127155" calcext:value-type="float">
            <text:p>23.5700893127155</text:p>
          </table:table-cell>
          <table:table-cell table:formula="of:=([.F28]*[.G28]*[.C28]-[.D28]*[.I28]+[.M28])/([.D28]+[.F28]*[.G28])" office:value-type="float" office:value="57.0703966395555" calcext:value-type="float">
            <text:p>57.0703966395555</text:p>
          </table:table-cell>
          <table:table-cell table:formula="of:=[.C28]-[.N28]" office:value-type="float" office:value="42.9296033604445" calcext:value-type="float">
            <text:p>42.9296033604445</text:p>
          </table:table-cell>
          <table:table-cell table:formula="of:=[.N28]+[.I28]-[.M28]" office:value-type="float" office:value="42.5003073268401" calcext:value-type="float">
            <text:p>42.5003073268401</text:p>
          </table:table-cell>
          <table:table-cell table:formula="of:=-([.D28])/([.C28]-[.N28])+([.F28]*[.G28])/([.N28]+[.I28]-[.M28])" office:value-type="float" office:value="0" calcext:value-type="float">
            <text:p>0</text:p>
          </table:table-cell>
          <table:table-cell table:formula="of:=[.E28]/[.M28]-([.F28]*[.G28])/([.N28]+[.I28]-[.M28])" office:value-type="float" office:value="0.0191327037775326" calcext:value-type="float">
            <text:p>0.0191327037775326</text:p>
          </table:table-cell>
          <table:table-cell table:formula="of:=[.D28]*LN([.C28]-[.N28])+[.E28]*LN([.M28])+[.F28]*[.G28]*LN([.N28]+[.I28]-[.M28])" office:value-type="float" office:value="10.6315563432251" calcext:value-type="float">
            <text:p>10.6315563432251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style-name="ce6" table:formula="of:=RANDBETWEEN(-10;10)" office:value-type="float" office:value="-10" calcext:value-type="float">
            <text:p>-10</text:p>
          </table:table-cell>
          <table:table-cell table:style-name="ce6" table:formula="of:=[.H29]+[.H28]" office:value-type="float" office:value="-9" calcext:value-type="float">
            <text:p>-9</text:p>
          </table:table-cell>
          <table:table-cell table:style-name="ce6" table:formula="of:=RANDBETWEEN(-10;10)" office:value-type="float" office:value="2" calcext:value-type="float">
            <text:p>2</text:p>
          </table:table-cell>
          <table:table-cell table:style-name="ce6" table:formula="of:=[.J29]+[.J28]" office:value-type="float" office:value="-1" calcext:value-type="float">
            <text:p>-1</text:p>
          </table:table-cell>
          <table:table-cell/>
          <table:table-cell table:formula="of:=([.E29]*([.D29]+[.F29]*[.G29])*[.I29]+[.E29]*[.F29]*[.G29]*[.C29])/([.E29]+([.D29]+[.F29]*[.G29])*[.F29]*[.G29]+[.E29]*([.D29]+[.F29]*[.G29]))" office:value-type="float" office:value="16.3484607165178" calcext:value-type="float">
            <text:p>16.3484607165178</text:p>
          </table:table-cell>
          <table:table-cell table:formula="of:=([.F29]*[.G29]*[.C29]-[.D29]*[.I29]+[.M29])/([.D29]+[.F29]*[.G29])" office:value-type="float" office:value="62.4866636766421" calcext:value-type="float">
            <text:p>62.4866636766421</text:p>
          </table:table-cell>
          <table:table-cell table:formula="of:=[.C29]-[.N29]" office:value-type="float" office:value="37.5133363233579" calcext:value-type="float">
            <text:p>37.5133363233579</text:p>
          </table:table-cell>
          <table:table-cell table:formula="of:=[.N29]+[.I29]-[.M29]" office:value-type="float" office:value="37.1382029601243" calcext:value-type="float">
            <text:p>37.1382029601243</text:p>
          </table:table-cell>
          <table:table-cell table:formula="of:=-([.D29])/([.C29]-[.N29])+([.F29]*[.G29])/([.N29]+[.I29]-[.M29])" office:value-type="float" office:value="0" calcext:value-type="float">
            <text:p>0</text:p>
          </table:table-cell>
          <table:table-cell table:formula="of:=[.E29]/[.M29]-([.F29]*[.G29])/([.N29]+[.I29]-[.M29])" office:value-type="float" office:value="0.0345106517740121" calcext:value-type="float">
            <text:p>0.0345106517740121</text:p>
          </table:table-cell>
          <table:table-cell table:formula="of:=[.D29]*LN([.C29]-[.N29])+[.E29]*LN([.M29])+[.F29]*[.G29]*LN([.N29]+[.I29]-[.M29])" office:value-type="float" office:value="9.99732995967249" calcext:value-type="float">
            <text:p>9.9973299596724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style-name="ce6" table:formula="of:=RANDBETWEEN(-10;10)" office:value-type="float" office:value="10" calcext:value-type="float">
            <text:p>10</text:p>
          </table:table-cell>
          <table:table-cell table:style-name="ce6" table:formula="of:=[.H30]+[.H29]" office:value-type="float" office:value="0" calcext:value-type="float">
            <text:p>0</text:p>
          </table:table-cell>
          <table:table-cell table:style-name="ce6" table:formula="of:=RANDBETWEEN(-10;10)" office:value-type="float" office:value="0" calcext:value-type="float">
            <text:p>0</text:p>
          </table:table-cell>
          <table:table-cell table:style-name="ce6" table:formula="of:=[.J30]+[.J29]" office:value-type="float" office:value="2" calcext:value-type="float">
            <text:p>2</text:p>
          </table:table-cell>
          <table:table-cell/>
          <table:table-cell table:formula="of:=([.E30]*([.D30]+[.F30]*[.G30])*[.I30]+[.E30]*[.F30]*[.G30]*[.C30])/([.E30]+([.D30]+[.F30]*[.G30])*[.F30]*[.G30]+[.E30]*([.D30]+[.F30]*[.G30]))" office:value-type="float" office:value="19.9592750146166" calcext:value-type="float">
            <text:p>19.9592750146166</text:p>
          </table:table-cell>
          <table:table-cell table:formula="of:=([.F30]*[.G30]*[.C30]-[.D30]*[.I30]+[.M30])/([.D30]+[.F30]*[.G30])" office:value-type="float" office:value="59.7785301580988" calcext:value-type="float">
            <text:p>59.7785301580988</text:p>
          </table:table-cell>
          <table:table-cell table:formula="of:=[.C30]-[.N30]" office:value-type="float" office:value="40.2214698419012" calcext:value-type="float">
            <text:p>40.2214698419012</text:p>
          </table:table-cell>
          <table:table-cell table:formula="of:=[.N30]+[.I30]-[.M30]" office:value-type="float" office:value="39.8192551434822" calcext:value-type="float">
            <text:p>39.8192551434822</text:p>
          </table:table-cell>
          <table:table-cell table:formula="of:=-([.D30])/([.C30]-[.N30])+([.F30]*[.G30])/([.N30]+[.I30]-[.M30])" office:value-type="float" office:value="0" calcext:value-type="float">
            <text:p>0</text:p>
          </table:table-cell>
          <table:table-cell table:formula="of:=[.E30]/[.M30]-([.F30]*[.G30])/([.N30]+[.I30]-[.M30])" office:value-type="float" office:value="0.0252396766842247" calcext:value-type="float">
            <text:p>0.0252396766842247</text:p>
          </table:table-cell>
          <table:table-cell table:formula="of:=[.D30]*LN([.C30]-[.N30])+[.E30]*LN([.M30])+[.F30]*[.G30]*LN([.N30]+[.I30]-[.M30])" office:value-type="float" office:value="10.3356019639815" calcext:value-type="float">
            <text:p>10.3356019639815</text:p>
          </table:table-cell>
          <table:table-cell table:formula="of:=AVERAGE([.S30:.S33])" office:value-type="float" office:value="10.1638095930161" calcext:value-type="float">
            <text:p>10.163809593016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style-name="ce6" table:formula="of:=RANDBETWEEN(-10;10)" office:value-type="float" office:value="-9" calcext:value-type="float">
            <text:p>-9</text:p>
          </table:table-cell>
          <table:table-cell table:style-name="ce6" table:formula="of:=[.H31]+[.H30]" office:value-type="float" office:value="1" calcext:value-type="float">
            <text:p>1</text:p>
          </table:table-cell>
          <table:table-cell table:style-name="ce6" table:formula="of:=RANDBETWEEN(-10;10)" office:value-type="float" office:value="10" calcext:value-type="float">
            <text:p>10</text:p>
          </table:table-cell>
          <table:table-cell table:style-name="ce6" table:formula="of:=[.J31]+[.J30]" office:value-type="float" office:value="10" calcext:value-type="float">
            <text:p>10</text:p>
          </table:table-cell>
          <table:table-cell/>
          <table:table-cell table:formula="of:=([.E31]*([.D31]+[.F31]*[.G31])*[.I31]+[.E31]*[.F31]*[.G31]*[.C31])/([.E31]+([.D31]+[.F31]*[.G31])*[.F31]*[.G31]+[.E31]*([.D31]+[.F31]*[.G31]))" office:value-type="float" office:value="20.3604766032943" calcext:value-type="float">
            <text:p>20.3604766032943</text:p>
          </table:table-cell>
          <table:table-cell table:formula="of:=([.F31]*[.G31]*[.C31]-[.D31]*[.I31]+[.M31])/([.D31]+[.F31]*[.G31])" office:value-type="float" office:value="59.4776264338162" calcext:value-type="float">
            <text:p>59.4776264338162</text:p>
          </table:table-cell>
          <table:table-cell table:formula="of:=[.C31]-[.N31]" office:value-type="float" office:value="40.5223735661838" calcext:value-type="float">
            <text:p>40.5223735661838</text:p>
          </table:table-cell>
          <table:table-cell table:formula="of:=[.N31]+[.I31]-[.M31]" office:value-type="float" office:value="40.1171498305219" calcext:value-type="float">
            <text:p>40.1171498305219</text:p>
          </table:table-cell>
          <table:table-cell table:formula="of:=-([.D31])/([.C31]-[.N31])+([.F31]*[.G31])/([.N31]+[.I31]-[.M31])" office:value-type="float" office:value="0" calcext:value-type="float">
            <text:p>0</text:p>
          </table:table-cell>
          <table:table-cell table:formula="of:=[.E31]/[.M31]-([.F31]*[.G31])/([.N31]+[.I31]-[.M31])" office:value-type="float" office:value="0.0244370386211742" calcext:value-type="float">
            <text:p>0.0244370386211742</text:p>
          </table:table-cell>
          <table:table-cell table:formula="of:=[.D31]*LN([.C31]-[.N31])+[.E31]*LN([.M31])+[.F31]*[.G31]*LN([.N31]+[.I31]-[.M31])" office:value-type="float" office:value="10.3703357357866" calcext:value-type="float">
            <text:p>10.3703357357866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style-name="ce6" table:formula="of:=RANDBETWEEN(-10;10)" office:value-type="float" office:value="-3" calcext:value-type="float">
            <text:p>-3</text:p>
          </table:table-cell>
          <table:table-cell table:style-name="ce6" table:formula="of:=[.H32]+[.H31]" office:value-type="float" office:value="-12" calcext:value-type="float">
            <text:p>-12</text:p>
          </table:table-cell>
          <table:table-cell table:style-name="ce6" table:formula="of:=RANDBETWEEN(-10;10)" office:value-type="float" office:value="1" calcext:value-type="float">
            <text:p>1</text:p>
          </table:table-cell>
          <table:table-cell table:style-name="ce6" table:formula="of:=[.J32]+[.J31]" office:value-type="float" office:value="11" calcext:value-type="float">
            <text:p>11</text:p>
          </table:table-cell>
          <table:table-cell/>
          <table:table-cell table:formula="of:=([.E32]*([.D32]+[.F32]*[.G32])*[.I32]+[.E32]*[.F32]*[.G32]*[.C32])/([.E32]+([.D32]+[.F32]*[.G32])*[.F32]*[.G32]+[.E32]*([.D32]+[.F32]*[.G32]))" office:value-type="float" office:value="15.1448559504849" calcext:value-type="float">
            <text:p>15.1448559504849</text:p>
          </table:table-cell>
          <table:table-cell table:formula="of:=([.F32]*[.G32]*[.C32]-[.D32]*[.I32]+[.M32])/([.D32]+[.F32]*[.G32])" office:value-type="float" office:value="63.3893748494899" calcext:value-type="float">
            <text:p>63.3893748494899</text:p>
          </table:table-cell>
          <table:table-cell table:formula="of:=[.C32]-[.N32]" office:value-type="float" office:value="36.6106251505101" calcext:value-type="float">
            <text:p>36.6106251505101</text:p>
          </table:table-cell>
          <table:table-cell table:formula="of:=[.N32]+[.I32]-[.M32]" office:value-type="float" office:value="36.244518899005" calcext:value-type="float">
            <text:p>36.244518899005</text:p>
          </table:table-cell>
          <table:table-cell table:formula="of:=-([.D32])/([.C32]-[.N32])+([.F32]*[.G32])/([.N32]+[.I32]-[.M32])" office:value-type="float" office:value="0" calcext:value-type="float">
            <text:p>0</text:p>
          </table:table-cell>
          <table:table-cell table:formula="of:=[.E32]/[.M32]-([.F32]*[.G32])/([.N32]+[.I32]-[.M32])" office:value-type="float" office:value="0.0387145453820079" calcext:value-type="float">
            <text:p>0.0387145453820079</text:p>
          </table:table-cell>
          <table:table-cell table:formula="of:=[.D32]*LN([.C32]-[.N32])+[.E32]*LN([.M32])+[.F32]*[.G32]*LN([.N32]+[.I32]-[.M32])" office:value-type="float" office:value="9.87238472142341" calcext:value-type="float">
            <text:p>9.8723847214234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style-name="ce6" table:formula="of:=RANDBETWEEN(-10;10)" office:value-type="float" office:value="-4" calcext:value-type="float">
            <text:p>-4</text:p>
          </table:table-cell>
          <table:table-cell table:style-name="ce6" table:formula="of:=[.H33]+[.H32]" office:value-type="float" office:value="-7" calcext:value-type="float">
            <text:p>-7</text:p>
          </table:table-cell>
          <table:table-cell table:style-name="ce6" table:formula="of:=RANDBETWEEN(-10;10)" office:value-type="float" office:value="1" calcext:value-type="float">
            <text:p>1</text:p>
          </table:table-cell>
          <table:table-cell table:style-name="ce6" table:formula="of:=[.J33]+[.J32]" office:value-type="float" office:value="2" calcext:value-type="float">
            <text:p>2</text:p>
          </table:table-cell>
          <table:table-cell/>
          <table:table-cell table:formula="of:=([.E33]*([.D33]+[.F33]*[.G33])*[.I33]+[.E33]*[.F33]*[.G33]*[.C33])/([.E33]+([.D33]+[.F33]*[.G33])*[.F33]*[.G33]+[.E33]*([.D33]+[.F33]*[.G33]))" office:value-type="float" office:value="17.1508638938731" calcext:value-type="float">
            <text:p>17.1508638938731</text:p>
          </table:table-cell>
          <table:table-cell table:formula="of:=([.F33]*[.G33]*[.C33]-[.D33]*[.I33]+[.M33])/([.D33]+[.F33]*[.G33])" office:value-type="float" office:value="61.8848562280769" calcext:value-type="float">
            <text:p>61.8848562280769</text:p>
          </table:table-cell>
          <table:table-cell table:formula="of:=[.C33]-[.N33]" office:value-type="float" office:value="38.1151437719231" calcext:value-type="float">
            <text:p>38.1151437719231</text:p>
          </table:table-cell>
          <table:table-cell table:formula="of:=[.N33]+[.I33]-[.M33]" office:value-type="float" office:value="37.7339923342038" calcext:value-type="float">
            <text:p>37.7339923342038</text:p>
          </table:table-cell>
          <table:table-cell table:formula="of:=-([.D33])/([.C33]-[.N33])+([.F33]*[.G33])/([.N33]+[.I33]-[.M33])" office:value-type="float" office:value="0" calcext:value-type="float">
            <text:p>0</text:p>
          </table:table-cell>
          <table:table-cell table:formula="of:=[.E33]/[.M33]-([.F33]*[.G33])/([.N33]+[.I33]-[.M33])" office:value-type="float" office:value="0.0320698099501278" calcext:value-type="float">
            <text:p>0.0320698099501278</text:p>
          </table:table-cell>
          <table:table-cell table:formula="of:=[.D33]*LN([.C33]-[.N33])+[.E33]*LN([.M33])+[.F33]*[.G33]*LN([.N33]+[.I33]-[.M33])" office:value-type="float" office:value="10.0769159508727" calcext:value-type="float">
            <text:p>10.0769159508727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style-name="ce6" table:formula="of:=RANDBETWEEN(-10;10)" office:value-type="float" office:value="7" calcext:value-type="float">
            <text:p>7</text:p>
          </table:table-cell>
          <table:table-cell table:style-name="ce6" table:formula="of:=[.H34]+[.H33]" office:value-type="float" office:value="3" calcext:value-type="float">
            <text:p>3</text:p>
          </table:table-cell>
          <table:table-cell table:style-name="ce6" table:formula="of:=RANDBETWEEN(-10;10)" office:value-type="float" office:value="-5" calcext:value-type="float">
            <text:p>-5</text:p>
          </table:table-cell>
          <table:table-cell table:style-name="ce6" table:formula="of:=[.J34]+[.J33]" office:value-type="float" office:value="-4" calcext:value-type="float">
            <text:p>-4</text:p>
          </table:table-cell>
          <table:table-cell/>
          <table:table-cell table:formula="of:=([.E34]*([.D34]+[.F34]*[.G34])*[.I34]+[.E34]*[.F34]*[.G34]*[.C34])/([.E34]+([.D34]+[.F34]*[.G34])*[.F34]*[.G34]+[.E34]*([.D34]+[.F34]*[.G34]))" office:value-type="float" office:value="21.1628797806496" calcext:value-type="float">
            <text:p>21.1628797806496</text:p>
          </table:table-cell>
          <table:table-cell table:formula="of:=([.F34]*[.G34]*[.C34]-[.D34]*[.I34]+[.M34])/([.D34]+[.F34]*[.G34])" office:value-type="float" office:value="58.8758189852511" calcext:value-type="float">
            <text:p>58.8758189852511</text:p>
          </table:table-cell>
          <table:table-cell table:formula="of:=[.C34]-[.N34]" office:value-type="float" office:value="41.124181014749" calcext:value-type="float">
            <text:p>41.124181014749</text:p>
          </table:table-cell>
          <table:table-cell table:formula="of:=[.N34]+[.I34]-[.M34]" office:value-type="float" office:value="40.7129392046015" calcext:value-type="float">
            <text:p>40.7129392046015</text:p>
          </table:table-cell>
          <table:table-cell table:formula="of:=-([.D34])/([.C34]-[.N34])+([.F34]*[.G34])/([.N34]+[.I34]-[.M34])" office:value-type="float" office:value="0" calcext:value-type="float">
            <text:p>0</text:p>
          </table:table-cell>
          <table:table-cell table:formula="of:=[.E34]/[.M34]-([.F34]*[.G34])/([.N34]+[.I34]-[.M34])" office:value-type="float" office:value="0.022935954670999" calcext:value-type="float">
            <text:p>0.022935954670999</text:p>
          </table:table-cell>
          <table:table-cell table:formula="of:=[.D34]*LN([.C34]-[.N34])+[.E34]*LN([.M34])+[.F34]*[.G34]*LN([.N34]+[.I34]-[.M34])" office:value-type="float" office:value="10.4383254864898" calcext:value-type="float">
            <text:p>10.4383254864898</text:p>
          </table:table-cell>
          <table:table-cell table:formula="of:=AVERAGE([.S34:.S37])" office:value-type="float" office:value="10.4287316479778" calcext:value-type="float">
            <text:p>10.4287316479778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style-name="ce6" table:formula="of:=RANDBETWEEN(-10;10)" office:value-type="float" office:value="6" calcext:value-type="float">
            <text:p>6</text:p>
          </table:table-cell>
          <table:table-cell table:style-name="ce6" table:formula="of:=[.H35]+[.H34]" office:value-type="float" office:value="13" calcext:value-type="float">
            <text:p>13</text:p>
          </table:table-cell>
          <table:table-cell table:style-name="ce6" table:formula="of:=RANDBETWEEN(-10;10)" office:value-type="float" office:value="7" calcext:value-type="float">
            <text:p>7</text:p>
          </table:table-cell>
          <table:table-cell table:style-name="ce6" table:formula="of:=[.J35]+[.J34]" office:value-type="float" office:value="2" calcext:value-type="float">
            <text:p>2</text:p>
          </table:table-cell>
          <table:table-cell/>
          <table:table-cell table:formula="of:=([.E35]*([.D35]+[.F35]*[.G35])*[.I35]+[.E35]*[.F35]*[.G35]*[.C35])/([.E35]+([.D35]+[.F35]*[.G35])*[.F35]*[.G35]+[.E35]*([.D35]+[.F35]*[.G35]))" office:value-type="float" office:value="25.1748956674261" calcext:value-type="float">
            <text:p>25.1748956674261</text:p>
          </table:table-cell>
          <table:table-cell table:formula="of:=([.F35]*[.G35]*[.C35]-[.D35]*[.I35]+[.M35])/([.D35]+[.F35]*[.G35])" office:value-type="float" office:value="55.8667817424252" calcext:value-type="float">
            <text:p>55.8667817424252</text:p>
          </table:table-cell>
          <table:table-cell table:formula="of:=[.C35]-[.N35]" office:value-type="float" office:value="44.1332182575748" calcext:value-type="float">
            <text:p>44.1332182575748</text:p>
          </table:table-cell>
          <table:table-cell table:formula="of:=[.N35]+[.I35]-[.M35]" office:value-type="float" office:value="43.6918860749991" calcext:value-type="float">
            <text:p>43.6918860749991</text:p>
          </table:table-cell>
          <table:table-cell table:formula="of:=-([.D35])/([.C35]-[.N35])+([.F35]*[.G35])/([.N35]+[.I35]-[.M35])" office:value-type="float" office:value="0" calcext:value-type="float">
            <text:p>0</text:p>
          </table:table-cell>
          <table:table-cell table:formula="of:=[.E35]/[.M35]-([.F35]*[.G35])/([.N35]+[.I35]-[.M35])" office:value-type="float" office:value="0.0170634416420313" calcext:value-type="float">
            <text:p>0.0170634416420313</text:p>
          </table:table-cell>
          <table:table-cell table:formula="of:=[.D35]*LN([.C35]-[.N35])+[.E35]*LN([.M35])+[.F35]*[.G35]*LN([.N35]+[.I35]-[.M35])" office:value-type="float" office:value="10.7524508290837" calcext:value-type="float">
            <text:p>10.7524508290837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style-name="ce6" table:formula="of:=RANDBETWEEN(-10;10)" office:value-type="float" office:value="-5" calcext:value-type="float">
            <text:p>-5</text:p>
          </table:table-cell>
          <table:table-cell table:style-name="ce6" table:formula="of:=[.H36]+[.H35]" office:value-type="float" office:value="1" calcext:value-type="float">
            <text:p>1</text:p>
          </table:table-cell>
          <table:table-cell table:style-name="ce6" table:formula="of:=RANDBETWEEN(-10;10)" office:value-type="float" office:value="4" calcext:value-type="float">
            <text:p>4</text:p>
          </table:table-cell>
          <table:table-cell table:style-name="ce6" table:formula="of:=[.J36]+[.J35]" office:value-type="float" office:value="11" calcext:value-type="float">
            <text:p>11</text:p>
          </table:table-cell>
          <table:table-cell/>
          <table:table-cell table:formula="of:=([.E36]*([.D36]+[.F36]*[.G36])*[.I36]+[.E36]*[.F36]*[.G36]*[.C36])/([.E36]+([.D36]+[.F36]*[.G36])*[.F36]*[.G36]+[.E36]*([.D36]+[.F36]*[.G36]))" office:value-type="float" office:value="20.3604766032943" calcext:value-type="float">
            <text:p>20.3604766032943</text:p>
          </table:table-cell>
          <table:table-cell table:formula="of:=([.F36]*[.G36]*[.C36]-[.D36]*[.I36]+[.M36])/([.D36]+[.F36]*[.G36])" office:value-type="float" office:value="59.4776264338162" calcext:value-type="float">
            <text:p>59.4776264338162</text:p>
          </table:table-cell>
          <table:table-cell table:formula="of:=[.C36]-[.N36]" office:value-type="float" office:value="40.5223735661838" calcext:value-type="float">
            <text:p>40.5223735661838</text:p>
          </table:table-cell>
          <table:table-cell table:formula="of:=[.N36]+[.I36]-[.M36]" office:value-type="float" office:value="40.1171498305219" calcext:value-type="float">
            <text:p>40.1171498305219</text:p>
          </table:table-cell>
          <table:table-cell table:formula="of:=-([.D36])/([.C36]-[.N36])+([.F36]*[.G36])/([.N36]+[.I36]-[.M36])" office:value-type="float" office:value="0" calcext:value-type="float">
            <text:p>0</text:p>
          </table:table-cell>
          <table:table-cell table:formula="of:=[.E36]/[.M36]-([.F36]*[.G36])/([.N36]+[.I36]-[.M36])" office:value-type="float" office:value="0.0244370386211742" calcext:value-type="float">
            <text:p>0.0244370386211742</text:p>
          </table:table-cell>
          <table:table-cell table:formula="of:=[.D36]*LN([.C36]-[.N36])+[.E36]*LN([.M36])+[.F36]*[.G36]*LN([.N36]+[.I36]-[.M36])" office:value-type="float" office:value="10.3703357357866" calcext:value-type="float">
            <text:p>10.370335735786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style-name="ce6" table:formula="of:=RANDBETWEEN(-10;10)" office:value-type="float" office:value="0" calcext:value-type="float">
            <text:p>0</text:p>
          </table:table-cell>
          <table:table-cell table:style-name="ce6" table:formula="of:=[.H37]+[.H36]" office:value-type="float" office:value="-5" calcext:value-type="float">
            <text:p>-5</text:p>
          </table:table-cell>
          <table:table-cell table:style-name="ce6" table:formula="of:=RANDBETWEEN(-10;10)" office:value-type="float" office:value="-3" calcext:value-type="float">
            <text:p>-3</text:p>
          </table:table-cell>
          <table:table-cell table:style-name="ce6" table:formula="of:=[.J37]+[.J36]" office:value-type="float" office:value="1" calcext:value-type="float">
            <text:p>1</text:p>
          </table:table-cell>
          <table:table-cell/>
          <table:table-cell table:formula="of:=([.E37]*([.D37]+[.F37]*[.G37])*[.I37]+[.E37]*[.F37]*[.G37]*[.C37])/([.E37]+([.D37]+[.F37]*[.G37])*[.F37]*[.G37]+[.E37]*([.D37]+[.F37]*[.G37]))" office:value-type="float" office:value="17.9532670712284" calcext:value-type="float">
            <text:p>17.9532670712284</text:p>
          </table:table-cell>
          <table:table-cell table:formula="of:=([.F37]*[.G37]*[.C37]-[.D37]*[.I37]+[.M37])/([.D37]+[.F37]*[.G37])" office:value-type="float" office:value="61.2830487795118" calcext:value-type="float">
            <text:p>61.2830487795118</text:p>
          </table:table-cell>
          <table:table-cell table:formula="of:=[.C37]-[.N37]" office:value-type="float" office:value="38.7169512204882" calcext:value-type="float">
            <text:p>38.7169512204882</text:p>
          </table:table-cell>
          <table:table-cell table:formula="of:=[.N37]+[.I37]-[.M37]" office:value-type="float" office:value="38.3297817082834" calcext:value-type="float">
            <text:p>38.3297817082834</text:p>
          </table:table-cell>
          <table:table-cell table:formula="of:=-([.D37])/([.C37]-[.N37])+([.F37]*[.G37])/([.N37]+[.I37]-[.M37])" office:value-type="float" office:value="0" calcext:value-type="float">
            <text:p>0</text:p>
          </table:table-cell>
          <table:table-cell table:formula="of:=[.E37]/[.M37]-([.F37]*[.G37])/([.N37]+[.I37]-[.M37])" office:value-type="float" office:value="0.0298716884513928" calcext:value-type="float">
            <text:p>0.0298716884513928</text:p>
          </table:table-cell>
          <table:table-cell table:formula="of:=[.D37]*LN([.C37]-[.N37])+[.E37]*LN([.M37])+[.F37]*[.G37]*LN([.N37]+[.I37]-[.M37])" office:value-type="float" office:value="10.1538145405511" calcext:value-type="float">
            <text:p>10.1538145405511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style-name="ce6" table:formula="of:=RANDBETWEEN(-10;10)" office:value-type="float" office:value="-10" calcext:value-type="float">
            <text:p>-10</text:p>
          </table:table-cell>
          <table:table-cell table:style-name="ce6" table:formula="of:=[.H38]+[.H37]" office:value-type="float" office:value="-10" calcext:value-type="float">
            <text:p>-10</text:p>
          </table:table-cell>
          <table:table-cell table:style-name="ce6" table:formula="of:=RANDBETWEEN(-10;10)" office:value-type="float" office:value="3" calcext:value-type="float">
            <text:p>3</text:p>
          </table:table-cell>
          <table:table-cell table:style-name="ce6" table:formula="of:=[.J38]+[.J37]" office:value-type="float" office:value="0" calcext:value-type="float">
            <text:p>0</text:p>
          </table:table-cell>
          <table:table-cell/>
          <table:table-cell table:formula="of:=([.E38]*([.D38]+[.F38]*[.G38])*[.I38]+[.E38]*[.F38]*[.G38]*[.C38])/([.E38]+([.D38]+[.F38]*[.G38])*[.F38]*[.G38]+[.E38]*([.D38]+[.F38]*[.G38]))" office:value-type="float" office:value="15.9472591278402" calcext:value-type="float">
            <text:p>15.9472591278402</text:p>
          </table:table-cell>
          <table:table-cell table:formula="of:=([.F38]*[.G38]*[.C38]-[.D38]*[.I38]+[.M38])/([.D38]+[.F38]*[.G38])" office:value-type="float" office:value="62.7875674009247" calcext:value-type="float">
            <text:p>62.7875674009247</text:p>
          </table:table-cell>
          <table:table-cell table:formula="of:=[.C38]-[.N38]" office:value-type="float" office:value="37.2124325990753" calcext:value-type="float">
            <text:p>37.2124325990753</text:p>
          </table:table-cell>
          <table:table-cell table:formula="of:=[.N38]+[.I38]-[.M38]" office:value-type="float" office:value="36.8403082730845" calcext:value-type="float">
            <text:p>36.8403082730845</text:p>
          </table:table-cell>
          <table:table-cell table:formula="of:=-([.D38])/([.C38]-[.N38])+([.F38]*[.G38])/([.N38]+[.I38]-[.M38])" office:value-type="float" office:value="0" calcext:value-type="float">
            <text:p>0</text:p>
          </table:table-cell>
          <table:table-cell table:formula="of:=[.E38]/[.M38]-([.F38]*[.G38])/([.N38]+[.I38]-[.M38])" office:value-type="float" office:value="0.0358339610780245" calcext:value-type="float">
            <text:p>0.0358339610780245</text:p>
          </table:table-cell>
          <table:table-cell table:formula="of:=[.D38]*LN([.C38]-[.N38])+[.E38]*LN([.M38])+[.F38]*[.G38]*LN([.N38]+[.I38]-[.M38])" office:value-type="float" office:value="9.95645654149587" calcext:value-type="float">
            <text:p>9.95645654149587</text:p>
          </table:table-cell>
          <table:table-cell table:number-columns-repeated="5"/>
        </table:table-row>
        <table:table-row table:style-name="ro1" table:number-rows-repeated="1048537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información imperfecta" table:style-name="ta1">
        <table:shapes>
          <draw:frame draw:z-index="0" draw:style-name="gr1" draw:text-style-name="P1" svg:width="6.3012in" svg:height="3.5453in" svg:x="7.3024in" svg:y="7.0906in">
            <draw:object draw:notify-on-update-of-ranges="'información imperfecta'.O22:'información imperfecta'.O38 'información imperfecta'.P22:'información imperfecta'.P3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6.2988in" svg:height="3.5429in" svg:x="0.5421in" svg:y="7.2555in">
            <draw:object draw:notify-on-update-of-ranges="'información imperfecta'.O2:'información imperfecta'.O18 'información imperfecta'.P2:'información imperfecta'.P1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16" table:default-cell-style-name="ce4"/>
        <table:table-column table:style-name="co3" table:default-cell-style-name="ce4"/>
        <table:table-column table:style-name="co9" table:default-cell-style-name="Default"/>
        <table:table-column table:style-name="co10" table:number-columns-repeated="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elecciones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5" office:value-type="string" calcext:value-type="string">
            <text:p>β</text:p>
          </table:table-cell>
          <table:table-cell table:style-name="ce1" office:value-type="string" calcext:value-type="string">
            <text:p>d</text:p>
          </table:table-cell>
          <table:table-cell table:style-name="ce16" office:value-type="string" calcext:value-type="string">
            <text:p>α_I</text:p>
          </table:table-cell>
          <table:table-cell table:style-name="ce16" office:value-type="string" calcext:value-type="string">
            <text:p>ϵ_I</text:p>
          </table:table-cell>
          <table:table-cell table:style-name="ce2" office:value-type="string" calcext:value-type="string">
            <text:p>q_I</text:p>
          </table:table-cell>
          <table:table-cell table:style-name="ce16" office:value-type="string" calcext:value-type="string">
            <text:p>η_I</text:p>
          </table:table-cell>
          <table:table-cell table:style-name="ce16" office:value-type="string" calcext:value-type="string">
            <text:p>h</text:p>
          </table:table-cell>
          <table:table-cell table:style-name="ce16" office:value-type="string" calcext:value-type="string">
            <text:p>k</text:p>
          </table:table-cell>
          <table:table-cell table:style-name="ce1"/>
          <table:table-cell table:style-name="ce1" office:value-type="string" calcext:value-type="string">
            <text:p>g</text:p>
          </table:table-cell>
          <table:table-cell table:style-name="ce15" office:value-type="string" calcext:value-type="string">
            <text:p>τ</text:p>
          </table:table-cell>
          <table:table-cell table:style-name="ce15" office:value-type="string" calcext:value-type="string">
            <text:p>ᴨ[<text:span text:style-name="T1">ρ(g,τ),η)</text:span></text:p>
          </table:table-cell>
          <table:table-cell table:style-name="ce1" office:value-type="string" calcext:value-type="string">
            <text:p>y-<text:span text:style-name="T1">τ</text:span></text:p>
          </table:table-cell>
          <table:table-cell table:style-name="ce15" office:value-type="string" calcext:value-type="string">
            <text:p>τ+<text:span text:style-name="T1">ϵ-g</text:span></text:p>
          </table:table-cell>
          <table:table-cell table:style-name="ce1" office:value-type="string" calcext:value-type="string">
            <text:p>CPO: <text:span text:style-name="T1">τ</text:span></text:p>
          </table:table-cell>
          <table:table-cell table:style-name="ce1" office:value-type="string" calcext:value-type="string">
            <text:p>CPO: g</text:p>
          </table:table-cell>
          <table:table-cell table:style-name="ce1" office:value-type="string" calcext:value-type="string">
            <text:p>W*</text:p>
          </table:table-cell>
          <table:table-cell table:style-name="ce1" office:value-type="string" calcext:value-type="string">
            <text:p>E_t[W*]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style-name="ce3" table:formula="of:=RANDBETWEEN(-10;10)" office:value-type="float" office:value="-8" calcext:value-type="float">
            <text:p>-8</text:p>
          </table:table-cell>
          <table:table-cell table:style-name="ce3"/>
          <table:table-cell table:style-name="ce3" table:formula="of:=RANDBETWEEN(-10;10)" office:value-type="float" office:value="6" calcext:value-type="float">
            <text:p>6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/>
          <table:table-cell table:formula="of:=([.E2]*([.D2]+[.F2]*[.G2])*[.I2]+[.E2]*[.F2]*[.G2]*[.C2])/([.E2]+([.D2]+[.F2]*[.G2])*[.F2]*[.G2]+[.E2]*([.D2]+[.F2]*[.G2]))" office:value-type="float" office:value="19.9592750146166" calcext:value-type="float">
            <text:p>19.9592750146166</text:p>
          </table:table-cell>
          <table:table-cell table:formula="of:=([.F2]*[.G2]*[.C2]-[.D2]*[.I2]+[.O2])/([.D2]+[.F2]*[.G2])" office:value-type="float" office:value="59.7785301580988" calcext:value-type="float">
            <text:p>59.7785301580988</text:p>
          </table:table-cell>
          <table:table-cell table:formula="of:=1/(1+EXP([.L2]*[.O2]/[.C2]-[.M2]*[.P2]/[.C2]+[.K2]/[.C2]))" office:value-type="float" office:value="0.598253323816725" calcext:value-type="float">
            <text:p>0.598253323816725</text:p>
          </table:table-cell>
          <table:table-cell table:formula="of:=[.C2]-[.P2]" office:value-type="float" office:value="40.2214698419012" calcext:value-type="float">
            <text:p>40.2214698419012</text:p>
          </table:table-cell>
          <table:table-cell table:formula="of:=[.P2]+[.I2]-[.O2]" office:value-type="float" office:value="39.8192551434822" calcext:value-type="float">
            <text:p>39.8192551434822</text:p>
          </table:table-cell>
          <table:table-cell table:formula="of:=-([.D2])/([.C2]-[.P2])+([.F2]*[.G2])/([.P2]+[.I2]-[.O2])" office:value-type="float" office:value="0" calcext:value-type="float">
            <text:p>0</text:p>
          </table:table-cell>
          <table:table-cell table:formula="of:=[.E2]/[.O2]-([.F2]*[.G2])/([.P2]+[.I2]-[.O2])" office:value-type="float" office:value="0.0252396766842247" calcext:value-type="float">
            <text:p>0.0252396766842247</text:p>
          </table:table-cell>
          <table:table-cell table:formula="of:=[.D2]*LN([.C2]-[.P2])+[.E2]*LN([.O2])+[.F2]*[.G2]*LN([.P2]+[.I2]-[.O2])" office:value-type="float" office:value="10.3356019639815" calcext:value-type="float">
            <text:p>10.3356019639815</text:p>
          </table:table-cell>
          <table:table-cell table:formula="of:=AVERAGE([.V2:.V5])" office:value-type="float" office:value="10.2236473557034" calcext:value-type="float">
            <text:p>10.2236473557034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style-name="ce29" table:formula="of:=RANDBETWEEN(-10;10)" office:value-type="float" office:value="4" calcext:value-type="float">
            <text:p>4</text:p>
          </table:table-cell>
          <table:table-cell table:style-name="ce3" table:formula="of:=[.H3]+[.H2]" office:value-type="float" office:value="-4" calcext:value-type="float">
            <text:p>-4</text:p>
          </table:table-cell>
          <table:table-cell table:style-name="ce3" table:formula="of:=RANDBETWEEN(-10;10)" office:value-type="float" office:value="10" calcext:value-type="float">
            <text:p>10</text:p>
          </table:table-cell>
          <table:table-cell table:style-name="ce3" table:formula="of:=[.J3]+[.J2]" office:value-type="float" office:value="16" calcext:value-type="float">
            <text:p>1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/>
          <table:table-cell table:formula="of:=([.E3]*([.D3]+[.F3]*[.G3])*[.I3]+[.E3]*[.F3]*[.G3]*[.C3])/([.E3]+([.D3]+[.F3]*[.G3])*[.F3]*[.G3]+[.E3]*([.D3]+[.F3]*[.G3]))" office:value-type="float" office:value="18.3544686599061" calcext:value-type="float">
            <text:p>18.3544686599061</text:p>
          </table:table-cell>
          <table:table-cell table:formula="of:=([.F3]*[.G3]*[.C3]-[.D3]*[.I3]+[.O3])/([.D3]+[.F3]*[.G3])" office:value-type="float" office:value="60.9821450552292" calcext:value-type="float">
            <text:p>60.9821450552292</text:p>
          </table:table-cell>
          <table:table-cell table:formula="of:=1/(1+EXP([.L3]*[.O3]/[.C3]-[.M3]*[.P3]/[.C3]+[.K3]/[.C3]))" office:value-type="float" office:value="0.566178628611522" calcext:value-type="float">
            <text:p>0.566178628611522</text:p>
          </table:table-cell>
          <table:table-cell table:formula="of:=[.C3]-[.P3]" office:value-type="float" office:value="39.0178549447708" calcext:value-type="float">
            <text:p>39.0178549447708</text:p>
          </table:table-cell>
          <table:table-cell table:formula="of:=[.P3]+[.I3]-[.O3]" office:value-type="float" office:value="38.6276763953231" calcext:value-type="float">
            <text:p>38.6276763953231</text:p>
          </table:table-cell>
          <table:table-cell table:formula="of:=-([.D3])/([.C3]-[.P3])+([.F3]*[.G3])/([.P3]+[.I3]-[.O3])" office:value-type="float" office:value="0" calcext:value-type="float">
            <text:p>0</text:p>
          </table:table-cell>
          <table:table-cell table:formula="of:=[.E3]/[.O3]-([.F3]*[.G3])/([.P3]+[.I3]-[.O3])" office:value-type="float" office:value="0.0288533529295274" calcext:value-type="float">
            <text:p>0.0288533529295274</text:p>
          </table:table-cell>
          <table:table-cell table:formula="of:=[.D3]*LN([.C3]-[.P3])+[.E3]*LN([.O3])+[.F3]*[.G3]*LN([.P3]+[.I3]-[.O3])" office:value-type="float" office:value="10.1913217633728" calcext:value-type="float">
            <text:p>10.1913217633728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style-name="ce29" table:formula="of:=RANDBETWEEN(-10;10)" office:value-type="float" office:value="-3" calcext:value-type="float">
            <text:p>-3</text:p>
          </table:table-cell>
          <table:table-cell table:style-name="ce3" table:formula="of:=[.H4]+[.H3]" office:value-type="float" office:value="1" calcext:value-type="float">
            <text:p>1</text:p>
          </table:table-cell>
          <table:table-cell table:style-name="ce3" table:formula="of:=RANDBETWEEN(-10;10)" office:value-type="float" office:value="5" calcext:value-type="float">
            <text:p>5</text:p>
          </table:table-cell>
          <table:table-cell table:style-name="ce3" table:formula="of:=[.J4]+[.J3]" office:value-type="float" office:value="15" calcext:value-type="float">
            <text:p>1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/>
          <table:table-cell table:formula="of:=([.E4]*([.D4]+[.F4]*[.G4])*[.I4]+[.E4]*[.F4]*[.G4]*[.C4])/([.E4]+([.D4]+[.F4]*[.G4])*[.F4]*[.G4]+[.E4]*([.D4]+[.F4]*[.G4]))" office:value-type="float" office:value="20.3604766032943" calcext:value-type="float">
            <text:p>20.3604766032943</text:p>
          </table:table-cell>
          <table:table-cell table:formula="of:=([.F4]*[.G4]*[.C4]-[.D4]*[.I4]+[.O4])/([.D4]+[.F4]*[.G4])" office:value-type="float" office:value="59.4776264338162" calcext:value-type="float">
            <text:p>59.4776264338162</text:p>
          </table:table-cell>
          <table:table-cell table:formula="of:=1/(1+EXP([.L4]*[.O4]/[.C4]-[.M4]*[.P4]/[.C4]+[.K4]/[.C4]))" office:value-type="float" office:value="0.560002326381407" calcext:value-type="float">
            <text:p>0.560002326381407</text:p>
          </table:table-cell>
          <table:table-cell table:formula="of:=[.C4]-[.P4]" office:value-type="float" office:value="40.5223735661838" calcext:value-type="float">
            <text:p>40.5223735661838</text:p>
          </table:table-cell>
          <table:table-cell table:formula="of:=[.P4]+[.I4]-[.O4]" office:value-type="float" office:value="40.1171498305219" calcext:value-type="float">
            <text:p>40.1171498305219</text:p>
          </table:table-cell>
          <table:table-cell table:formula="of:=-([.D4])/([.C4]-[.P4])+([.F4]*[.G4])/([.P4]+[.I4]-[.O4])" office:value-type="float" office:value="0" calcext:value-type="float">
            <text:p>0</text:p>
          </table:table-cell>
          <table:table-cell table:formula="of:=[.E4]/[.O4]-([.F4]*[.G4])/([.P4]+[.I4]-[.O4])" office:value-type="float" office:value="0.0244370386211742" calcext:value-type="float">
            <text:p>0.0244370386211742</text:p>
          </table:table-cell>
          <table:table-cell table:formula="of:=[.D4]*LN([.C4]-[.P4])+[.E4]*LN([.O4])+[.F4]*[.G4]*LN([.P4]+[.I4]-[.O4])" office:value-type="float" office:value="10.3703357357866" calcext:value-type="float">
            <text:p>10.3703357357866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style-name="ce29" table:formula="of:=RANDBETWEEN(-10;10)" office:value-type="float" office:value="-6" calcext:value-type="float">
            <text:p>-6</text:p>
          </table:table-cell>
          <table:table-cell table:style-name="ce3" table:formula="of:=[.H5]+[.H4]" office:value-type="float" office:value="-9" calcext:value-type="float">
            <text:p>-9</text:p>
          </table:table-cell>
          <table:table-cell table:style-name="ce3" table:formula="of:=RANDBETWEEN(-10;10)" office:value-type="float" office:value="6" calcext:value-type="float">
            <text:p>6</text:p>
          </table:table-cell>
          <table:table-cell table:style-name="ce3" table:formula="of:=[.J5]+[.J4]" office:value-type="float" office:value="11" calcext:value-type="float">
            <text:p>1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/>
          <table:table-cell table:formula="of:=([.E5]*([.D5]+[.F5]*[.G5])*[.I5]+[.E5]*[.F5]*[.G5]*[.C5])/([.E5]+([.D5]+[.F5]*[.G5])*[.F5]*[.G5]+[.E5]*([.D5]+[.F5]*[.G5]))" office:value-type="float" office:value="16.3484607165178" calcext:value-type="float">
            <text:p>16.3484607165178</text:p>
          </table:table-cell>
          <table:table-cell table:formula="of:=([.F5]*[.G5]*[.C5]-[.D5]*[.I5]+[.O5])/([.D5]+[.F5]*[.G5])" office:value-type="float" office:value="62.4866636766421" calcext:value-type="float">
            <text:p>62.4866636766421</text:p>
          </table:table-cell>
          <table:table-cell table:formula="of:=1/(1+EXP([.L5]*[.O5]/[.C5]-[.M5]*[.P5]/[.C5]+[.K5]/[.C5]))" office:value-type="float" office:value="0.586952677328159" calcext:value-type="float">
            <text:p>0.586952677328159</text:p>
          </table:table-cell>
          <table:table-cell table:formula="of:=[.C5]-[.P5]" office:value-type="float" office:value="37.5133363233579" calcext:value-type="float">
            <text:p>37.5133363233579</text:p>
          </table:table-cell>
          <table:table-cell table:formula="of:=[.P5]+[.I5]-[.O5]" office:value-type="float" office:value="37.1382029601243" calcext:value-type="float">
            <text:p>37.1382029601243</text:p>
          </table:table-cell>
          <table:table-cell table:formula="of:=-([.D5])/([.C5]-[.P5])+([.F5]*[.G5])/([.P5]+[.I5]-[.O5])" office:value-type="float" office:value="0" calcext:value-type="float">
            <text:p>0</text:p>
          </table:table-cell>
          <table:table-cell table:formula="of:=[.E5]/[.O5]-([.F5]*[.G5])/([.P5]+[.I5]-[.O5])" office:value-type="float" office:value="0.0345106517740121" calcext:value-type="float">
            <text:p>0.0345106517740121</text:p>
          </table:table-cell>
          <table:table-cell table:formula="of:=[.D5]*LN([.C5]-[.P5])+[.E5]*LN([.O5])+[.F5]*[.G5]*LN([.P5]+[.I5]-[.O5])" office:value-type="float" office:value="9.99732995967249" calcext:value-type="float">
            <text:p>9.99732995967249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style-name="ce3" table:formula="of:=RANDBETWEEN(-10;10)" office:value-type="float" office:value="4" calcext:value-type="float">
            <text:p>4</text:p>
          </table:table-cell>
          <table:table-cell table:style-name="ce3" table:formula="of:=[.H6]+[.H5]" office:value-type="float" office:value="-2" calcext:value-type="float">
            <text:p>-2</text:p>
          </table:table-cell>
          <table:table-cell table:style-name="ce3" table:formula="of:=RANDBETWEEN(-10;10)" office:value-type="float" office:value="8" calcext:value-type="float">
            <text:p>8</text:p>
          </table:table-cell>
          <table:table-cell table:style-name="ce3" table:formula="of:=[.J6]+[.J5]" office:value-type="float" office:value="14" calcext:value-type="float">
            <text:p>1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/>
          <table:table-cell table:formula="of:=([.E6]*([.D6]+[.F6]*[.G6])*[.I6]+[.E6]*[.F6]*[.G6]*[.C6])/([.E6]+([.D6]+[.F6]*[.G6])*[.F6]*[.G6]+[.E6]*([.D6]+[.F6]*[.G6]))" office:value-type="float" office:value="19.1568718372613" calcext:value-type="float">
            <text:p>19.1568718372613</text:p>
          </table:table-cell>
          <table:table-cell table:formula="of:=([.F6]*[.G6]*[.C6]-[.D6]*[.I6]+[.O6])/([.D6]+[.F6]*[.G6])" office:value-type="float" office:value="60.380337606664" calcext:value-type="float">
            <text:p>60.380337606664</text:p>
          </table:table-cell>
          <table:table-cell table:formula="of:=1/(1+EXP([.L6]*[.O6]/[.C6]-[.M6]*[.P6]/[.C6]+[.K6]/[.C6]))" office:value-type="float" office:value="0.567641427703338" calcext:value-type="float">
            <text:p>0.567641427703338</text:p>
          </table:table-cell>
          <table:table-cell table:formula="of:=[.C6]-[.P6]" office:value-type="float" office:value="39.619662393336" calcext:value-type="float">
            <text:p>39.619662393336</text:p>
          </table:table-cell>
          <table:table-cell table:formula="of:=[.P6]+[.I6]-[.O6]" office:value-type="float" office:value="39.2234657694026" calcext:value-type="float">
            <text:p>39.2234657694026</text:p>
          </table:table-cell>
          <table:table-cell table:formula="of:=-([.D6])/([.C6]-[.P6])+([.F6]*[.G6])/([.P6]+[.I6]-[.O6])" office:value-type="float" office:value="0" calcext:value-type="float">
            <text:p>0</text:p>
          </table:table-cell>
          <table:table-cell table:formula="of:=[.E6]/[.O6]-([.F6]*[.G6])/([.P6]+[.I6]-[.O6])" office:value-type="float" office:value="0.0269605963867175" calcext:value-type="float">
            <text:p>0.0269605963867175</text:p>
          </table:table-cell>
          <table:table-cell table:formula="of:=[.D6]*LN([.C6]-[.P6])+[.E6]*LN([.O6])+[.F6]*[.G6]*LN([.P6]+[.I6]-[.O6])" office:value-type="float" office:value="10.2645694464725" calcext:value-type="float">
            <text:p>10.2645694464725</text:p>
          </table:table-cell>
          <table:table-cell table:formula="of:=AVERAGE([.V6:.V9])" office:value-type="float" office:value="9.98173102162273" calcext:value-type="float">
            <text:p>9.98173102162273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style-name="ce3" table:formula="of:=RANDBETWEEN(-10;10)" office:value-type="float" office:value="-8" calcext:value-type="float">
            <text:p>-8</text:p>
          </table:table-cell>
          <table:table-cell table:style-name="ce3" table:formula="of:=[.H7]+[.H6]" office:value-type="float" office:value="-4" calcext:value-type="float">
            <text:p>-4</text:p>
          </table:table-cell>
          <table:table-cell table:style-name="ce3" table:formula="of:=RANDBETWEEN(-10;10)" office:value-type="float" office:value="-5" calcext:value-type="float">
            <text:p>-5</text:p>
          </table:table-cell>
          <table:table-cell table:style-name="ce3" table:formula="of:=[.J7]+[.J6]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/>
          <table:table-cell table:formula="of:=([.E7]*([.D7]+[.F7]*[.G7])*[.I7]+[.E7]*[.F7]*[.G7]*[.C7])/([.E7]+([.D7]+[.F7]*[.G7])*[.F7]*[.G7]+[.E7]*([.D7]+[.F7]*[.G7]))" office:value-type="float" office:value="18.3544686599061" calcext:value-type="float">
            <text:p>18.3544686599061</text:p>
          </table:table-cell>
          <table:table-cell table:formula="of:=([.F7]*[.G7]*[.C7]-[.D7]*[.I7]+[.O7])/([.D7]+[.F7]*[.G7])" office:value-type="float" office:value="60.9821450552292" calcext:value-type="float">
            <text:p>60.9821450552292</text:p>
          </table:table-cell>
          <table:table-cell table:formula="of:=1/(1+EXP([.L7]*[.O7]/[.C7]-[.M7]*[.P7]/[.C7]+[.K7]/[.C7]))" office:value-type="float" office:value="0.597792784866368" calcext:value-type="float">
            <text:p>0.597792784866368</text:p>
          </table:table-cell>
          <table:table-cell table:formula="of:=[.C7]-[.P7]" office:value-type="float" office:value="39.0178549447708" calcext:value-type="float">
            <text:p>39.0178549447708</text:p>
          </table:table-cell>
          <table:table-cell table:formula="of:=[.P7]+[.I7]-[.O7]" office:value-type="float" office:value="38.6276763953231" calcext:value-type="float">
            <text:p>38.6276763953231</text:p>
          </table:table-cell>
          <table:table-cell table:formula="of:=-([.D7])/([.C7]-[.P7])+([.F7]*[.G7])/([.P7]+[.I7]-[.O7])" office:value-type="float" office:value="0" calcext:value-type="float">
            <text:p>0</text:p>
          </table:table-cell>
          <table:table-cell table:formula="of:=[.E7]/[.O7]-([.F7]*[.G7])/([.P7]+[.I7]-[.O7])" office:value-type="float" office:value="0.0288533529295274" calcext:value-type="float">
            <text:p>0.0288533529295274</text:p>
          </table:table-cell>
          <table:table-cell table:formula="of:=[.D7]*LN([.C7]-[.P7])+[.E7]*LN([.O7])+[.F7]*[.G7]*LN([.P7]+[.I7]-[.O7])" office:value-type="float" office:value="10.1913217633728" calcext:value-type="float">
            <text:p>10.1913217633728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style-name="ce3" table:formula="of:=RANDBETWEEN(-10;10)" office:value-type="float" office:value="-10" calcext:value-type="float">
            <text:p>-10</text:p>
          </table:table-cell>
          <table:table-cell table:style-name="ce3" table:formula="of:=[.H8]+[.H7]" office:value-type="float" office:value="-18" calcext:value-type="float">
            <text:p>-18</text:p>
          </table:table-cell>
          <table:table-cell table:style-name="ce3" table:formula="of:=RANDBETWEEN(-10;10)" office:value-type="float" office:value="10" calcext:value-type="float">
            <text:p>10</text:p>
          </table:table-cell>
          <table:table-cell table:style-name="ce3" table:formula="of:=[.J8]+[.J7]" office:value-type="float" office:value="5" calcext:value-type="float">
            <text:p>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/>
          <table:table-cell table:formula="of:=([.E8]*([.D8]+[.F8]*[.G8])*[.I8]+[.E8]*[.F8]*[.G8]*[.C8])/([.E8]+([.D8]+[.F8]*[.G8])*[.F8]*[.G8]+[.E8]*([.D8]+[.F8]*[.G8]))" office:value-type="float" office:value="12.737646418419" calcext:value-type="float">
            <text:p>12.737646418419</text:p>
          </table:table-cell>
          <table:table-cell table:formula="of:=([.F8]*[.G8]*[.C8]-[.D8]*[.I8]+[.O8])/([.D8]+[.F8]*[.G8])" office:value-type="float" office:value="65.1947971951854" calcext:value-type="float">
            <text:p>65.1947971951854</text:p>
          </table:table-cell>
          <table:table-cell table:formula="of:=1/(1+EXP([.L8]*[.O8]/[.C8]-[.M8]*[.P8]/[.C8]+[.K8]/[.C8]))" office:value-type="float" office:value="0.616465198650096" calcext:value-type="float">
            <text:p>0.616465198650096</text:p>
          </table:table-cell>
          <table:table-cell table:formula="of:=[.C8]-[.P8]" office:value-type="float" office:value="34.8052028048146" calcext:value-type="float">
            <text:p>34.8052028048146</text:p>
          </table:table-cell>
          <table:table-cell table:formula="of:=[.P8]+[.I8]-[.O8]" office:value-type="float" office:value="34.4571507767664" calcext:value-type="float">
            <text:p>34.4571507767664</text:p>
          </table:table-cell>
          <table:table-cell table:formula="of:=-([.D8])/([.C8]-[.P8])+([.F8]*[.G8])/([.P8]+[.I8]-[.O8])" office:value-type="float" office:value="0" calcext:value-type="float">
            <text:p>0</text:p>
          </table:table-cell>
          <table:table-cell table:formula="of:=[.E8]/[.O8]-([.F8]*[.G8])/([.P8]+[.I8]-[.O8])" office:value-type="float" office:value="0.0497761023830178" calcext:value-type="float">
            <text:p>0.0497761023830178</text:p>
          </table:table-cell>
          <table:table-cell table:formula="of:=[.D8]*LN([.C8]-[.P8])+[.E8]*LN([.O8])+[.F8]*[.G8]*LN([.P8]+[.I8]-[.O8])" office:value-type="float" office:value="9.59864815522217" calcext:value-type="float">
            <text:p>9.5986481552221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style-name="ce3" table:formula="of:=RANDBETWEEN(-10;10)" office:value-type="float" office:value="-2" calcext:value-type="float">
            <text:p>-2</text:p>
          </table:table-cell>
          <table:table-cell table:style-name="ce3" table:formula="of:=[.H9]+[.H8]" office:value-type="float" office:value="-12" calcext:value-type="float">
            <text:p>-12</text:p>
          </table:table-cell>
          <table:table-cell table:style-name="ce3" table:formula="of:=RANDBETWEEN(-10;10)" office:value-type="float" office:value="-2" calcext:value-type="float">
            <text:p>-2</text:p>
          </table:table-cell>
          <table:table-cell table:style-name="ce3" table:formula="of:=[.J9]+[.J8]" office:value-type="float" office:value="8" calcext:value-type="float">
            <text:p>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/>
          <table:table-cell table:formula="of:=([.E9]*([.D9]+[.F9]*[.G9])*[.I9]+[.E9]*[.F9]*[.G9]*[.C9])/([.E9]+([.D9]+[.F9]*[.G9])*[.F9]*[.G9]+[.E9]*([.D9]+[.F9]*[.G9]))" office:value-type="float" office:value="15.1448559504849" calcext:value-type="float">
            <text:p>15.1448559504849</text:p>
          </table:table-cell>
          <table:table-cell table:formula="of:=([.F9]*[.G9]*[.C9]-[.D9]*[.I9]+[.O9])/([.D9]+[.F9]*[.G9])" office:value-type="float" office:value="63.3893748494899" calcext:value-type="float">
            <text:p>63.3893748494899</text:p>
          </table:table-cell>
          <table:table-cell table:formula="of:=1/(1+EXP([.L9]*[.O9]/[.C9]-[.M9]*[.P9]/[.C9]+[.K9]/[.C9]))" office:value-type="float" office:value="0.599275001018818" calcext:value-type="float">
            <text:p>0.599275001018818</text:p>
          </table:table-cell>
          <table:table-cell table:formula="of:=[.C9]-[.P9]" office:value-type="float" office:value="36.6106251505101" calcext:value-type="float">
            <text:p>36.6106251505101</text:p>
          </table:table-cell>
          <table:table-cell table:formula="of:=[.P9]+[.I9]-[.O9]" office:value-type="float" office:value="36.244518899005" calcext:value-type="float">
            <text:p>36.244518899005</text:p>
          </table:table-cell>
          <table:table-cell table:formula="of:=-([.D9])/([.C9]-[.P9])+([.F9]*[.G9])/([.P9]+[.I9]-[.O9])" office:value-type="float" office:value="0" calcext:value-type="float">
            <text:p>0</text:p>
          </table:table-cell>
          <table:table-cell table:formula="of:=[.E9]/[.O9]-([.F9]*[.G9])/([.P9]+[.I9]-[.O9])" office:value-type="float" office:value="0.0387145453820079" calcext:value-type="float">
            <text:p>0.0387145453820079</text:p>
          </table:table-cell>
          <table:table-cell table:formula="of:=[.D9]*LN([.C9]-[.P9])+[.E9]*LN([.O9])+[.F9]*[.G9]*LN([.P9]+[.I9]-[.O9])" office:value-type="float" office:value="9.87238472142341" calcext:value-type="float">
            <text:p>9.87238472142341</text:p>
          </table:table-cell>
          <table:table-cell table:number-columns-repeated="3"/>
          <table:table-cell table:style-name="ce11"/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style-name="ce3" table:formula="of:=RANDBETWEEN(-10;10)" office:value-type="float" office:value="-3" calcext:value-type="float">
            <text:p>-3</text:p>
          </table:table-cell>
          <table:table-cell table:style-name="ce3" table:formula="of:=[.H10]+[.H9]" office:value-type="float" office:value="-5" calcext:value-type="float">
            <text:p>-5</text:p>
          </table:table-cell>
          <table:table-cell table:style-name="ce3" table:formula="of:=RANDBETWEEN(-10;10)" office:value-type="float" office:value="6" calcext:value-type="float">
            <text:p>6</text:p>
          </table:table-cell>
          <table:table-cell table:style-name="ce3" table:formula="of:=[.J10]+[.J9]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/>
          <table:table-cell table:formula="of:=([.E10]*([.D10]+[.F10]*[.G10])*[.I10]+[.E10]*[.F10]*[.G10]*[.C10])/([.E10]+([.D10]+[.F10]*[.G10])*[.F10]*[.G10]+[.E10]*([.D10]+[.F10]*[.G10]))" office:value-type="float" office:value="17.9532670712284" calcext:value-type="float">
            <text:p>17.9532670712284</text:p>
          </table:table-cell>
          <table:table-cell table:formula="of:=([.F10]*[.G10]*[.C10]-[.D10]*[.I10]+[.O10])/([.D10]+[.F10]*[.G10])" office:value-type="float" office:value="61.2830487795118" calcext:value-type="float">
            <text:p>61.2830487795118</text:p>
          </table:table-cell>
          <table:table-cell table:formula="of:=1/(1+EXP([.L10]*[.O10]/[.C10]-[.M10]*[.P10]/[.C10]+[.K10]/[.C10]))" office:value-type="float" office:value="0.597076328907206" calcext:value-type="float">
            <text:p>0.597076328907206</text:p>
          </table:table-cell>
          <table:table-cell table:formula="of:=[.C10]-[.P10]" office:value-type="float" office:value="38.7169512204882" calcext:value-type="float">
            <text:p>38.7169512204882</text:p>
          </table:table-cell>
          <table:table-cell table:formula="of:=[.P10]+[.I10]-[.O10]" office:value-type="float" office:value="38.3297817082834" calcext:value-type="float">
            <text:p>38.3297817082834</text:p>
          </table:table-cell>
          <table:table-cell table:formula="of:=-([.D10])/([.C10]-[.P10])+([.F10]*[.G10])/([.P10]+[.I10]-[.O10])" office:value-type="float" office:value="0" calcext:value-type="float">
            <text:p>0</text:p>
          </table:table-cell>
          <table:table-cell table:formula="of:=[.E10]/[.O10]-([.F10]*[.G10])/([.P10]+[.I10]-[.O10])" office:value-type="float" office:value="0.0298716884513928" calcext:value-type="float">
            <text:p>0.0298716884513928</text:p>
          </table:table-cell>
          <table:table-cell table:formula="of:=[.D10]*LN([.C10]-[.P10])+[.E10]*LN([.O10])+[.F10]*[.G10]*LN([.P10]+[.I10]-[.O10])" office:value-type="float" office:value="10.1538145405511" calcext:value-type="float">
            <text:p>10.1538145405511</text:p>
          </table:table-cell>
          <table:table-cell table:formula="of:=AVERAGE([.V10:.V13])" office:value-type="float" office:value="10.1773826144419" calcext:value-type="float">
            <text:p>10.177382614441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style-name="ce3" table:formula="of:=RANDBETWEEN(-10;10)" office:value-type="float" office:value="5" calcext:value-type="float">
            <text:p>5</text:p>
          </table:table-cell>
          <table:table-cell table:style-name="ce3" table:formula="of:=[.H11]+[.H10]" office:value-type="float" office:value="2" calcext:value-type="float">
            <text:p>2</text:p>
          </table:table-cell>
          <table:table-cell table:style-name="ce3" table:formula="of:=RANDBETWEEN(-10;10)" office:value-type="float" office:value="-8" calcext:value-type="float">
            <text:p>-8</text:p>
          </table:table-cell>
          <table:table-cell table:style-name="ce3" table:formula="of:=[.J11]+[.J10]" office:value-type="float" office:value="-2" calcext:value-type="float">
            <text:p>-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/>
          <table:table-cell table:formula="of:=([.E11]*([.D11]+[.F11]*[.G11])*[.I11]+[.E11]*[.F11]*[.G11]*[.C11])/([.E11]+([.D11]+[.F11]*[.G11])*[.F11]*[.G11]+[.E11]*([.D11]+[.F11]*[.G11]))" office:value-type="float" office:value="20.7616781919719" calcext:value-type="float">
            <text:p>20.7616781919719</text:p>
          </table:table-cell>
          <table:table-cell table:formula="of:=([.F11]*[.G11]*[.C11]-[.D11]*[.I11]+[.O11])/([.D11]+[.F11]*[.G11])" office:value-type="float" office:value="59.1767227095336" calcext:value-type="float">
            <text:p>59.1767227095336</text:p>
          </table:table-cell>
          <table:table-cell table:formula="of:=1/(1+EXP([.L11]*[.O11]/[.C11]-[.M11]*[.P11]/[.C11]+[.K11]/[.C11]))" office:value-type="float" office:value="0.599684439456063" calcext:value-type="float">
            <text:p>0.599684439456063</text:p>
          </table:table-cell>
          <table:table-cell table:formula="of:=[.C11]-[.P11]" office:value-type="float" office:value="40.8232772904664" calcext:value-type="float">
            <text:p>40.8232772904664</text:p>
          </table:table-cell>
          <table:table-cell table:formula="of:=[.P11]+[.I11]-[.O11]" office:value-type="float" office:value="40.4150445175617" calcext:value-type="float">
            <text:p>40.4150445175617</text:p>
          </table:table-cell>
          <table:table-cell table:formula="of:=-([.D11])/([.C11]-[.P11])+([.F11]*[.G11])/([.P11]+[.I11]-[.O11])" office:value-type="float" office:value="0" calcext:value-type="float">
            <text:p>0</text:p>
          </table:table-cell>
          <table:table-cell table:formula="of:=[.E11]/[.O11]-([.F11]*[.G11])/([.P11]+[.I11]-[.O11])" office:value-type="float" office:value="0.0236698347188052" calcext:value-type="float">
            <text:p>0.0236698347188052</text:p>
          </table:table-cell>
          <table:table-cell table:formula="of:=[.D11]*LN([.C11]-[.P11])+[.E11]*LN([.O11])+[.F11]*[.G11]*LN([.P11]+[.I11]-[.O11])" office:value-type="float" office:value="10.4045714169928" calcext:value-type="float">
            <text:p>10.4045714169928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style-name="ce3" table:formula="of:=RANDBETWEEN(-10;10)" office:value-type="float" office:value="-10" calcext:value-type="float">
            <text:p>-10</text:p>
          </table:table-cell>
          <table:table-cell table:style-name="ce3" table:formula="of:=[.H12]+[.H11]" office:value-type="float" office:value="-5" calcext:value-type="float">
            <text:p>-5</text:p>
          </table:table-cell>
          <table:table-cell table:style-name="ce3" table:formula="of:=RANDBETWEEN(-10;10)" office:value-type="float" office:value="0" calcext:value-type="float">
            <text:p>0</text:p>
          </table:table-cell>
          <table:table-cell table:style-name="ce3" table:formula="of:=[.J12]+[.J11]" office:value-type="float" office:value="-8" calcext:value-type="float">
            <text:p>-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/>
          <table:table-cell table:formula="of:=([.E12]*([.D12]+[.F12]*[.G12])*[.I12]+[.E12]*[.F12]*[.G12]*[.C12])/([.E12]+([.D12]+[.F12]*[.G12])*[.F12]*[.G12]+[.E12]*([.D12]+[.F12]*[.G12]))" office:value-type="float" office:value="17.9532670712284" calcext:value-type="float">
            <text:p>17.9532670712284</text:p>
          </table:table-cell>
          <table:table-cell table:formula="of:=([.F12]*[.G12]*[.C12]-[.D12]*[.I12]+[.O12])/([.D12]+[.F12]*[.G12])" office:value-type="float" office:value="61.2830487795118" calcext:value-type="float">
            <text:p>61.2830487795118</text:p>
          </table:table-cell>
          <table:table-cell table:formula="of:=1/(1+EXP([.L12]*[.O12]/[.C12]-[.M12]*[.P12]/[.C12]+[.K12]/[.C12]))" office:value-type="float" office:value="0.62557924101415" calcext:value-type="float">
            <text:p>0.62557924101415</text:p>
          </table:table-cell>
          <table:table-cell table:formula="of:=[.C12]-[.P12]" office:value-type="float" office:value="38.7169512204882" calcext:value-type="float">
            <text:p>38.7169512204882</text:p>
          </table:table-cell>
          <table:table-cell table:formula="of:=[.P12]+[.I12]-[.O12]" office:value-type="float" office:value="38.3297817082834" calcext:value-type="float">
            <text:p>38.3297817082834</text:p>
          </table:table-cell>
          <table:table-cell table:formula="of:=-([.D12])/([.C12]-[.P12])+([.F12]*[.G12])/([.P12]+[.I12]-[.O12])" office:value-type="float" office:value="0" calcext:value-type="float">
            <text:p>0</text:p>
          </table:table-cell>
          <table:table-cell table:formula="of:=[.E12]/[.O12]-([.F12]*[.G12])/([.P12]+[.I12]-[.O12])" office:value-type="float" office:value="0.0298716884513928" calcext:value-type="float">
            <text:p>0.0298716884513928</text:p>
          </table:table-cell>
          <table:table-cell table:formula="of:=[.D12]*LN([.C12]-[.P12])+[.E12]*LN([.O12])+[.F12]*[.G12]*LN([.P12]+[.I12]-[.O12])" office:value-type="float" office:value="10.1538145405511" calcext:value-type="float">
            <text:p>10.153814540551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style-name="ce3" table:formula="of:=RANDBETWEEN(-10;10)" office:value-type="float" office:value="1" calcext:value-type="float">
            <text:p>1</text:p>
          </table:table-cell>
          <table:table-cell table:style-name="ce3" table:formula="of:=[.H13]+[.H12]" office:value-type="float" office:value="-9" calcext:value-type="float">
            <text:p>-9</text:p>
          </table:table-cell>
          <table:table-cell table:style-name="ce3" table:formula="of:=RANDBETWEEN(-10;10)" office:value-type="float" office:value="-1" calcext:value-type="float">
            <text:p>-1</text:p>
          </table:table-cell>
          <table:table-cell table:style-name="ce3" table:formula="of:=[.J13]+[.J12]" office:value-type="float" office:value="-1" calcext:value-type="float">
            <text:p>-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/>
          <table:table-cell table:formula="of:=([.E13]*([.D13]+[.F13]*[.G13])*[.I13]+[.E13]*[.F13]*[.G13]*[.C13])/([.E13]+([.D13]+[.F13]*[.G13])*[.F13]*[.G13]+[.E13]*([.D13]+[.F13]*[.G13]))" office:value-type="float" office:value="16.3484607165178" calcext:value-type="float">
            <text:p>16.3484607165178</text:p>
          </table:table-cell>
          <table:table-cell table:formula="of:=([.F13]*[.G13]*[.C13]-[.D13]*[.I13]+[.O13])/([.D13]+[.F13]*[.G13])" office:value-type="float" office:value="62.4866636766421" calcext:value-type="float">
            <text:p>62.4866636766421</text:p>
          </table:table-cell>
          <table:table-cell table:formula="of:=1/(1+EXP([.L13]*[.O13]/[.C13]-[.M13]*[.P13]/[.C13]+[.K13]/[.C13]))" office:value-type="float" office:value="0.615710812057482" calcext:value-type="float">
            <text:p>0.615710812057482</text:p>
          </table:table-cell>
          <table:table-cell table:formula="of:=[.C13]-[.P13]" office:value-type="float" office:value="37.5133363233579" calcext:value-type="float">
            <text:p>37.5133363233579</text:p>
          </table:table-cell>
          <table:table-cell table:formula="of:=[.P13]+[.I13]-[.O13]" office:value-type="float" office:value="37.1382029601243" calcext:value-type="float">
            <text:p>37.1382029601243</text:p>
          </table:table-cell>
          <table:table-cell table:formula="of:=-([.D13])/([.C13]-[.P13])+([.F13]*[.G13])/([.P13]+[.I13]-[.O13])" office:value-type="float" office:value="0" calcext:value-type="float">
            <text:p>0</text:p>
          </table:table-cell>
          <table:table-cell table:formula="of:=[.E13]/[.O13]-([.F13]*[.G13])/([.P13]+[.I13]-[.O13])" office:value-type="float" office:value="0.0345106517740121" calcext:value-type="float">
            <text:p>0.0345106517740121</text:p>
          </table:table-cell>
          <table:table-cell table:formula="of:=[.D13]*LN([.C13]-[.P13])+[.E13]*LN([.O13])+[.F13]*[.G13]*LN([.P13]+[.I13]-[.O13])" office:value-type="float" office:value="9.99732995967249" calcext:value-type="float">
            <text:p>9.99732995967249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style-name="ce3" table:formula="of:=RANDBETWEEN(-10;10)" office:value-type="float" office:value="5" calcext:value-type="float">
            <text:p>5</text:p>
          </table:table-cell>
          <table:table-cell table:style-name="ce3" table:formula="of:=[.H14]+[.H13]" office:value-type="float" office:value="6" calcext:value-type="float">
            <text:p>6</text:p>
          </table:table-cell>
          <table:table-cell table:style-name="ce3" table:formula="of:=RANDBETWEEN(-10;10)" office:value-type="float" office:value="5" calcext:value-type="float">
            <text:p>5</text:p>
          </table:table-cell>
          <table:table-cell table:style-name="ce3" table:formula="of:=[.J14]+[.J13]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/>
          <table:table-cell table:formula="of:=([.E14]*([.D14]+[.F14]*[.G14])*[.I14]+[.E14]*[.F14]*[.G14]*[.C14])/([.E14]+([.D14]+[.F14]*[.G14])*[.F14]*[.G14]+[.E14]*([.D14]+[.F14]*[.G14]))" office:value-type="float" office:value="22.3664845466825" calcext:value-type="float">
            <text:p>22.3664845466825</text:p>
          </table:table-cell>
          <table:table-cell table:formula="of:=([.F14]*[.G14]*[.C14]-[.D14]*[.I14]+[.O14])/([.D14]+[.F14]*[.G14])" office:value-type="float" office:value="57.9731078124033" calcext:value-type="float">
            <text:p>57.9731078124033</text:p>
          </table:table-cell>
          <table:table-cell table:formula="of:=1/(1+EXP([.L14]*[.O14]/[.C14]-[.M14]*[.P14]/[.C14]+[.K14]/[.C14]))" office:value-type="float" office:value="0.578365264894019" calcext:value-type="float">
            <text:p>0.578365264894019</text:p>
          </table:table-cell>
          <table:table-cell table:formula="of:=[.C14]-[.P14]" office:value-type="float" office:value="42.0268921875967" calcext:value-type="float">
            <text:p>42.0268921875967</text:p>
          </table:table-cell>
          <table:table-cell table:formula="of:=[.P14]+[.I14]-[.O14]" office:value-type="float" office:value="41.6066232657207" calcext:value-type="float">
            <text:p>41.6066232657207</text:p>
          </table:table-cell>
          <table:table-cell table:formula="of:=-([.D14])/([.C14]-[.P14])+([.F14]*[.G14])/([.P14]+[.I14]-[.O14])" office:value-type="float" office:value="0" calcext:value-type="float">
            <text:p>0</text:p>
          </table:table-cell>
          <table:table-cell table:formula="of:=[.E14]/[.O14]-([.F14]*[.G14])/([.P14]+[.I14]-[.O14])" office:value-type="float" office:value="0.0209154644594524" calcext:value-type="float">
            <text:p>0.0209154644594524</text:p>
          </table:table-cell>
          <table:table-cell table:formula="of:=[.D14]*LN([.C14]-[.P14])+[.E14]*LN([.O14])+[.F14]*[.G14]*LN([.P14]+[.I14]-[.O14])" office:value-type="float" office:value="10.5368500904044" calcext:value-type="float">
            <text:p>10.5368500904044</text:p>
          </table:table-cell>
          <table:table-cell table:formula="of:=AVERAGE([.V14:.V17])" office:value-type="float" office:value="10.2109562859738" calcext:value-type="float">
            <text:p>10.2109562859738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style-name="ce3" table:formula="of:=RANDBETWEEN(-10;10)" office:value-type="float" office:value="-10" calcext:value-type="float">
            <text:p>-10</text:p>
          </table:table-cell>
          <table:table-cell table:style-name="ce3" table:formula="of:=[.H15]+[.H14]" office:value-type="float" office:value="-5" calcext:value-type="float">
            <text:p>-5</text:p>
          </table:table-cell>
          <table:table-cell table:style-name="ce3" table:formula="of:=RANDBETWEEN(-10;10)" office:value-type="float" office:value="2" calcext:value-type="float">
            <text:p>2</text:p>
          </table:table-cell>
          <table:table-cell table:style-name="ce3" table:formula="of:=[.J15]+[.J14]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/>
          <table:table-cell table:formula="of:=([.E15]*([.D15]+[.F15]*[.G15])*[.I15]+[.E15]*[.F15]*[.G15]*[.C15])/([.E15]+([.D15]+[.F15]*[.G15])*[.F15]*[.G15]+[.E15]*([.D15]+[.F15]*[.G15]))" office:value-type="float" office:value="17.9532670712284" calcext:value-type="float">
            <text:p>17.9532670712284</text:p>
          </table:table-cell>
          <table:table-cell table:formula="of:=([.F15]*[.G15]*[.C15]-[.D15]*[.I15]+[.O15])/([.D15]+[.F15]*[.G15])" office:value-type="float" office:value="61.2830487795118" calcext:value-type="float">
            <text:p>61.2830487795118</text:p>
          </table:table-cell>
          <table:table-cell table:formula="of:=1/(1+EXP([.L15]*[.O15]/[.C15]-[.M15]*[.P15]/[.C15]+[.K15]/[.C15]))" office:value-type="float" office:value="0.589838507510778" calcext:value-type="float">
            <text:p>0.589838507510778</text:p>
          </table:table-cell>
          <table:table-cell table:formula="of:=[.C15]-[.P15]" office:value-type="float" office:value="38.7169512204882" calcext:value-type="float">
            <text:p>38.7169512204882</text:p>
          </table:table-cell>
          <table:table-cell table:formula="of:=[.P15]+[.I15]-[.O15]" office:value-type="float" office:value="38.3297817082834" calcext:value-type="float">
            <text:p>38.3297817082834</text:p>
          </table:table-cell>
          <table:table-cell table:formula="of:=-([.D15])/([.C15]-[.P15])+([.F15]*[.G15])/([.P15]+[.I15]-[.O15])" office:value-type="float" office:value="0" calcext:value-type="float">
            <text:p>0</text:p>
          </table:table-cell>
          <table:table-cell table:formula="of:=[.E15]/[.O15]-([.F15]*[.G15])/([.P15]+[.I15]-[.O15])" office:value-type="float" office:value="0.0298716884513928" calcext:value-type="float">
            <text:p>0.0298716884513928</text:p>
          </table:table-cell>
          <table:table-cell table:formula="of:=[.D15]*LN([.C15]-[.P15])+[.E15]*LN([.O15])+[.F15]*[.G15]*LN([.P15]+[.I15]-[.O15])" office:value-type="float" office:value="10.1538145405511" calcext:value-type="float">
            <text:p>10.1538145405511</text:p>
          </table:table-cell>
          <table:table-cell table:number-columns-repeated="2"/>
          <table:table-cell table:style-name="ce7" office:value-type="string" calcext:value-type="string" table:number-columns-spanned="3" table:number-rows-spanned="2">
            <text:p>Información perfecta, gana el mejor</text:p>
          </table:table-cell>
          <table:covered-table-cell table:style-name="ce24"/>
          <table:covered-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style-name="ce3" table:formula="of:=RANDBETWEEN(-10;10)" office:value-type="float" office:value="2" calcext:value-type="float">
            <text:p>2</text:p>
          </table:table-cell>
          <table:table-cell table:style-name="ce3" table:formula="of:=[.H16]+[.H15]" office:value-type="float" office:value="-8" calcext:value-type="float">
            <text:p>-8</text:p>
          </table:table-cell>
          <table:table-cell table:style-name="ce3" table:formula="of:=RANDBETWEEN(-10;10)" office:value-type="float" office:value="-10" calcext:value-type="float">
            <text:p>-10</text:p>
          </table:table-cell>
          <table:table-cell table:style-name="ce3" table:formula="of:=[.J16]+[.J15]" office:value-type="float" office:value="-8" calcext:value-type="float">
            <text:p>-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/>
          <table:table-cell table:formula="of:=([.E16]*([.D16]+[.F16]*[.G16])*[.I16]+[.E16]*[.F16]*[.G16]*[.C16])/([.E16]+([.D16]+[.F16]*[.G16])*[.F16]*[.G16]+[.E16]*([.D16]+[.F16]*[.G16]))" office:value-type="float" office:value="16.7496623051955" calcext:value-type="float">
            <text:p>16.7496623051955</text:p>
          </table:table-cell>
          <table:table-cell table:formula="of:=([.F16]*[.G16]*[.C16]-[.D16]*[.I16]+[.O16])/([.D16]+[.F16]*[.G16])" office:value-type="float" office:value="62.1857599523595" calcext:value-type="float">
            <text:p>62.1857599523595</text:p>
          </table:table-cell>
          <table:table-cell table:formula="of:=1/(1+EXP([.L16]*[.O16]/[.C16]-[.M16]*[.P16]/[.C16]+[.K16]/[.C16]))" office:value-type="float" office:value="0.63049966486245" calcext:value-type="float">
            <text:p>0.63049966486245</text:p>
          </table:table-cell>
          <table:table-cell table:formula="of:=[.C16]-[.P16]" office:value-type="float" office:value="37.8142400476405" calcext:value-type="float">
            <text:p>37.8142400476405</text:p>
          </table:table-cell>
          <table:table-cell table:formula="of:=[.P16]+[.I16]-[.O16]" office:value-type="float" office:value="37.4360976471641" calcext:value-type="float">
            <text:p>37.4360976471641</text:p>
          </table:table-cell>
          <table:table-cell table:formula="of:=-([.D16])/([.C16]-[.P16])+([.F16]*[.G16])/([.P16]+[.I16]-[.O16])" office:value-type="float" office:value="0" calcext:value-type="float">
            <text:p>0</text:p>
          </table:table-cell>
          <table:table-cell table:formula="of:=[.E16]/[.O16]-([.F16]*[.G16])/([.P16]+[.I16]-[.O16])" office:value-type="float" office:value="0.0332576321480748" calcext:value-type="float">
            <text:p>0.0332576321480748</text:p>
          </table:table-cell>
          <table:table-cell table:formula="of:=[.D16]*LN([.C16]-[.P16])+[.E16]*LN([.O16])+[.F16]*[.G16]*LN([.P16]+[.I16]-[.O16])" office:value-type="float" office:value="10.037472912206" calcext:value-type="float">
            <text:p>10.037472912206</text:p>
          </table:table-cell>
          <table:table-cell table:number-columns-repeated="2"/>
          <table:covered-table-cell table:number-columns-repeated="2" table:style-name="ce24"/>
          <table:covered-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style-name="ce3" table:formula="of:=RANDBETWEEN(-10;10)" office:value-type="float" office:value="-8" calcext:value-type="float">
            <text:p>-8</text:p>
          </table:table-cell>
          <table:table-cell table:style-name="ce3" table:formula="of:=[.H17]+[.H16]" office:value-type="float" office:value="-6" calcext:value-type="float">
            <text:p>-6</text:p>
          </table:table-cell>
          <table:table-cell table:style-name="ce3" table:formula="of:=RANDBETWEEN(-10;10)" office:value-type="float" office:value="-8" calcext:value-type="float">
            <text:p>-8</text:p>
          </table:table-cell>
          <table:table-cell table:style-name="ce3" table:formula="of:=[.J17]+[.J16]" office:value-type="float" office:value="-18" calcext:value-type="float">
            <text:p>-1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/>
          <table:table-cell table:formula="of:=([.E17]*([.D17]+[.F17]*[.G17])*[.I17]+[.E17]*[.F17]*[.G17]*[.C17])/([.E17]+([.D17]+[.F17]*[.G17])*[.F17]*[.G17]+[.E17]*([.D17]+[.F17]*[.G17]))" office:value-type="float" office:value="17.5520654825508" calcext:value-type="float">
            <text:p>17.5520654825508</text:p>
          </table:table-cell>
          <table:table-cell table:formula="of:=([.F17]*[.G17]*[.C17]-[.D17]*[.I17]+[.O17])/([.D17]+[.F17]*[.G17])" office:value-type="float" office:value="61.5839525037944" calcext:value-type="float">
            <text:p>61.5839525037944</text:p>
          </table:table-cell>
          <table:table-cell table:formula="of:=1/(1+EXP([.L17]*[.O17]/[.C17]-[.M17]*[.P17]/[.C17]+[.K17]/[.C17]))" office:value-type="float" office:value="0.650291067151067" calcext:value-type="float">
            <text:p>0.650291067151067</text:p>
          </table:table-cell>
          <table:table-cell table:formula="of:=[.C17]-[.P17]" office:value-type="float" office:value="38.4160474962056" calcext:value-type="float">
            <text:p>38.4160474962056</text:p>
          </table:table-cell>
          <table:table-cell table:formula="of:=[.P17]+[.I17]-[.O17]" office:value-type="float" office:value="38.0318870212436" calcext:value-type="float">
            <text:p>38.0318870212436</text:p>
          </table:table-cell>
          <table:table-cell table:formula="of:=-([.D17])/([.C17]-[.P17])+([.F17]*[.G17])/([.P17]+[.I17]-[.O17])" office:value-type="float" office:value="0" calcext:value-type="float">
            <text:p>0</text:p>
          </table:table-cell>
          <table:table-cell table:formula="of:=[.E17]/[.O17]-([.F17]*[.G17])/([.P17]+[.I17]-[.O17])" office:value-type="float" office:value="0.0309425634035623" calcext:value-type="float">
            <text:p>0.0309425634035623</text:p>
          </table:table-cell>
          <table:table-cell table:formula="of:=[.D17]*LN([.C17]-[.P17])+[.E17]*LN([.O17])+[.F17]*[.G17]*LN([.P17]+[.I17]-[.O17])" office:value-type="float" office:value="10.1156876007335" calcext:value-type="float">
            <text:p>10.1156876007335</text:p>
          </table:table-cell>
          <table:table-cell table:number-columns-repeated="2"/>
          <table:table-cell table:style-name="ce9" office:value-type="string" calcext:value-type="string">
            <text:p>t</text:p>
          </table:table-cell>
          <table:table-cell table:style-name="ce12" office:value-type="string" calcext:value-type="string" table:number-columns-spanned="2" table:number-rows-spanned="1">
            <text:p>¿Gana el incumbente?</text:p>
          </table:table-cell>
          <table:covered-table-cell table:style-name="ce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style-name="ce3" table:formula="of:=RANDBETWEEN(-10;10)" office:value-type="float" office:value="6" calcext:value-type="float">
            <text:p>6</text:p>
          </table:table-cell>
          <table:table-cell table:style-name="ce3" table:formula="of:=[.H18]+[.H17]" office:value-type="float" office:value="-2" calcext:value-type="float">
            <text:p>-2</text:p>
          </table:table-cell>
          <table:table-cell table:style-name="ce3" table:formula="of:=RANDBETWEEN(-10;10)" office:value-type="float" office:value="-2" calcext:value-type="float">
            <text:p>-2</text:p>
          </table:table-cell>
          <table:table-cell table:style-name="ce3" table:formula="of:=[.J18]+[.J17]" office:value-type="float" office:value="-10" calcext:value-type="float">
            <text:p>-1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/>
          <table:table-cell table:formula="of:=([.E18]*([.D18]+[.F18]*[.G18])*[.I18]+[.E18]*[.F18]*[.G18]*[.C18])/([.E18]+([.D18]+[.F18]*[.G18])*[.F18]*[.G18]+[.E18]*([.D18]+[.F18]*[.G18]))" office:value-type="float" office:value="19.1568718372613" calcext:value-type="float">
            <text:p>19.1568718372613</text:p>
          </table:table-cell>
          <table:table-cell table:formula="of:=([.F18]*[.G18]*[.C18]-[.D18]*[.I18]+[.O18])/([.D18]+[.F18]*[.G18])" office:value-type="float" office:value="60.380337606664" calcext:value-type="float">
            <text:p>60.380337606664</text:p>
          </table:table-cell>
          <table:table-cell table:formula="of:=1/(1+EXP([.L18]*[.O18]/[.C18]-[.M18]*[.P18]/[.C18]+[.K18]/[.C18]))" office:value-type="float" office:value="0.625330184117177" calcext:value-type="float">
            <text:p>0.625330184117177</text:p>
          </table:table-cell>
          <table:table-cell table:formula="of:=[.C18]-[.P18]" office:value-type="float" office:value="39.619662393336" calcext:value-type="float">
            <text:p>39.619662393336</text:p>
          </table:table-cell>
          <table:table-cell table:formula="of:=[.P18]+[.I18]-[.O18]" office:value-type="float" office:value="39.2234657694026" calcext:value-type="float">
            <text:p>39.2234657694026</text:p>
          </table:table-cell>
          <table:table-cell table:formula="of:=-([.D18])/([.C18]-[.P18])+([.F18]*[.G18])/([.P18]+[.I18]-[.O18])" office:value-type="float" office:value="0" calcext:value-type="float">
            <text:p>0</text:p>
          </table:table-cell>
          <table:table-cell table:formula="of:=[.E18]/[.O18]-([.F18]*[.G18])/([.P18]+[.I18]-[.O18])" office:value-type="float" office:value="0.0269605963867175" calcext:value-type="float">
            <text:p>0.0269605963867175</text:p>
          </table:table-cell>
          <table:table-cell table:formula="of:=[.D18]*LN([.C18]-[.P18])+[.E18]*LN([.O18])+[.F18]*[.G18]*LN([.P18]+[.I18]-[.O18])" office:value-type="float" office:value="10.2645694464725" calcext:value-type="float">
            <text:p>10.2645694464725</text:p>
          </table:table-cell>
          <table:table-cell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[.W2]-[.W22]+[.J2]-[.J22]" office:value-type="float" office:value="15.1397630400649" calcext:value-type="float">
            <text:p>15.1397630400649</text:p>
          </table:table-cell>
          <table:table-cell table:style-name="ce10" table:formula="of:=IF([.Z18]&gt;=0;&quot;sí&quot;;&quot;no&quot;)" office:value-type="string" office:string-value="sí" calcext:value-type="string">
            <text:p>sí</text:p>
          </table:table-cell>
        </table:table-row>
        <table:table-row table:style-name="ro1">
          <table:table-cell table:number-columns-repeated="24"/>
          <table:table-cell table:style-name="ce10" office:value-type="float" office:value="5" calcext:value-type="float">
            <text:p>5</text:p>
          </table:table-cell>
          <table:table-cell table:style-name="ce10" table:formula="of:=[.W6]-[.W26]+[.J6]-[.J26]" office:value-type="float" office:value="0.494259734620016" calcext:value-type="float">
            <text:p>0.494259734620016</text:p>
          </table:table-cell>
          <table:table-cell table:style-name="ce10" table:formula="of:=IF([.Z19]&gt;=0;&quot;sí&quot;;&quot;no&quot;)" office:value-type="string" office:string-value="sí" calcext:value-type="string">
            <text:p>sí</text:p>
          </table:table-cell>
        </table:table-row>
        <table:table-row table:style-name="ro1">
          <table:table-cell table:number-columns-repeated="24"/>
          <table:table-cell table:style-name="ce10" office:value-type="float" office:value="9" calcext:value-type="float">
            <text:p>9</text:p>
          </table:table-cell>
          <table:table-cell table:style-name="ce10" table:formula="of:=[.W10]-[.W30]+[.J10]-[.J30]" office:value-type="float" office:value="8.04977249571602" calcext:value-type="float">
            <text:p>8.04977249571602</text:p>
          </table:table-cell>
          <table:table-cell table:style-name="ce10" table:formula="of:=IF([.Z20]&gt;=0;&quot;sí&quot;;&quot;no&quot;)" office:value-type="string" office:string-value="sí" calcext:value-type="string">
            <text:p>sí</text:p>
          </table:table-cell>
        </table:table-row>
        <table:table-row table:style-name="ro1"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elecciones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β</text:p>
          </table:table-cell>
          <table:table-cell table:style-name="ce1" office:value-type="string" calcext:value-type="string">
            <text:p>d</text:p>
          </table:table-cell>
          <table:table-cell table:style-name="ce5" office:value-type="string" calcext:value-type="string">
            <text:p>α_O</text:p>
          </table:table-cell>
          <table:table-cell table:style-name="ce5" office:value-type="string" calcext:value-type="string">
            <text:p>ϵ_O</text:p>
          </table:table-cell>
          <table:table-cell table:style-name="ce5" office:value-type="string" calcext:value-type="string">
            <text:p>q_O</text:p>
          </table:table-cell>
          <table:table-cell table:style-name="ce5" office:value-type="string" calcext:value-type="string">
            <text:p>η_O</text:p>
          </table:table-cell>
          <table:table-cell table:style-name="ce5" office:value-type="string" calcext:value-type="string">
            <text:p>h</text:p>
          </table:table-cell>
          <table:table-cell table:style-name="ce5" office:value-type="string" calcext:value-type="string">
            <text:p>k</text:p>
          </table:table-cell>
          <table:table-cell table:style-name="ce1"/>
          <table:table-cell table:style-name="ce1" office:value-type="string" calcext:value-type="string">
            <text:p>g</text:p>
          </table:table-cell>
          <table:table-cell table:style-name="ce15" office:value-type="string" calcext:value-type="string">
            <text:p>τ</text:p>
          </table:table-cell>
          <table:table-cell table:style-name="ce15" office:value-type="string" calcext:value-type="string">
            <text:p>ᴨ[<text:span text:style-name="T1">ρ(g,τ),η)</text:span></text:p>
          </table:table-cell>
          <table:table-cell table:style-name="ce1" office:value-type="string" calcext:value-type="string">
            <text:p>y-<text:span text:style-name="T1">τ</text:span></text:p>
          </table:table-cell>
          <table:table-cell table:style-name="ce15" office:value-type="string" calcext:value-type="string">
            <text:p>τ+<text:span text:style-name="T1">ϵ-g</text:span></text:p>
          </table:table-cell>
          <table:table-cell table:style-name="ce1" office:value-type="string" calcext:value-type="string">
            <text:p>CPO: <text:span text:style-name="T1">τ</text:span></text:p>
          </table:table-cell>
          <table:table-cell table:style-name="ce1" office:value-type="string" calcext:value-type="string">
            <text:p>CPO: g</text:p>
          </table:table-cell>
          <table:table-cell table:style-name="ce1" office:value-type="string" calcext:value-type="string">
            <text:p>W*</text:p>
          </table:table-cell>
          <table:table-cell table:number-columns-repeated="2"/>
          <table:table-cell table:style-name="ce10" office:value-type="float" office:value="13" calcext:value-type="float">
            <text:p>13</text:p>
          </table:table-cell>
          <table:table-cell table:style-name="ce10" table:formula="of:=[.W14]-[.W34]+[.J14]-[.J34]" office:value-type="float" office:value="-0.393616784437853" calcext:value-type="float">
            <text:p>-0.393616784437853</text:p>
          </table:table-cell>
          <table:table-cell table:style-name="ce10" table:formula="of:=IF([.Z21]&gt;=0;&quot;sí&quot;;&quot;no&quot;)" office:value-type="string" office:string-value="no" calcext:value-type="string">
            <text:p>no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style-name="ce6" table:formula="of:=RANDBETWEEN(-10;10)" office:value-type="float" office:value="10" calcext:value-type="float">
            <text:p>10</text:p>
          </table:table-cell>
          <table:table-cell table:style-name="ce6"/>
          <table:table-cell table:style-name="ce6" table:formula="of:=RANDBETWEEN(-10;10)" office:value-type="float" office:value="-9" calcext:value-type="float">
            <text:p>-9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/>
          <table:table-cell table:formula="of:=([.E22]*([.D22]+[.F22]*[.G22])*[.I22]+[.E22]*[.F22]*[.G22]*[.C22])/([.E22]+([.D22]+[.F22]*[.G22])*[.F22]*[.G22]+[.E22]*([.D22]+[.F22]*[.G22]))" office:value-type="float" office:value="19.9592750146166" calcext:value-type="float">
            <text:p>19.9592750146166</text:p>
          </table:table-cell>
          <table:table-cell table:formula="of:=([.F22]*[.G22]*[.C22]-[.D22]*[.I22]+[.O22])/([.D22]+[.F22]*[.G22])" office:value-type="float" office:value="59.7785301580988" calcext:value-type="float">
            <text:p>59.7785301580988</text:p>
          </table:table-cell>
          <table:table-cell table:formula="of:=1/(1+EXP([.L22]*[.O22]/[.C22]-[.M22]*[.P22]/[.C22]+[.K22]/[.C22]))" office:value-type="float" office:value="0.598253323816725" calcext:value-type="float">
            <text:p>0.598253323816725</text:p>
          </table:table-cell>
          <table:table-cell table:formula="of:=[.C22]-[.P22]" office:value-type="float" office:value="40.2214698419012" calcext:value-type="float">
            <text:p>40.2214698419012</text:p>
          </table:table-cell>
          <table:table-cell table:formula="of:=[.P22]+[.I22]-[.O22]" office:value-type="float" office:value="39.8192551434822" calcext:value-type="float">
            <text:p>39.8192551434822</text:p>
          </table:table-cell>
          <table:table-cell table:formula="of:=-([.D22])/([.C22]-[.P22])+([.F22]*[.G22])/([.P22]+[.I22]-[.O22])" office:value-type="float" office:value="0" calcext:value-type="float">
            <text:p>0</text:p>
          </table:table-cell>
          <table:table-cell table:formula="of:=[.E22]/[.O22]-([.F22]*[.G22])/([.P22]+[.I22]-[.O22])" office:value-type="float" office:value="0.0252396766842247" calcext:value-type="float">
            <text:p>0.0252396766842247</text:p>
          </table:table-cell>
          <table:table-cell table:formula="of:=[.D22]*LN([.C22]-[.P22])+[.E22]*LN([.O22])+[.F22]*[.G22]*LN([.P22]+[.I22]-[.O22])" office:value-type="float" office:value="10.3356019639815" calcext:value-type="float">
            <text:p>10.3356019639815</text:p>
          </table:table-cell>
          <table:table-cell table:formula="of:=AVERAGE([.V22:.V25])" office:value-type="float" office:value="10.0838843156385" calcext:value-type="float">
            <text:p>10.083884315638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style-name="ce6" table:formula="of:=RANDBETWEEN(-10;10)" office:value-type="float" office:value="-7" calcext:value-type="float">
            <text:p>-7</text:p>
          </table:table-cell>
          <table:table-cell table:style-name="ce6" table:formula="of:=[.H23]+[.H22]" office:value-type="float" office:value="3" calcext:value-type="float">
            <text:p>3</text:p>
          </table:table-cell>
          <table:table-cell table:style-name="ce6" table:formula="of:=RANDBETWEEN(-10;10)" office:value-type="float" office:value="-4" calcext:value-type="float">
            <text:p>-4</text:p>
          </table:table-cell>
          <table:table-cell table:style-name="ce6" table:formula="of:=[.J23]+[.J22]" office:value-type="float" office:value="-13" calcext:value-type="float">
            <text:p>-13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/>
          <table:table-cell table:formula="of:=([.E23]*([.D23]+[.F23]*[.G23])*[.I23]+[.E23]*[.F23]*[.G23]*[.C23])/([.E23]+([.D23]+[.F23]*[.G23])*[.F23]*[.G23]+[.E23]*([.D23]+[.F23]*[.G23]))" office:value-type="float" office:value="21.1628797806496" calcext:value-type="float">
            <text:p>21.1628797806496</text:p>
          </table:table-cell>
          <table:table-cell table:formula="of:=([.F23]*[.G23]*[.C23]-[.D23]*[.I23]+[.O23])/([.D23]+[.F23]*[.G23])" office:value-type="float" office:value="58.8758189852511" calcext:value-type="float">
            <text:p>58.8758189852511</text:p>
          </table:table-cell>
          <table:table-cell table:formula="of:=1/(1+EXP([.L23]*[.O23]/[.C23]-[.M23]*[.P23]/[.C23]+[.K23]/[.C23]))" office:value-type="float" office:value="0.624133296235139" calcext:value-type="float">
            <text:p>0.624133296235139</text:p>
          </table:table-cell>
          <table:table-cell table:formula="of:=[.C23]-[.P23]" office:value-type="float" office:value="41.124181014749" calcext:value-type="float">
            <text:p>41.124181014749</text:p>
          </table:table-cell>
          <table:table-cell table:formula="of:=[.P23]+[.I23]-[.O23]" office:value-type="float" office:value="40.7129392046015" calcext:value-type="float">
            <text:p>40.7129392046015</text:p>
          </table:table-cell>
          <table:table-cell table:formula="of:=-([.D23])/([.C23]-[.P23])+([.F23]*[.G23])/([.P23]+[.I23]-[.O23])" office:value-type="float" office:value="0" calcext:value-type="float">
            <text:p>0</text:p>
          </table:table-cell>
          <table:table-cell table:formula="of:=[.E23]/[.O23]-([.F23]*[.G23])/([.P23]+[.I23]-[.O23])" office:value-type="float" office:value="0.022935954670999" calcext:value-type="float">
            <text:p>0.022935954670999</text:p>
          </table:table-cell>
          <table:table-cell table:formula="of:=[.D23]*LN([.C23]-[.P23])+[.E23]*LN([.O23])+[.F23]*[.G23]*LN([.P23]+[.I23]-[.O23])" office:value-type="float" office:value="10.4383254864898" calcext:value-type="float">
            <text:p>10.4383254864898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style-name="ce6" table:formula="of:=RANDBETWEEN(-10;10)" office:value-type="float" office:value="-10" calcext:value-type="float">
            <text:p>-10</text:p>
          </table:table-cell>
          <table:table-cell table:style-name="ce6" table:formula="of:=[.H24]+[.H23]" office:value-type="float" office:value="-17" calcext:value-type="float">
            <text:p>-17</text:p>
          </table:table-cell>
          <table:table-cell table:style-name="ce6" table:formula="of:=RANDBETWEEN(-10;10)" office:value-type="float" office:value="-6" calcext:value-type="float">
            <text:p>-6</text:p>
          </table:table-cell>
          <table:table-cell table:style-name="ce6" table:formula="of:=[.J24]+[.J23]" office:value-type="float" office:value="-10" calcext:value-type="float">
            <text:p>-1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/>
          <table:table-cell table:formula="of:=([.E24]*([.D24]+[.F24]*[.G24])*[.I24]+[.E24]*[.F24]*[.G24]*[.C24])/([.E24]+([.D24]+[.F24]*[.G24])*[.F24]*[.G24]+[.E24]*([.D24]+[.F24]*[.G24]))" office:value-type="float" office:value="13.1388480070966" calcext:value-type="float">
            <text:p>13.1388480070966</text:p>
          </table:table-cell>
          <table:table-cell table:formula="of:=([.F24]*[.G24]*[.C24]-[.D24]*[.I24]+[.O24])/([.D24]+[.F24]*[.G24])" office:value-type="float" office:value="64.8938934709028" calcext:value-type="float">
            <text:p>64.8938934709028</text:p>
          </table:table-cell>
          <table:table-cell table:formula="of:=1/(1+EXP([.L24]*[.O24]/[.C24]-[.M24]*[.P24]/[.C24]+[.K24]/[.C24]))" office:value-type="float" office:value="0.6496612329292" calcext:value-type="float">
            <text:p>0.6496612329292</text:p>
          </table:table-cell>
          <table:table-cell table:formula="of:=[.C24]-[.P24]" office:value-type="float" office:value="35.1061065290972" calcext:value-type="float">
            <text:p>35.1061065290972</text:p>
          </table:table-cell>
          <table:table-cell table:formula="of:=[.P24]+[.I24]-[.O24]" office:value-type="float" office:value="34.7550454638062" calcext:value-type="float">
            <text:p>34.7550454638062</text:p>
          </table:table-cell>
          <table:table-cell table:formula="of:=-([.D24])/([.C24]-[.P24])+([.F24]*[.G24])/([.P24]+[.I24]-[.O24])" office:value-type="float" office:value="0" calcext:value-type="float">
            <text:p>0</text:p>
          </table:table-cell>
          <table:table-cell table:formula="of:=[.E24]/[.O24]-([.F24]*[.G24])/([.P24]+[.I24]-[.O24])" office:value-type="float" office:value="0.0476251005985301" calcext:value-type="float">
            <text:p>0.0476251005985301</text:p>
          </table:table-cell>
          <table:table-cell table:formula="of:=[.D24]*LN([.C24]-[.P24])+[.E24]*LN([.O24])+[.F24]*[.G24]*LN([.P24]+[.I24]-[.O24])" office:value-type="float" office:value="9.64678993617581" calcext:value-type="float">
            <text:p>9.6467899361758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style-name="ce6" table:formula="of:=RANDBETWEEN(-10;10)" office:value-type="float" office:value="-1" calcext:value-type="float">
            <text:p>-1</text:p>
          </table:table-cell>
          <table:table-cell table:style-name="ce6" table:formula="of:=[.H25]+[.H24]" office:value-type="float" office:value="-11" calcext:value-type="float">
            <text:p>-11</text:p>
          </table:table-cell>
          <table:table-cell table:style-name="ce6" table:formula="of:=RANDBETWEEN(-10;10)" office:value-type="float" office:value="1" calcext:value-type="float">
            <text:p>1</text:p>
          </table:table-cell>
          <table:table-cell table:style-name="ce6" table:formula="of:=[.J25]+[.J24]" office:value-type="float" office:value="-5" calcext:value-type="float">
            <text:p>-5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/>
          <table:table-cell table:formula="of:=([.E25]*([.D25]+[.F25]*[.G25])*[.I25]+[.E25]*[.F25]*[.G25]*[.C25])/([.E25]+([.D25]+[.F25]*[.G25])*[.F25]*[.G25]+[.E25]*([.D25]+[.F25]*[.G25]))" office:value-type="float" office:value="15.5460575391625" calcext:value-type="float">
            <text:p>15.5460575391625</text:p>
          </table:table-cell>
          <table:table-cell table:formula="of:=([.F25]*[.G25]*[.C25]-[.D25]*[.I25]+[.O25])/([.D25]+[.F25]*[.G25])" office:value-type="float" office:value="63.0884711252073" calcext:value-type="float">
            <text:p>63.0884711252073</text:p>
          </table:table-cell>
          <table:table-cell table:formula="of:=1/(1+EXP([.L25]*[.O25]/[.C25]-[.M25]*[.P25]/[.C25]+[.K25]/[.C25]))" office:value-type="float" office:value="0.62841523345293" calcext:value-type="float">
            <text:p>0.62841523345293</text:p>
          </table:table-cell>
          <table:table-cell table:formula="of:=[.C25]-[.P25]" office:value-type="float" office:value="36.9115288747927" calcext:value-type="float">
            <text:p>36.9115288747927</text:p>
          </table:table-cell>
          <table:table-cell table:formula="of:=[.P25]+[.I25]-[.O25]" office:value-type="float" office:value="36.5424135860448" calcext:value-type="float">
            <text:p>36.5424135860448</text:p>
          </table:table-cell>
          <table:table-cell table:formula="of:=-([.D25])/([.C25]-[.P25])+([.F25]*[.G25])/([.P25]+[.I25]-[.O25])" office:value-type="float" office:value="0" calcext:value-type="float">
            <text:p>0</text:p>
          </table:table-cell>
          <table:table-cell table:formula="of:=[.E25]/[.O25]-([.F25]*[.G25])/([.P25]+[.I25]-[.O25])" office:value-type="float" office:value="0.0372331837166081" calcext:value-type="float">
            <text:p>0.0372331837166081</text:p>
          </table:table-cell>
          <table:table-cell table:formula="of:=[.D25]*LN([.C25]-[.P25])+[.E25]*LN([.O25])+[.F25]*[.G25]*LN([.P25]+[.I25]-[.O25])" office:value-type="float" office:value="9.91481987590693" calcext:value-type="float">
            <text:p>9.91481987590693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style-name="ce6" table:formula="of:=RANDBETWEEN(-10;10)" office:value-type="float" office:value="3" calcext:value-type="float">
            <text:p>3</text:p>
          </table:table-cell>
          <table:table-cell table:style-name="ce6" table:formula="of:=[.H26]+[.H25]" office:value-type="float" office:value="2" calcext:value-type="float">
            <text:p>2</text:p>
          </table:table-cell>
          <table:table-cell table:style-name="ce6" table:formula="of:=RANDBETWEEN(-10;10)" office:value-type="float" office:value="7" calcext:value-type="float">
            <text:p>7</text:p>
          </table:table-cell>
          <table:table-cell table:style-name="ce6" table:formula="of:=[.J26]+[.J25]" office:value-type="float" office:value="8" calcext:value-type="float">
            <text:p>8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/>
          <table:table-cell table:formula="of:=([.E26]*([.D26]+[.F26]*[.G26])*[.I26]+[.E26]*[.F26]*[.G26]*[.C26])/([.E26]+([.D26]+[.F26]*[.G26])*[.F26]*[.G26]+[.E26]*([.D26]+[.F26]*[.G26]))" office:value-type="float" office:value="20.7616781919719" calcext:value-type="float">
            <text:p>20.7616781919719</text:p>
          </table:table-cell>
          <table:table-cell table:formula="of:=([.F26]*[.G26]*[.C26]-[.D26]*[.I26]+[.O26])/([.D26]+[.F26]*[.G26])" office:value-type="float" office:value="59.1767227095336" calcext:value-type="float">
            <text:p>59.1767227095336</text:p>
          </table:table-cell>
          <table:table-cell table:formula="of:=1/(1+EXP([.L26]*[.O26]/[.C26]-[.M26]*[.P26]/[.C26]+[.K26]/[.C26]))" office:value-type="float" office:value="0.57545681278941" calcext:value-type="float">
            <text:p>0.57545681278941</text:p>
          </table:table-cell>
          <table:table-cell table:formula="of:=[.C26]-[.P26]" office:value-type="float" office:value="40.8232772904664" calcext:value-type="float">
            <text:p>40.8232772904664</text:p>
          </table:table-cell>
          <table:table-cell table:formula="of:=[.P26]+[.I26]-[.O26]" office:value-type="float" office:value="40.4150445175617" calcext:value-type="float">
            <text:p>40.4150445175617</text:p>
          </table:table-cell>
          <table:table-cell table:formula="of:=-([.D26])/([.C26]-[.P26])+([.F26]*[.G26])/([.P26]+[.I26]-[.O26])" office:value-type="float" office:value="0" calcext:value-type="float">
            <text:p>0</text:p>
          </table:table-cell>
          <table:table-cell table:formula="of:=[.E26]/[.O26]-([.F26]*[.G26])/([.P26]+[.I26]-[.O26])" office:value-type="float" office:value="0.0236698347188052" calcext:value-type="float">
            <text:p>0.0236698347188052</text:p>
          </table:table-cell>
          <table:table-cell table:formula="of:=[.D26]*LN([.C26]-[.P26])+[.E26]*LN([.O26])+[.F26]*[.G26]*LN([.P26]+[.I26]-[.O26])" office:value-type="float" office:value="10.4045714169928" calcext:value-type="float">
            <text:p>10.4045714169928</text:p>
          </table:table-cell>
          <table:table-cell table:formula="of:=AVERAGE([.V26:.V29])" office:value-type="float" office:value="10.4874712870027" calcext:value-type="float">
            <text:p>10.4874712870027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style-name="ce6" table:formula="of:=RANDBETWEEN(-10;10)" office:value-type="float" office:value="1" calcext:value-type="float">
            <text:p>1</text:p>
          </table:table-cell>
          <table:table-cell table:style-name="ce6" table:formula="of:=[.H27]+[.H26]" office:value-type="float" office:value="4" calcext:value-type="float">
            <text:p>4</text:p>
          </table:table-cell>
          <table:table-cell table:style-name="ce6" table:formula="of:=RANDBETWEEN(-10;10)" office:value-type="float" office:value="3" calcext:value-type="float">
            <text:p>3</text:p>
          </table:table-cell>
          <table:table-cell table:style-name="ce6" table:formula="of:=[.J27]+[.J26]" office:value-type="float" office:value="10" calcext:value-type="float">
            <text:p>1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/>
          <table:table-cell table:formula="of:=([.E27]*([.D27]+[.F27]*[.G27])*[.I27]+[.E27]*[.F27]*[.G27]*[.C27])/([.E27]+([.D27]+[.F27]*[.G27])*[.F27]*[.G27]+[.E27]*([.D27]+[.F27]*[.G27]))" office:value-type="float" office:value="21.5640813693272" calcext:value-type="float">
            <text:p>21.5640813693272</text:p>
          </table:table-cell>
          <table:table-cell table:formula="of:=([.F27]*[.G27]*[.C27]-[.D27]*[.I27]+[.O27])/([.D27]+[.F27]*[.G27])" office:value-type="float" office:value="58.5749152609685" calcext:value-type="float">
            <text:p>58.5749152609685</text:p>
          </table:table-cell>
          <table:table-cell table:formula="of:=1/(1+EXP([.L27]*[.O27]/[.C27]-[.M27]*[.P27]/[.C27]+[.K27]/[.C27]))" office:value-type="float" office:value="0.567119501818134" calcext:value-type="float">
            <text:p>0.567119501818134</text:p>
          </table:table-cell>
          <table:table-cell table:formula="of:=[.C27]-[.P27]" office:value-type="float" office:value="41.4250847390315" calcext:value-type="float">
            <text:p>41.4250847390315</text:p>
          </table:table-cell>
          <table:table-cell table:formula="of:=[.P27]+[.I27]-[.O27]" office:value-type="float" office:value="41.0108338916412" calcext:value-type="float">
            <text:p>41.0108338916412</text:p>
          </table:table-cell>
          <table:table-cell table:formula="of:=-([.D27])/([.C27]-[.P27])+([.F27]*[.G27])/([.P27]+[.I27]-[.O27])" office:value-type="float" office:value="0" calcext:value-type="float">
            <text:p>0</text:p>
          </table:table-cell>
          <table:table-cell table:formula="of:=[.E27]/[.O27]-([.F27]*[.G27])/([.P27]+[.I27]-[.O27])" office:value-type="float" office:value="0.0222334479315245" calcext:value-type="float">
            <text:p>0.0222334479315245</text:p>
          </table:table-cell>
          <table:table-cell table:formula="of:=[.D27]*LN([.C27]-[.P27])+[.E27]*LN([.O27])+[.F27]*[.G27]*LN([.P27]+[.I27]-[.O27])" office:value-type="float" office:value="10.4716135502092" calcext:value-type="float">
            <text:p>10.4716135502092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style-name="ce6" table:formula="of:=RANDBETWEEN(-10;10)" office:value-type="float" office:value="5" calcext:value-type="float">
            <text:p>5</text:p>
          </table:table-cell>
          <table:table-cell table:style-name="ce6" table:formula="of:=[.H28]+[.H27]" office:value-type="float" office:value="6" calcext:value-type="float">
            <text:p>6</text:p>
          </table:table-cell>
          <table:table-cell table:style-name="ce6" table:formula="of:=RANDBETWEEN(-10;10)" office:value-type="float" office:value="-8" calcext:value-type="float">
            <text:p>-8</text:p>
          </table:table-cell>
          <table:table-cell table:style-name="ce6" table:formula="of:=[.J28]+[.J27]" office:value-type="float" office:value="-5" calcext:value-type="float">
            <text:p>-5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/>
          <table:table-cell table:formula="of:=([.E28]*([.D28]+[.F28]*[.G28])*[.I28]+[.E28]*[.F28]*[.G28]*[.C28])/([.E28]+([.D28]+[.F28]*[.G28])*[.F28]*[.G28]+[.E28]*([.D28]+[.F28]*[.G28]))" office:value-type="float" office:value="22.3664845466825" calcext:value-type="float">
            <text:p>22.3664845466825</text:p>
          </table:table-cell>
          <table:table-cell table:formula="of:=([.F28]*[.G28]*[.C28]-[.D28]*[.I28]+[.O28])/([.D28]+[.F28]*[.G28])" office:value-type="float" office:value="57.9731078124033" calcext:value-type="float">
            <text:p>57.9731078124033</text:p>
          </table:table-cell>
          <table:table-cell table:formula="of:=1/(1+EXP([.L28]*[.O28]/[.C28]-[.M28]*[.P28]/[.C28]+[.K28]/[.C28]))" office:value-type="float" office:value="0.60014426121553" calcext:value-type="float">
            <text:p>0.60014426121553</text:p>
          </table:table-cell>
          <table:table-cell table:formula="of:=[.C28]-[.P28]" office:value-type="float" office:value="42.0268921875967" calcext:value-type="float">
            <text:p>42.0268921875967</text:p>
          </table:table-cell>
          <table:table-cell table:formula="of:=[.P28]+[.I28]-[.O28]" office:value-type="float" office:value="41.6066232657207" calcext:value-type="float">
            <text:p>41.6066232657207</text:p>
          </table:table-cell>
          <table:table-cell table:formula="of:=-([.D28])/([.C28]-[.P28])+([.F28]*[.G28])/([.P28]+[.I28]-[.O28])" office:value-type="float" office:value="0" calcext:value-type="float">
            <text:p>0</text:p>
          </table:table-cell>
          <table:table-cell table:formula="of:=[.E28]/[.O28]-([.F28]*[.G28])/([.P28]+[.I28]-[.O28])" office:value-type="float" office:value="0.0209154644594524" calcext:value-type="float">
            <text:p>0.0209154644594524</text:p>
          </table:table-cell>
          <table:table-cell table:formula="of:=[.D28]*LN([.C28]-[.P28])+[.E28]*LN([.O28])+[.F28]*[.G28]*LN([.P28]+[.I28]-[.O28])" office:value-type="float" office:value="10.5368500904044" calcext:value-type="float">
            <text:p>10.5368500904044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style-name="ce6" table:formula="of:=RANDBETWEEN(-10;10)" office:value-type="float" office:value="1" calcext:value-type="float">
            <text:p>1</text:p>
          </table:table-cell>
          <table:table-cell table:style-name="ce6" table:formula="of:=[.H29]+[.H28]" office:value-type="float" office:value="6" calcext:value-type="float">
            <text:p>6</text:p>
          </table:table-cell>
          <table:table-cell table:style-name="ce6" table:formula="of:=RANDBETWEEN(-10;10)" office:value-type="float" office:value="-6" calcext:value-type="float">
            <text:p>-6</text:p>
          </table:table-cell>
          <table:table-cell table:style-name="ce6" table:formula="of:=[.J29]+[.J28]" office:value-type="float" office:value="-14" calcext:value-type="float">
            <text:p>-14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/>
          <table:table-cell table:formula="of:=([.E29]*([.D29]+[.F29]*[.G29])*[.I29]+[.E29]*[.F29]*[.G29]*[.C29])/([.E29]+([.D29]+[.F29]*[.G29])*[.F29]*[.G29]+[.E29]*([.D29]+[.F29]*[.G29]))" office:value-type="float" office:value="22.3664845466825" calcext:value-type="float">
            <text:p>22.3664845466825</text:p>
          </table:table-cell>
          <table:table-cell table:formula="of:=([.F29]*[.G29]*[.C29]-[.D29]*[.I29]+[.O29])/([.D29]+[.F29]*[.G29])" office:value-type="float" office:value="57.9731078124033" calcext:value-type="float">
            <text:p>57.9731078124033</text:p>
          </table:table-cell>
          <table:table-cell table:formula="of:=1/(1+EXP([.L29]*[.O29]/[.C29]-[.M29]*[.P29]/[.C29]+[.K29]/[.C29]))" office:value-type="float" office:value="0.62153443691995" calcext:value-type="float">
            <text:p>0.62153443691995</text:p>
          </table:table-cell>
          <table:table-cell table:formula="of:=[.C29]-[.P29]" office:value-type="float" office:value="42.0268921875967" calcext:value-type="float">
            <text:p>42.0268921875967</text:p>
          </table:table-cell>
          <table:table-cell table:formula="of:=[.P29]+[.I29]-[.O29]" office:value-type="float" office:value="41.6066232657207" calcext:value-type="float">
            <text:p>41.6066232657207</text:p>
          </table:table-cell>
          <table:table-cell table:formula="of:=-([.D29])/([.C29]-[.P29])+([.F29]*[.G29])/([.P29]+[.I29]-[.O29])" office:value-type="float" office:value="0" calcext:value-type="float">
            <text:p>0</text:p>
          </table:table-cell>
          <table:table-cell table:formula="of:=[.E29]/[.O29]-([.F29]*[.G29])/([.P29]+[.I29]-[.O29])" office:value-type="float" office:value="0.0209154644594524" calcext:value-type="float">
            <text:p>0.0209154644594524</text:p>
          </table:table-cell>
          <table:table-cell table:formula="of:=[.D29]*LN([.C29]-[.P29])+[.E29]*LN([.O29])+[.F29]*[.G29]*LN([.P29]+[.I29]-[.O29])" office:value-type="float" office:value="10.5368500904044" calcext:value-type="float">
            <text:p>10.5368500904044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style-name="ce6" table:formula="of:=RANDBETWEEN(-10;10)" office:value-type="float" office:value="4" calcext:value-type="float">
            <text:p>4</text:p>
          </table:table-cell>
          <table:table-cell table:style-name="ce6" table:formula="of:=[.H30]+[.H29]" office:value-type="float" office:value="5" calcext:value-type="float">
            <text:p>5</text:p>
          </table:table-cell>
          <table:table-cell table:style-name="ce6" table:formula="of:=RANDBETWEEN(-10;10)" office:value-type="float" office:value="-2" calcext:value-type="float">
            <text:p>-2</text:p>
          </table:table-cell>
          <table:table-cell table:style-name="ce6" table:formula="of:=[.J30]+[.J29]" office:value-type="float" office:value="-8" calcext:value-type="float">
            <text:p>-8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/>
          <table:table-cell table:formula="of:=([.E30]*([.D30]+[.F30]*[.G30])*[.I30]+[.E30]*[.F30]*[.G30]*[.C30])/([.E30]+([.D30]+[.F30]*[.G30])*[.F30]*[.G30]+[.E30]*([.D30]+[.F30]*[.G30]))" office:value-type="float" office:value="21.9652829580049" calcext:value-type="float">
            <text:p>21.9652829580049</text:p>
          </table:table-cell>
          <table:table-cell table:formula="of:=([.F30]*[.G30]*[.C30]-[.D30]*[.I30]+[.O30])/([.D30]+[.F30]*[.G30])" office:value-type="float" office:value="58.2740115366859" calcext:value-type="float">
            <text:p>58.2740115366859</text:p>
          </table:table-cell>
          <table:table-cell table:formula="of:=1/(1+EXP([.L30]*[.O30]/[.C30]-[.M30]*[.P30]/[.C30]+[.K30]/[.C30]))" office:value-type="float" office:value="0.608994422777373" calcext:value-type="float">
            <text:p>0.608994422777373</text:p>
          </table:table-cell>
          <table:table-cell table:formula="of:=[.C30]-[.P30]" office:value-type="float" office:value="41.7259884633141" calcext:value-type="float">
            <text:p>41.7259884633141</text:p>
          </table:table-cell>
          <table:table-cell table:formula="of:=[.P30]+[.I30]-[.O30]" office:value-type="float" office:value="41.308728578681" calcext:value-type="float">
            <text:p>41.308728578681</text:p>
          </table:table-cell>
          <table:table-cell table:formula="of:=-([.D30])/([.C30]-[.P30])+([.F30]*[.G30])/([.P30]+[.I30]-[.O30])" office:value-type="float" office:value="0" calcext:value-type="float">
            <text:p>0</text:p>
          </table:table-cell>
          <table:table-cell table:formula="of:=[.E30]/[.O30]-([.F30]*[.G30])/([.P30]+[.I30]-[.O30])" office:value-type="float" office:value="0.0215605090278223" calcext:value-type="float">
            <text:p>0.0215605090278223</text:p>
          </table:table-cell>
          <table:table-cell table:formula="of:=[.D30]*LN([.C30]-[.P30])+[.E30]*LN([.O30])+[.F30]*[.G30]*LN([.P30]+[.I30]-[.O30])" office:value-type="float" office:value="10.5044504039213" calcext:value-type="float">
            <text:p>10.5044504039213</text:p>
          </table:table-cell>
          <table:table-cell table:formula="of:=AVERAGE([.V30:.V33])" office:value-type="float" office:value="10.1276101187258" calcext:value-type="float">
            <text:p>10.1276101187258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style-name="ce6" table:formula="of:=RANDBETWEEN(-10;10)" office:value-type="float" office:value="-6" calcext:value-type="float">
            <text:p>-6</text:p>
          </table:table-cell>
          <table:table-cell table:style-name="ce6" table:formula="of:=[.H31]+[.H30]" office:value-type="float" office:value="-2" calcext:value-type="float">
            <text:p>-2</text:p>
          </table:table-cell>
          <table:table-cell table:style-name="ce6" table:formula="of:=RANDBETWEEN(-10;10)" office:value-type="float" office:value="-2" calcext:value-type="float">
            <text:p>-2</text:p>
          </table:table-cell>
          <table:table-cell table:style-name="ce6" table:formula="of:=[.J31]+[.J30]" office:value-type="float" office:value="-4" calcext:value-type="float">
            <text:p>-4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/>
          <table:table-cell table:formula="of:=([.E31]*([.D31]+[.F31]*[.G31])*[.I31]+[.E31]*[.F31]*[.G31]*[.C31])/([.E31]+([.D31]+[.F31]*[.G31])*[.F31]*[.G31]+[.E31]*([.D31]+[.F31]*[.G31]))" office:value-type="float" office:value="19.1568718372613" calcext:value-type="float">
            <text:p>19.1568718372613</text:p>
          </table:table-cell>
          <table:table-cell table:formula="of:=([.F31]*[.G31]*[.C31]-[.D31]*[.I31]+[.O31])/([.D31]+[.F31]*[.G31])" office:value-type="float" office:value="60.380337606664" calcext:value-type="float">
            <text:p>60.380337606664</text:p>
          </table:table-cell>
          <table:table-cell table:formula="of:=1/(1+EXP([.L31]*[.O31]/[.C31]-[.M31]*[.P31]/[.C31]+[.K31]/[.C31]))" office:value-type="float" office:value="0.6111704122883" calcext:value-type="float">
            <text:p>0.6111704122883</text:p>
          </table:table-cell>
          <table:table-cell table:formula="of:=[.C31]-[.P31]" office:value-type="float" office:value="39.619662393336" calcext:value-type="float">
            <text:p>39.619662393336</text:p>
          </table:table-cell>
          <table:table-cell table:formula="of:=[.P31]+[.I31]-[.O31]" office:value-type="float" office:value="39.2234657694026" calcext:value-type="float">
            <text:p>39.2234657694026</text:p>
          </table:table-cell>
          <table:table-cell table:formula="of:=-([.D31])/([.C31]-[.P31])+([.F31]*[.G31])/([.P31]+[.I31]-[.O31])" office:value-type="float" office:value="0" calcext:value-type="float">
            <text:p>0</text:p>
          </table:table-cell>
          <table:table-cell table:formula="of:=[.E31]/[.O31]-([.F31]*[.G31])/([.P31]+[.I31]-[.O31])" office:value-type="float" office:value="0.0269605963867175" calcext:value-type="float">
            <text:p>0.0269605963867175</text:p>
          </table:table-cell>
          <table:table-cell table:formula="of:=[.D31]*LN([.C31]-[.P31])+[.E31]*LN([.O31])+[.F31]*[.G31]*LN([.P31]+[.I31]-[.O31])" office:value-type="float" office:value="10.2645694464725" calcext:value-type="float">
            <text:p>10.2645694464725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style-name="ce6" table:formula="of:=RANDBETWEEN(-10;10)" office:value-type="float" office:value="-4" calcext:value-type="float">
            <text:p>-4</text:p>
          </table:table-cell>
          <table:table-cell table:style-name="ce6" table:formula="of:=[.H32]+[.H31]" office:value-type="float" office:value="-10" calcext:value-type="float">
            <text:p>-10</text:p>
          </table:table-cell>
          <table:table-cell table:style-name="ce6" table:formula="of:=RANDBETWEEN(-10;10)" office:value-type="float" office:value="1" calcext:value-type="float">
            <text:p>1</text:p>
          </table:table-cell>
          <table:table-cell table:style-name="ce6" table:formula="of:=[.J32]+[.J31]" office:value-type="float" office:value="-1" calcext:value-type="float">
            <text:p>-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/>
          <table:table-cell table:formula="of:=([.E32]*([.D32]+[.F32]*[.G32])*[.I32]+[.E32]*[.F32]*[.G32]*[.C32])/([.E32]+([.D32]+[.F32]*[.G32])*[.F32]*[.G32]+[.E32]*([.D32]+[.F32]*[.G32]))" office:value-type="float" office:value="15.9472591278402" calcext:value-type="float">
            <text:p>15.9472591278402</text:p>
          </table:table-cell>
          <table:table-cell table:formula="of:=([.F32]*[.G32]*[.C32]-[.D32]*[.I32]+[.O32])/([.D32]+[.F32]*[.G32])" office:value-type="float" office:value="62.7875674009247" calcext:value-type="float">
            <text:p>62.7875674009247</text:p>
          </table:table-cell>
          <table:table-cell table:formula="of:=1/(1+EXP([.L32]*[.O32]/[.C32]-[.M32]*[.P32]/[.C32]+[.K32]/[.C32]))" office:value-type="float" office:value="0.617370715171936" calcext:value-type="float">
            <text:p>0.617370715171936</text:p>
          </table:table-cell>
          <table:table-cell table:formula="of:=[.C32]-[.P32]" office:value-type="float" office:value="37.2124325990753" calcext:value-type="float">
            <text:p>37.2124325990753</text:p>
          </table:table-cell>
          <table:table-cell table:formula="of:=[.P32]+[.I32]-[.O32]" office:value-type="float" office:value="36.8403082730845" calcext:value-type="float">
            <text:p>36.8403082730845</text:p>
          </table:table-cell>
          <table:table-cell table:formula="of:=-([.D32])/([.C32]-[.P32])+([.F32]*[.G32])/([.P32]+[.I32]-[.O32])" office:value-type="float" office:value="0" calcext:value-type="float">
            <text:p>0</text:p>
          </table:table-cell>
          <table:table-cell table:formula="of:=[.E32]/[.O32]-([.F32]*[.G32])/([.P32]+[.I32]-[.O32])" office:value-type="float" office:value="0.0358339610780245" calcext:value-type="float">
            <text:p>0.0358339610780245</text:p>
          </table:table-cell>
          <table:table-cell table:formula="of:=[.D32]*LN([.C32]-[.P32])+[.E32]*LN([.O32])+[.F32]*[.G32]*LN([.P32]+[.I32]-[.O32])" office:value-type="float" office:value="9.95645654149587" calcext:value-type="float">
            <text:p>9.95645654149587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style-name="ce6" table:formula="of:=RANDBETWEEN(-10;10)" office:value-type="float" office:value="-10" calcext:value-type="float">
            <text:p>-10</text:p>
          </table:table-cell>
          <table:table-cell table:style-name="ce6" table:formula="of:=[.H33]+[.H32]" office:value-type="float" office:value="-14" calcext:value-type="float">
            <text:p>-14</text:p>
          </table:table-cell>
          <table:table-cell table:style-name="ce6" table:formula="of:=RANDBETWEEN(-10;10)" office:value-type="float" office:value="-3" calcext:value-type="float">
            <text:p>-3</text:p>
          </table:table-cell>
          <table:table-cell table:style-name="ce6" table:formula="of:=[.J33]+[.J32]" office:value-type="float" office:value="-2" calcext:value-type="float">
            <text:p>-2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/>
          <table:table-cell table:formula="of:=([.E33]*([.D33]+[.F33]*[.G33])*[.I33]+[.E33]*[.F33]*[.G33]*[.C33])/([.E33]+([.D33]+[.F33]*[.G33])*[.F33]*[.G33]+[.E33]*([.D33]+[.F33]*[.G33]))" office:value-type="float" office:value="14.3424527731296" calcext:value-type="float">
            <text:p>14.3424527731296</text:p>
          </table:table-cell>
          <table:table-cell table:formula="of:=([.F33]*[.G33]*[.C33]-[.D33]*[.I33]+[.O33])/([.D33]+[.F33]*[.G33])" office:value-type="float" office:value="63.9911822980551" calcext:value-type="float">
            <text:p>63.9911822980551</text:p>
          </table:table-cell>
          <table:table-cell table:formula="of:=1/(1+EXP([.L33]*[.O33]/[.C33]-[.M33]*[.P33]/[.C33]+[.K33]/[.C33]))" office:value-type="float" office:value="0.626326012281094" calcext:value-type="float">
            <text:p>0.626326012281094</text:p>
          </table:table-cell>
          <table:table-cell table:formula="of:=[.C33]-[.P33]" office:value-type="float" office:value="36.0088177019449" calcext:value-type="float">
            <text:p>36.0088177019449</text:p>
          </table:table-cell>
          <table:table-cell table:formula="of:=[.P33]+[.I33]-[.O33]" office:value-type="float" office:value="35.6487295249255" calcext:value-type="float">
            <text:p>35.6487295249255</text:p>
          </table:table-cell>
          <table:table-cell table:formula="of:=-([.D33])/([.C33]-[.P33])+([.F33]*[.G33])/([.P33]+[.I33]-[.O33])" office:value-type="float" office:value="0" calcext:value-type="float">
            <text:p>0</text:p>
          </table:table-cell>
          <table:table-cell table:formula="of:=[.E33]/[.O33]-([.F33]*[.G33])/([.P33]+[.I33]-[.O33])" office:value-type="float" office:value="0.0419521055867458" calcext:value-type="float">
            <text:p>0.0419521055867458</text:p>
          </table:table-cell>
          <table:table-cell table:formula="of:=[.D33]*LN([.C33]-[.P33])+[.E33]*LN([.O33])+[.F33]*[.G33]*LN([.P33]+[.I33]-[.O33])" office:value-type="float" office:value="9.78496408301369" calcext:value-type="float">
            <text:p>9.78496408301369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style-name="ce6" table:formula="of:=RANDBETWEEN(-10;10)" office:value-type="float" office:value="6" calcext:value-type="float">
            <text:p>6</text:p>
          </table:table-cell>
          <table:table-cell table:style-name="ce6" table:formula="of:=[.H34]+[.H33]" office:value-type="float" office:value="-4" calcext:value-type="float">
            <text:p>-4</text:p>
          </table:table-cell>
          <table:table-cell table:style-name="ce6" table:formula="of:=RANDBETWEEN(-10;10)" office:value-type="float" office:value="5" calcext:value-type="float">
            <text:p>5</text:p>
          </table:table-cell>
          <table:table-cell table:style-name="ce6" table:formula="of:=[.J34]+[.J33]" office:value-type="float" office:value="2" calcext:value-type="float">
            <text:p>2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/>
          <table:table-cell table:formula="of:=([.E34]*([.D34]+[.F34]*[.G34])*[.I34]+[.E34]*[.F34]*[.G34]*[.C34])/([.E34]+([.D34]+[.F34]*[.G34])*[.F34]*[.G34]+[.E34]*([.D34]+[.F34]*[.G34]))" office:value-type="float" office:value="18.3544686599061" calcext:value-type="float">
            <text:p>18.3544686599061</text:p>
          </table:table-cell>
          <table:table-cell table:formula="of:=([.F34]*[.G34]*[.C34]-[.D34]*[.I34]+[.O34])/([.D34]+[.F34]*[.G34])" office:value-type="float" office:value="60.9821450552292" calcext:value-type="float">
            <text:p>60.9821450552292</text:p>
          </table:table-cell>
          <table:table-cell table:formula="of:=1/(1+EXP([.L34]*[.O34]/[.C34]-[.M34]*[.P34]/[.C34]+[.K34]/[.C34]))" office:value-type="float" office:value="0.600194781582562" calcext:value-type="float">
            <text:p>0.600194781582562</text:p>
          </table:table-cell>
          <table:table-cell table:formula="of:=[.C34]-[.P34]" office:value-type="float" office:value="39.0178549447708" calcext:value-type="float">
            <text:p>39.0178549447708</text:p>
          </table:table-cell>
          <table:table-cell table:formula="of:=[.P34]+[.I34]-[.O34]" office:value-type="float" office:value="38.6276763953231" calcext:value-type="float">
            <text:p>38.6276763953231</text:p>
          </table:table-cell>
          <table:table-cell table:formula="of:=-([.D34])/([.C34]-[.P34])+([.F34]*[.G34])/([.P34]+[.I34]-[.O34])" office:value-type="float" office:value="0" calcext:value-type="float">
            <text:p>0</text:p>
          </table:table-cell>
          <table:table-cell table:formula="of:=[.E34]/[.O34]-([.F34]*[.G34])/([.P34]+[.I34]-[.O34])" office:value-type="float" office:value="0.0288533529295274" calcext:value-type="float">
            <text:p>0.0288533529295274</text:p>
          </table:table-cell>
          <table:table-cell table:formula="of:=[.D34]*LN([.C34]-[.P34])+[.E34]*LN([.O34])+[.F34]*[.G34]*LN([.P34]+[.I34]-[.O34])" office:value-type="float" office:value="10.1913217633728" calcext:value-type="float">
            <text:p>10.1913217633728</text:p>
          </table:table-cell>
          <table:table-cell table:formula="of:=AVERAGE([.V34:.V37])" office:value-type="float" office:value="10.6045730704116" calcext:value-type="float">
            <text:p>10.6045730704116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style-name="ce6" table:formula="of:=RANDBETWEEN(-10;10)" office:value-type="float" office:value="7" calcext:value-type="float">
            <text:p>7</text:p>
          </table:table-cell>
          <table:table-cell table:style-name="ce6" table:formula="of:=[.H35]+[.H34]" office:value-type="float" office:value="13" calcext:value-type="float">
            <text:p>13</text:p>
          </table:table-cell>
          <table:table-cell table:style-name="ce6" table:formula="of:=RANDBETWEEN(-10;10)" office:value-type="float" office:value="1" calcext:value-type="float">
            <text:p>1</text:p>
          </table:table-cell>
          <table:table-cell table:style-name="ce6" table:formula="of:=[.J35]+[.J34]" office:value-type="float" office:value="6" calcext:value-type="float">
            <text:p>6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/>
          <table:table-cell table:formula="of:=([.E35]*([.D35]+[.F35]*[.G35])*[.I35]+[.E35]*[.F35]*[.G35]*[.C35])/([.E35]+([.D35]+[.F35]*[.G35])*[.F35]*[.G35]+[.E35]*([.D35]+[.F35]*[.G35]))" office:value-type="float" office:value="25.1748956674261" calcext:value-type="float">
            <text:p>25.1748956674261</text:p>
          </table:table-cell>
          <table:table-cell table:formula="of:=([.F35]*[.G35]*[.C35]-[.D35]*[.I35]+[.O35])/([.D35]+[.F35]*[.G35])" office:value-type="float" office:value="55.8667817424252" calcext:value-type="float">
            <text:p>55.8667817424252</text:p>
          </table:table-cell>
          <table:table-cell table:formula="of:=1/(1+EXP([.L35]*[.O35]/[.C35]-[.M35]*[.P35]/[.C35]+[.K35]/[.C35]))" office:value-type="float" office:value="0.561417982790095" calcext:value-type="float">
            <text:p>0.561417982790095</text:p>
          </table:table-cell>
          <table:table-cell table:formula="of:=[.C35]-[.P35]" office:value-type="float" office:value="44.1332182575748" calcext:value-type="float">
            <text:p>44.1332182575748</text:p>
          </table:table-cell>
          <table:table-cell table:formula="of:=[.P35]+[.I35]-[.O35]" office:value-type="float" office:value="43.6918860749991" calcext:value-type="float">
            <text:p>43.6918860749991</text:p>
          </table:table-cell>
          <table:table-cell table:formula="of:=-([.D35])/([.C35]-[.P35])+([.F35]*[.G35])/([.P35]+[.I35]-[.O35])" office:value-type="float" office:value="0" calcext:value-type="float">
            <text:p>0</text:p>
          </table:table-cell>
          <table:table-cell table:formula="of:=[.E35]/[.O35]-([.F35]*[.G35])/([.P35]+[.I35]-[.O35])" office:value-type="float" office:value="0.0170634416420313" calcext:value-type="float">
            <text:p>0.0170634416420313</text:p>
          </table:table-cell>
          <table:table-cell table:formula="of:=[.D35]*LN([.C35]-[.P35])+[.E35]*LN([.O35])+[.F35]*[.G35]*LN([.P35]+[.I35]-[.O35])" office:value-type="float" office:value="10.7524508290837" calcext:value-type="float">
            <text:p>10.7524508290837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style-name="ce6" table:formula="of:=RANDBETWEEN(-10;10)" office:value-type="float" office:value="7" calcext:value-type="float">
            <text:p>7</text:p>
          </table:table-cell>
          <table:table-cell table:style-name="ce6" table:formula="of:=[.H36]+[.H35]" office:value-type="float" office:value="14" calcext:value-type="float">
            <text:p>14</text:p>
          </table:table-cell>
          <table:table-cell table:style-name="ce6" table:formula="of:=RANDBETWEEN(-10;10)" office:value-type="float" office:value="8" calcext:value-type="float">
            <text:p>8</text:p>
          </table:table-cell>
          <table:table-cell table:style-name="ce6" table:formula="of:=[.J36]+[.J35]" office:value-type="float" office:value="9" calcext:value-type="float">
            <text:p>9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/>
          <table:table-cell table:formula="of:=([.E36]*([.D36]+[.F36]*[.G36])*[.I36]+[.E36]*[.F36]*[.G36]*[.C36])/([.E36]+([.D36]+[.F36]*[.G36])*[.F36]*[.G36]+[.E36]*([.D36]+[.F36]*[.G36]))" office:value-type="float" office:value="25.5760972561037" calcext:value-type="float">
            <text:p>25.5760972561037</text:p>
          </table:table-cell>
          <table:table-cell table:formula="of:=([.F36]*[.G36]*[.C36]-[.D36]*[.I36]+[.O36])/([.D36]+[.F36]*[.G36])" office:value-type="float" office:value="55.5658780181426" calcext:value-type="float">
            <text:p>55.5658780181426</text:p>
          </table:table-cell>
          <table:table-cell table:formula="of:=1/(1+EXP([.L36]*[.O36]/[.C36]-[.M36]*[.P36]/[.C36]+[.K36]/[.C36]))" office:value-type="float" office:value="0.55228264095472" calcext:value-type="float">
            <text:p>0.55228264095472</text:p>
          </table:table-cell>
          <table:table-cell table:formula="of:=[.C36]-[.P36]" office:value-type="float" office:value="44.4341219818574" calcext:value-type="float">
            <text:p>44.4341219818574</text:p>
          </table:table-cell>
          <table:table-cell table:formula="of:=[.P36]+[.I36]-[.O36]" office:value-type="float" office:value="43.9897807620389" calcext:value-type="float">
            <text:p>43.9897807620389</text:p>
          </table:table-cell>
          <table:table-cell table:formula="of:=-([.D36])/([.C36]-[.P36])+([.F36]*[.G36])/([.P36]+[.I36]-[.O36])" office:value-type="float" office:value="0" calcext:value-type="float">
            <text:p>0</text:p>
          </table:table-cell>
          <table:table-cell table:formula="of:=[.E36]/[.O36]-([.F36]*[.G36])/([.P36]+[.I36]-[.O36])" office:value-type="float" office:value="0.016593779818452" calcext:value-type="float">
            <text:p>0.016593779818452</text:p>
          </table:table-cell>
          <table:table-cell table:formula="of:=[.D36]*LN([.C36]-[.P36])+[.E36]*LN([.O36])+[.F36]*[.G36]*LN([.P36]+[.I36]-[.O36])" office:value-type="float" office:value="10.7817836797892" calcext:value-type="float">
            <text:p>10.7817836797892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style-name="ce6" table:formula="of:=RANDBETWEEN(-10;10)" office:value-type="float" office:value="4" calcext:value-type="float">
            <text:p>4</text:p>
          </table:table-cell>
          <table:table-cell table:style-name="ce6" table:formula="of:=[.H37]+[.H36]" office:value-type="float" office:value="11" calcext:value-type="float">
            <text:p>11</text:p>
          </table:table-cell>
          <table:table-cell table:style-name="ce6" table:formula="of:=RANDBETWEEN(-10;10)" office:value-type="float" office:value="8" calcext:value-type="float">
            <text:p>8</text:p>
          </table:table-cell>
          <table:table-cell table:style-name="ce6" table:formula="of:=[.J37]+[.J36]" office:value-type="float" office:value="16" calcext:value-type="float">
            <text:p>16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/>
          <table:table-cell table:formula="of:=([.E37]*([.D37]+[.F37]*[.G37])*[.I37]+[.E37]*[.F37]*[.G37]*[.C37])/([.E37]+([.D37]+[.F37]*[.G37])*[.F37]*[.G37]+[.E37]*([.D37]+[.F37]*[.G37]))" office:value-type="float" office:value="24.3724924900708" calcext:value-type="float">
            <text:p>24.3724924900708</text:p>
          </table:table-cell>
          <table:table-cell table:formula="of:=([.F37]*[.G37]*[.C37]-[.D37]*[.I37]+[.O37])/([.D37]+[.F37]*[.G37])" office:value-type="float" office:value="56.4685891909903" calcext:value-type="float">
            <text:p>56.4685891909903</text:p>
          </table:table-cell>
          <table:table-cell table:formula="of:=1/(1+EXP([.L37]*[.O37]/[.C37]-[.M37]*[.P37]/[.C37]+[.K37]/[.C37]))" office:value-type="float" office:value="0.54015358612292" calcext:value-type="float">
            <text:p>0.54015358612292</text:p>
          </table:table-cell>
          <table:table-cell table:formula="of:=[.C37]-[.P37]" office:value-type="float" office:value="43.5314108090097" calcext:value-type="float">
            <text:p>43.5314108090097</text:p>
          </table:table-cell>
          <table:table-cell table:formula="of:=[.P37]+[.I37]-[.O37]" office:value-type="float" office:value="43.0960967009196" calcext:value-type="float">
            <text:p>43.0960967009196</text:p>
          </table:table-cell>
          <table:table-cell table:formula="of:=-([.D37])/([.C37]-[.P37])+([.F37]*[.G37])/([.P37]+[.I37]-[.O37])" office:value-type="float" office:value="0" calcext:value-type="float">
            <text:p>0</text:p>
          </table:table-cell>
          <table:table-cell table:formula="of:=[.E37]/[.O37]-([.F37]*[.G37])/([.P37]+[.I37]-[.O37])" office:value-type="float" office:value="0.0180579438470649" calcext:value-type="float">
            <text:p>0.0180579438470649</text:p>
          </table:table-cell>
          <table:table-cell table:formula="of:=[.D37]*LN([.C37]-[.P37])+[.E37]*LN([.O37])+[.F37]*[.G37]*LN([.P37]+[.I37]-[.O37])" office:value-type="float" office:value="10.6927360094008" calcext:value-type="float">
            <text:p>10.6927360094008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style-name="ce6" table:formula="of:=RANDBETWEEN(-10;10)" office:value-type="float" office:value="5" calcext:value-type="float">
            <text:p>5</text:p>
          </table:table-cell>
          <table:table-cell table:style-name="ce6" table:formula="of:=[.H38]+[.H37]" office:value-type="float" office:value="9" calcext:value-type="float">
            <text:p>9</text:p>
          </table:table-cell>
          <table:table-cell table:style-name="ce6" table:formula="of:=RANDBETWEEN(-10;10)" office:value-type="float" office:value="-9" calcext:value-type="float">
            <text:p>-9</text:p>
          </table:table-cell>
          <table:table-cell table:style-name="ce6" table:formula="of:=[.J38]+[.J37]" office:value-type="float" office:value="-1" calcext:value-type="float">
            <text:p>-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/>
          <table:table-cell table:formula="of:=([.E38]*([.D38]+[.F38]*[.G38])*[.I38]+[.E38]*[.F38]*[.G38]*[.C38])/([.E38]+([.D38]+[.F38]*[.G38])*[.F38]*[.G38]+[.E38]*([.D38]+[.F38]*[.G38]))" office:value-type="float" office:value="23.5700893127155" calcext:value-type="float">
            <text:p>23.5700893127155</text:p>
          </table:table-cell>
          <table:table-cell table:formula="of:=([.F38]*[.G38]*[.C38]-[.D38]*[.I38]+[.O38])/([.D38]+[.F38]*[.G38])" office:value-type="float" office:value="57.0703966395555" calcext:value-type="float">
            <text:p>57.0703966395555</text:p>
          </table:table-cell>
          <table:table-cell table:formula="of:=1/(1+EXP([.L38]*[.O38]/[.C38]-[.M38]*[.P38]/[.C38]+[.K38]/[.C38]))" office:value-type="float" office:value="0.585405315030133" calcext:value-type="float">
            <text:p>0.585405315030133</text:p>
          </table:table-cell>
          <table:table-cell table:formula="of:=[.C38]-[.P38]" office:value-type="float" office:value="42.9296033604445" calcext:value-type="float">
            <text:p>42.9296033604445</text:p>
          </table:table-cell>
          <table:table-cell table:formula="of:=[.P38]+[.I38]-[.O38]" office:value-type="float" office:value="42.5003073268401" calcext:value-type="float">
            <text:p>42.5003073268401</text:p>
          </table:table-cell>
          <table:table-cell table:formula="of:=-([.D38])/([.C38]-[.P38])+([.F38]*[.G38])/([.P38]+[.I38]-[.O38])" office:value-type="float" office:value="0" calcext:value-type="float">
            <text:p>0</text:p>
          </table:table-cell>
          <table:table-cell table:formula="of:=[.E38]/[.O38]-([.F38]*[.G38])/([.P38]+[.I38]-[.O38])" office:value-type="float" office:value="0.0191327037775326" calcext:value-type="float">
            <text:p>0.0191327037775326</text:p>
          </table:table-cell>
          <table:table-cell table:formula="of:=[.D38]*LN([.C38]-[.P38])+[.E38]*LN([.O38])+[.F38]*[.G38]*LN([.P38]+[.I38]-[.O38])" office:value-type="float" office:value="10.6315563432251" calcext:value-type="float">
            <text:p>10.6315563432251</text:p>
          </table:table-cell>
          <table:table-cell table:number-columns-repeated="5"/>
        </table:table-row>
        <table:table-row table:style-name="ro1" table:number-rows-repeated="1048537">
          <table:table-cell table:number-columns-repeated="27"/>
        </table:table-row>
        <table:table-row table:style-name="ro1"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Liberation Serif" svg:font-family="'Liberation Serif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7T16:27:38.075326355</meta:creation-date>
    <dc:date>2024-05-13T16:41:36.551367625</dc:date>
    <meta:editing-duration>PT6H46M7S</meta:editing-duration>
    <meta:editing-cycles>6</meta:editing-cycles>
    <meta:generator>LibreOffice/7.3.7.2$Linux_X86_64 LibreOffice_project/30$Build-2</meta:generator>
    <meta:document-statistic meta:table-count="2" meta:cell-count="1444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6cm" svg:height="9.006cm" xlink:href=".." xlink:type="simple" chart:class="chart:scatter" chart:style-name="ch1">
        <chart:title svg:x="5.618cm" svg:y="0.316cm" chart:style-name="ch2">
          <text:p>Política fiscal oponente</text:p>
        </chart:title>
        <chart:plot-area chart:style-name="ch3" table:cell-range-address="'información perfecta'.M22:'información perfecta'.N38" svg:x="1.331cm" svg:y="1.275cm" svg:width="14.355cm" svg:height="6.57cm">
          <chart:coordinate-region svg:x="1.953cm" svg:y="1.474cm" svg:width="13.547cm" svg:height="5.724cm"/>
          <chart:axis chart:dimension="x" chart:name="primary-x" chart:style-name="ch4">
            <chart:title svg:x="8.358cm" svg:y="8.025cm" chart:style-name="ch5">
              <text:p>g</text:p>
            </chart:title>
          </chart:axis>
          <chart:axis chart:dimension="y" chart:name="primary-y" chart:style-name="ch6">
            <chart:title svg:x="0.451cm" svg:y="4.842cm" chart:style-name="ch7">
              <text:p>tau</text:p>
            </chart:title>
            <chart:grid chart:style-name="ch8" chart:class="major"/>
          </chart:axis>
          <chart:series chart:style-name="ch9" chart:values-cell-range-address="'información perfecta'.N22:'información perfecta'.N38" chart:class="chart:scatter">
            <chart:domain table:cell-range-address="'información perfecta'.M22:'información perfecta'.M38"/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.9592750146166">
                <text:p>19.9592750146166</text:p>
                <draw:g>
                  <svg:desc>'información perfecta'.M22:'información perfecta'.M38</svg:desc>
                </draw:g>
              </table:table-cell>
              <table:table-cell office:value-type="float" office:value="59.7785301580988">
                <text:p>59.7785301580988</text:p>
                <draw:g>
                  <svg:desc>'información perfecta'.N22:'información perfecta'.N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.7436543618072">
                <text:p>14.7436543618072</text:p>
              </table:table-cell>
              <table:table-cell office:value-type="float" office:value="63.6902785737725">
                <text:p>63.69027857377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.5400495957743">
                <text:p>13.5400495957743</text:p>
              </table:table-cell>
              <table:table-cell office:value-type="float" office:value="64.5929897466202">
                <text:p>64.59298974662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.9532670712284">
                <text:p>17.9532670712284</text:p>
              </table:table-cell>
              <table:table-cell office:value-type="float" office:value="61.2830487795118">
                <text:p>61.28304877951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.3604766032943">
                <text:p>20.3604766032943</text:p>
              </table:table-cell>
              <table:table-cell office:value-type="float" office:value="59.4776264338162">
                <text:p>59.47762643381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.7676861353602">
                <text:p>22.7676861353602</text:p>
              </table:table-cell>
              <table:table-cell office:value-type="float" office:value="57.6722040881207">
                <text:p>57.67220408812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.5700893127155">
                <text:p>23.5700893127155</text:p>
              </table:table-cell>
              <table:table-cell office:value-type="float" office:value="57.0703966395555">
                <text:p>57.07039663955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.3484607165178">
                <text:p>16.3484607165178</text:p>
              </table:table-cell>
              <table:table-cell office:value-type="float" office:value="62.4866636766421">
                <text:p>62.48666367664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.9592750146166">
                <text:p>19.9592750146166</text:p>
              </table:table-cell>
              <table:table-cell office:value-type="float" office:value="59.7785301580988">
                <text:p>59.77853015809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.3604766032943">
                <text:p>20.3604766032943</text:p>
              </table:table-cell>
              <table:table-cell office:value-type="float" office:value="59.4776264338162">
                <text:p>59.47762643381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.1448559504849">
                <text:p>15.1448559504849</text:p>
              </table:table-cell>
              <table:table-cell office:value-type="float" office:value="63.3893748494899">
                <text:p>63.38937484948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.1508638938731">
                <text:p>17.1508638938731</text:p>
              </table:table-cell>
              <table:table-cell office:value-type="float" office:value="61.8848562280769">
                <text:p>61.88485622807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.1628797806496">
                <text:p>21.1628797806496</text:p>
              </table:table-cell>
              <table:table-cell office:value-type="float" office:value="58.8758189852511">
                <text:p>58.87581898525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.1748956674261">
                <text:p>25.1748956674261</text:p>
              </table:table-cell>
              <table:table-cell office:value-type="float" office:value="55.8667817424252">
                <text:p>55.86678174242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.3604766032943">
                <text:p>20.3604766032943</text:p>
              </table:table-cell>
              <table:table-cell office:value-type="float" office:value="59.4776264338162">
                <text:p>59.47762643381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.9532670712284">
                <text:p>17.9532670712284</text:p>
              </table:table-cell>
              <table:table-cell office:value-type="float" office:value="61.2830487795118">
                <text:p>61.28304877951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.9472591278402">
                <text:p>15.9472591278402</text:p>
              </table:table-cell>
              <table:table-cell office:value-type="float" office:value="62.7875674009247">
                <text:p>62.78756740092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377cm" svg:y="0.316cm" chart:style-name="ch2">
          <text:p>Política fiscal incumbente</text:p>
        </chart:title>
        <chart:plot-area chart:style-name="ch3" table:cell-range-address="'información perfecta'.M2:'información perfecta'.N18" svg:x="1.331cm" svg:y="1.275cm" svg:width="14.349cm" svg:height="6.564cm">
          <chart:coordinate-region svg:x="1.952cm" svg:y="1.474cm" svg:width="13.541cm" svg:height="5.718cm"/>
          <chart:axis chart:dimension="x" chart:name="primary-x" chart:style-name="ch4">
            <chart:title svg:x="8.355cm" svg:y="8.019cm" chart:style-name="ch5">
              <text:p>g</text:p>
            </chart:title>
          </chart:axis>
          <chart:axis chart:dimension="y" chart:name="primary-y" chart:style-name="ch6">
            <chart:title svg:x="0.451cm" svg:y="4.839cm" chart:style-name="ch7">
              <text:p>tau</text:p>
            </chart:title>
            <chart:grid chart:style-name="ch8" chart:class="major"/>
          </chart:axis>
          <chart:series chart:style-name="ch9" chart:values-cell-range-address="'información perfecta'.N2:'información perfecta'.N18" chart:class="chart:scatter">
            <chart:domain table:cell-range-address="'información perfecta'.M2:'información perfecta'.M18"/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.9592750146166">
                <text:p>19.9592750146166</text:p>
                <draw:g>
                  <svg:desc>'información perfecta'.M2:'información perfecta'.M18</svg:desc>
                </draw:g>
              </table:table-cell>
              <table:table-cell office:value-type="float" office:value="59.7785301580988">
                <text:p>59.7785301580988</text:p>
                <draw:g>
                  <svg:desc>'información perfecta'.N2:'información perfecta'.N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.5400495957743">
                <text:p>13.5400495957743</text:p>
              </table:table-cell>
              <table:table-cell office:value-type="float" office:value="64.5929897466202">
                <text:p>64.59298974662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.3484607165178">
                <text:p>16.3484607165178</text:p>
              </table:table-cell>
              <table:table-cell office:value-type="float" office:value="62.4866636766421">
                <text:p>62.48666367664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.9472591278402">
                <text:p>15.9472591278402</text:p>
              </table:table-cell>
              <table:table-cell office:value-type="float" office:value="62.7875674009247">
                <text:p>62.78756740092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.3484607165178">
                <text:p>16.3484607165178</text:p>
              </table:table-cell>
              <table:table-cell office:value-type="float" office:value="62.4866636766421">
                <text:p>62.48666367664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.3724924900708">
                <text:p>24.3724924900708</text:p>
              </table:table-cell>
              <table:table-cell office:value-type="float" office:value="56.4685891909903">
                <text:p>56.46858919099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.5760972561037">
                <text:p>25.5760972561037</text:p>
              </table:table-cell>
              <table:table-cell office:value-type="float" office:value="55.5658780181426">
                <text:p>55.56587801814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.9532670712284">
                <text:p>17.9532670712284</text:p>
              </table:table-cell>
              <table:table-cell office:value-type="float" office:value="61.2830487795118">
                <text:p>61.28304877951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.5520654825508">
                <text:p>17.5520654825508</text:p>
              </table:table-cell>
              <table:table-cell office:value-type="float" office:value="61.5839525037944">
                <text:p>61.58395250379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.7676861353602">
                <text:p>22.7676861353602</text:p>
              </table:table-cell>
              <table:table-cell office:value-type="float" office:value="57.6722040881207">
                <text:p>57.67220408812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.7736940787484">
                <text:p>24.7736940787484</text:p>
              </table:table-cell>
              <table:table-cell office:value-type="float" office:value="56.1676854667078">
                <text:p>56.16768546670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.9592750146166">
                <text:p>19.9592750146166</text:p>
              </table:table-cell>
              <table:table-cell office:value-type="float" office:value="59.7785301580988">
                <text:p>59.77853015809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.5460575391625">
                <text:p>15.5460575391625</text:p>
              </table:table-cell>
              <table:table-cell office:value-type="float" office:value="63.0884711252073">
                <text:p>63.08847112520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.7436543618072">
                <text:p>14.7436543618072</text:p>
              </table:table-cell>
              <table:table-cell office:value-type="float" office:value="63.6902785737725">
                <text:p>63.69027857377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.9472591278402">
                <text:p>15.9472591278402</text:p>
              </table:table-cell>
              <table:table-cell office:value-type="float" office:value="62.7875674009247">
                <text:p>62.78756740092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.3544686599061">
                <text:p>18.3544686599061</text:p>
              </table:table-cell>
              <table:table-cell office:value-type="float" office:value="60.9821450552292">
                <text:p>60.98214505522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.3664845466825">
                <text:p>22.3664845466825</text:p>
              </table:table-cell>
              <table:table-cell office:value-type="float" office:value="57.9731078124033">
                <text:p>57.97310781240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6cm" svg:height="9.006cm" xlink:href=".." xlink:type="simple" chart:class="chart:scatter" chart:style-name="ch1">
        <chart:title svg:x="5.618cm" svg:y="0.316cm" chart:style-name="ch2">
          <text:p>Política fiscal oponente</text:p>
        </chart:title>
        <chart:plot-area chart:style-name="ch3" table:cell-range-address="'información imperfecta'.O22:'información imperfecta'.P38" svg:x="1.331cm" svg:y="1.275cm" svg:width="14.355cm" svg:height="6.57cm">
          <chart:coordinate-region svg:x="1.952cm" svg:y="1.474cm" svg:width="13.547cm" svg:height="5.724cm"/>
          <chart:axis chart:dimension="x" chart:name="primary-x" chart:style-name="ch4">
            <chart:title svg:x="8.358cm" svg:y="8.025cm" chart:style-name="ch5">
              <text:p>g</text:p>
            </chart:title>
          </chart:axis>
          <chart:axis chart:dimension="y" chart:name="primary-y" chart:style-name="ch6">
            <chart:title svg:x="0.451cm" svg:y="4.842cm" chart:style-name="ch7">
              <text:p>tau</text:p>
            </chart:title>
            <chart:grid chart:style-name="ch8" chart:class="major"/>
          </chart:axis>
          <chart:series chart:style-name="ch9" chart:values-cell-range-address="'información imperfecta'.P22:'información imperfecta'.P38" chart:class="chart:scatter">
            <chart:domain table:cell-range-address="'información imperfecta'.O22:'información imperfecta'.O38"/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.9592750146166">
                <text:p>19.9592750146166</text:p>
                <draw:g>
                  <svg:desc>'información imperfecta'.O22:'información imperfecta'.O38</svg:desc>
                </draw:g>
              </table:table-cell>
              <table:table-cell office:value-type="float" office:value="59.7785301580988">
                <text:p>59.7785301580988</text:p>
                <draw:g>
                  <svg:desc>'información imperfecta'.P22:'información imperfecta'.P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.1628797806496">
                <text:p>21.1628797806496</text:p>
              </table:table-cell>
              <table:table-cell office:value-type="float" office:value="58.8758189852511">
                <text:p>58.87581898525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.1388480070966">
                <text:p>13.1388480070966</text:p>
              </table:table-cell>
              <table:table-cell office:value-type="float" office:value="64.8938934709028">
                <text:p>64.89389347090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.5460575391625">
                <text:p>15.5460575391625</text:p>
              </table:table-cell>
              <table:table-cell office:value-type="float" office:value="63.0884711252073">
                <text:p>63.08847112520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.7616781919719">
                <text:p>20.7616781919719</text:p>
              </table:table-cell>
              <table:table-cell office:value-type="float" office:value="59.1767227095336">
                <text:p>59.17672270953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.5640813693272">
                <text:p>21.5640813693272</text:p>
              </table:table-cell>
              <table:table-cell office:value-type="float" office:value="58.5749152609685">
                <text:p>58.57491526096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.3664845466825">
                <text:p>22.3664845466825</text:p>
              </table:table-cell>
              <table:table-cell office:value-type="float" office:value="57.9731078124033">
                <text:p>57.97310781240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.3664845466825">
                <text:p>22.3664845466825</text:p>
              </table:table-cell>
              <table:table-cell office:value-type="float" office:value="57.9731078124033">
                <text:p>57.97310781240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.9652829580049">
                <text:p>21.9652829580049</text:p>
              </table:table-cell>
              <table:table-cell office:value-type="float" office:value="58.2740115366859">
                <text:p>58.27401153668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.1568718372613">
                <text:p>19.1568718372613</text:p>
              </table:table-cell>
              <table:table-cell office:value-type="float" office:value="60.380337606664">
                <text:p>60.3803376066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.9472591278402">
                <text:p>15.9472591278402</text:p>
              </table:table-cell>
              <table:table-cell office:value-type="float" office:value="62.7875674009247">
                <text:p>62.78756740092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.3424527731296">
                <text:p>14.3424527731296</text:p>
              </table:table-cell>
              <table:table-cell office:value-type="float" office:value="63.9911822980551">
                <text:p>63.99118229805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.3544686599061">
                <text:p>18.3544686599061</text:p>
              </table:table-cell>
              <table:table-cell office:value-type="float" office:value="60.9821450552292">
                <text:p>60.98214505522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.1748956674261">
                <text:p>25.1748956674261</text:p>
              </table:table-cell>
              <table:table-cell office:value-type="float" office:value="55.8667817424252">
                <text:p>55.86678174242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.5760972561037">
                <text:p>25.5760972561037</text:p>
              </table:table-cell>
              <table:table-cell office:value-type="float" office:value="55.5658780181426">
                <text:p>55.56587801814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.3724924900708">
                <text:p>24.3724924900708</text:p>
              </table:table-cell>
              <table:table-cell office:value-type="float" office:value="56.4685891909903">
                <text:p>56.46858919099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3.5700893127155">
                <text:p>23.5700893127155</text:p>
              </table:table-cell>
              <table:table-cell office:value-type="float" office:value="57.0703966395555">
                <text:p>57.07039663955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377cm" svg:y="0.316cm" chart:style-name="ch2">
          <text:p>Política fiscal incumbente</text:p>
        </chart:title>
        <chart:plot-area chart:style-name="ch3" table:cell-range-address="'información imperfecta'.O2:'información imperfecta'.P18" svg:x="1.331cm" svg:y="1.275cm" svg:width="14.349cm" svg:height="6.564cm">
          <chart:coordinate-region svg:x="1.952cm" svg:y="1.474cm" svg:width="13.541cm" svg:height="5.718cm"/>
          <chart:axis chart:dimension="x" chart:name="primary-x" chart:style-name="ch4">
            <chart:title svg:x="8.355cm" svg:y="8.019cm" chart:style-name="ch5">
              <text:p>g</text:p>
            </chart:title>
          </chart:axis>
          <chart:axis chart:dimension="y" chart:name="primary-y" chart:style-name="ch6">
            <chart:title svg:x="0.451cm" svg:y="4.839cm" chart:style-name="ch7">
              <text:p>tau</text:p>
            </chart:title>
            <chart:grid chart:style-name="ch8" chart:class="major"/>
          </chart:axis>
          <chart:series chart:style-name="ch9" chart:values-cell-range-address="'información imperfecta'.P2:'información imperfecta'.P18" chart:class="chart:scatter">
            <chart:domain table:cell-range-address="'información imperfecta'.O2:'información imperfecta'.O18"/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.9592750146166">
                <text:p>19.9592750146166</text:p>
                <draw:g>
                  <svg:desc>'información imperfecta'.O2:'información imperfecta'.O18</svg:desc>
                </draw:g>
              </table:table-cell>
              <table:table-cell office:value-type="float" office:value="59.7785301580988">
                <text:p>59.7785301580988</text:p>
                <draw:g>
                  <svg:desc>'información imperfecta'.P2:'información imperfecta'.P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.3544686599061">
                <text:p>18.3544686599061</text:p>
              </table:table-cell>
              <table:table-cell office:value-type="float" office:value="60.9821450552292">
                <text:p>60.98214505522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.3604766032943">
                <text:p>20.3604766032943</text:p>
              </table:table-cell>
              <table:table-cell office:value-type="float" office:value="59.4776264338162">
                <text:p>59.47762643381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.3484607165178">
                <text:p>16.3484607165178</text:p>
              </table:table-cell>
              <table:table-cell office:value-type="float" office:value="62.4866636766421">
                <text:p>62.48666367664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.1568718372613">
                <text:p>19.1568718372613</text:p>
              </table:table-cell>
              <table:table-cell office:value-type="float" office:value="60.380337606664">
                <text:p>60.3803376066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.3544686599061">
                <text:p>18.3544686599061</text:p>
              </table:table-cell>
              <table:table-cell office:value-type="float" office:value="60.9821450552292">
                <text:p>60.98214505522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.737646418419">
                <text:p>12.737646418419</text:p>
              </table:table-cell>
              <table:table-cell office:value-type="float" office:value="65.1947971951854">
                <text:p>65.19479719518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.1448559504849">
                <text:p>15.1448559504849</text:p>
              </table:table-cell>
              <table:table-cell office:value-type="float" office:value="63.3893748494899">
                <text:p>63.38937484948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.9532670712284">
                <text:p>17.9532670712284</text:p>
              </table:table-cell>
              <table:table-cell office:value-type="float" office:value="61.2830487795118">
                <text:p>61.28304877951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.7616781919719">
                <text:p>20.7616781919719</text:p>
              </table:table-cell>
              <table:table-cell office:value-type="float" office:value="59.1767227095336">
                <text:p>59.17672270953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.9532670712284">
                <text:p>17.9532670712284</text:p>
              </table:table-cell>
              <table:table-cell office:value-type="float" office:value="61.2830487795118">
                <text:p>61.28304877951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.3484607165178">
                <text:p>16.3484607165178</text:p>
              </table:table-cell>
              <table:table-cell office:value-type="float" office:value="62.4866636766421">
                <text:p>62.48666367664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.3664845466825">
                <text:p>22.3664845466825</text:p>
              </table:table-cell>
              <table:table-cell office:value-type="float" office:value="57.9731078124033">
                <text:p>57.97310781240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.9532670712284">
                <text:p>17.9532670712284</text:p>
              </table:table-cell>
              <table:table-cell office:value-type="float" office:value="61.2830487795118">
                <text:p>61.28304877951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.7496623051955">
                <text:p>16.7496623051955</text:p>
              </table:table-cell>
              <table:table-cell office:value-type="float" office:value="62.1857599523595">
                <text:p>62.18575995235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.5520654825508">
                <text:p>17.5520654825508</text:p>
              </table:table-cell>
              <table:table-cell office:value-type="float" office:value="61.5839525037944">
                <text:p>61.58395250379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.1568718372613">
                <text:p>19.1568718372613</text:p>
              </table:table-cell>
              <table:table-cell office:value-type="float" office:value="60.380337606664">
                <text:p>60.38033760666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